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447cm" fo:margin-left="-0.046cm" fo:margin-top="0cm" fo:margin-bottom="0cm" table:align="left" style:writing-mode="lr-tb"/>
    </style:style>
    <style:style style:name="Table1.A" style:family="table-column">
      <style:table-column-properties style:column-width="4.101cm"/>
    </style:style>
    <style:style style:name="Table1.B" style:family="table-column">
      <style:table-column-properties style:column-width="5.292cm"/>
    </style:style>
    <style:style style:name="Table1.C" style:family="table-column">
      <style:table-column-properties style:column-width="2.514cm"/>
    </style:style>
    <style:style style:name="Table1.D" style:family="table-column">
      <style:table-column-properties style:column-width="3.092cm"/>
    </style:style>
    <style:style style:name="Table1.E" style:family="table-column">
      <style:table-column-properties style:column-width="2.448cm"/>
    </style:style>
    <style:style style:name="Table1.1" style:family="table-row">
      <style:table-row-properties fo:keep-together="auto"/>
    </style:style>
    <style:style style:name="Table1.A1" style:family="table-cell">
      <style:table-cell-properties fo:background-color="#bfbfbf" fo:padding-left="0.146cm" fo:padding-right="0.191cm" fo:padding-top="0cm" fo:padding-bottom="0cm" fo:border="0.5pt solid #00000a">
        <style:background-image/>
      </style:table-cell-properties>
    </style:style>
    <style:style style:name="Table1.B1" style:family="table-cell">
      <style:table-cell-properties fo:background-color="#bfbfbf" fo:padding-left="0.146cm" fo:padding-right="0.191cm" fo:padding-top="0cm" fo:padding-bottom="0cm" fo:border-left="0.5pt solid #00000a" fo:border-right="none" fo:border-top="0.5pt solid #00000a" fo:border-bottom="0.5pt solid #00000a">
        <style:background-image/>
      </style:table-cell-properties>
    </style:style>
    <style:style style:name="Table1.E1" style:family="table-cell">
      <style:table-cell-properties fo:background-color="#bfbfbf" fo:padding-left="0cm" fo:padding-right="0.018cm" fo:padding-top="0cm" fo:padding-bottom="0cm" fo:border="0.5pt solid #00000a">
        <style:background-image/>
      </style:table-cell-properties>
    </style:style>
    <style:style style:name="Table1.A2" style:family="table-cell">
      <style:table-cell-properties fo:background-color="#ffffff" fo:padding-left="0.146cm" fo:padding-right="0.191cm" fo:padding-top="0cm" fo:padding-bottom="0cm" fo:border="0.5pt solid #00000a">
        <style:background-image/>
      </style:table-cell-properties>
    </style:style>
    <style:style style:name="Table1.B2" style:family="table-cell">
      <style:table-cell-properties fo:background-color="#ffffff" fo:padding-left="0.146cm" fo:padding-right="0.191cm" fo:padding-top="0cm" fo:padding-bottom="0cm" fo:border-left="0.5pt solid #00000a" fo:border-right="none" fo:border-top="0.5pt solid #00000a" fo:border-bottom="0.5pt solid #00000a">
        <style:background-image/>
      </style:table-cell-properties>
    </style:style>
    <style:style style:name="Table1.E2" style:family="table-cell">
      <style:table-cell-properties fo:background-color="#ffffff" fo:padding-left="0cm" fo:padding-right="0.018cm" fo:padding-top="0cm" fo:padding-bottom="0cm" fo:border="0.5pt solid #00000a">
        <style:background-image/>
      </style:table-cell-properties>
    </style:style>
    <style:style style:name="Table1.A3" style:family="table-cell">
      <style:table-cell-properties fo:background-color="#d9d9d9" fo:padding-left="0.146cm" fo:padding-right="0.191cm" fo:padding-top="0cm" fo:padding-bottom="0cm" fo:border="0.5pt solid #00000a">
        <style:background-image/>
      </style:table-cell-properties>
    </style:style>
    <style:style style:name="Table1.B3" style:family="table-cell">
      <style:table-cell-properties fo:background-color="#d9d9d9" fo:padding-left="0.146cm" fo:padding-right="0.191cm" fo:padding-top="0cm" fo:padding-bottom="0cm" fo:border-left="0.5pt solid #00000a" fo:border-right="none" fo:border-top="0.5pt solid #00000a" fo:border-bottom="0.5pt solid #00000a">
        <style:background-image/>
      </style:table-cell-properties>
    </style:style>
    <style:style style:name="Table1.E3" style:family="table-cell">
      <style:table-cell-properties fo:background-color="#d9d9d9" fo:padding-left="0cm" fo:padding-right="0.018cm" fo:padding-top="0cm" fo:padding-bottom="0cm" fo:border="0.5pt solid #00000a">
        <style:background-image/>
      </style:table-cell-properties>
    </style:style>
    <style:style style:name="Table1.A10" style:family="table-cell">
      <style:table-cell-properties fo:background-color="#d9d9d9" fo:padding-left="0.146cm" fo:padding-right="0.191cm" fo:padding-top="0cm" fo:padding-bottom="0cm" fo:border-left="0.5pt solid #00000a" fo:border-right="0.5pt solid #00000a" fo:border-top="none" fo:border-bottom="0.5pt solid #00000a">
        <style:background-image/>
      </style:table-cell-properties>
    </style:style>
    <style:style style:name="Table1.B10" style:family="table-cell">
      <style:table-cell-properties fo:background-color="#d9d9d9" fo:padding-left="0.146cm" fo:padding-right="0.191cm" fo:padding-top="0cm" fo:padding-bottom="0cm" fo:border-left="0.5pt solid #00000a" fo:border-right="none" fo:border-top="none" fo:border-bottom="0.5pt solid #00000a">
        <style:background-image/>
      </style:table-cell-properties>
    </style:style>
    <style:style style:name="Table1.E10" style:family="table-cell">
      <style:table-cell-properties fo:background-color="#d9d9d9" fo:padding-left="0cm" fo:padding-right="0.018cm" fo:padding-top="0cm" fo:padding-bottom="0cm" fo:border-left="0.5pt solid #00000a" fo:border-right="0.5pt solid #00000a" fo:border-top="none" fo:border-bottom="0.5pt solid #00000a">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_20__28_user_29_">
      <style:text-properties fo:language="en" fo:country="US" style:language-asian="en" style:country-asian="US" style:language-complex="ar" style:country-complex="SA"/>
    </style:style>
    <style:style style:name="P3" style:family="paragraph" style:parent-style-name="Standard_20__28_user_29_">
      <style:paragraph-properties fo:line-height="200%"/>
      <style:text-properties fo:language="en" fo:country="US" style:language-asian="en" style:country-asian="US" style:language-complex="ar" style:country-complex="SA"/>
    </style:style>
    <style:style style:name="P4" style:family="paragraph" style:parent-style-name="Standard_20__28_user_29_">
      <style:paragraph-properties fo:line-height="200%"/>
      <style:text-properties style:font-name="Times New Roman1"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5" style:family="paragraph" style:parent-style-name="Standard_20__28_user_29_">
      <style:paragraph-properties fo:line-height="200%"/>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6" style:family="paragraph" style:parent-style-name="Standard_20__28_user_29_">
      <style:paragraph-properties fo:line-height="200%"/>
      <style:text-properties style:font-name="Times New Roman1" fo:font-size="12pt" fo:language="en" fo:country="US" officeooo:paragraph-rsid="0040bc63" style:font-size-asian="12pt" style:language-asian="en" style:country-asian="US" style:font-name-complex="Times New Roman2" style:font-size-complex="12pt" style:language-complex="ar" style:country-complex="SA"/>
    </style:style>
    <style:style style:name="P7" style:family="paragraph" style:parent-style-name="Standard_20__28_user_29_">
      <style:text-properties style:font-name="Times New Roman1" fo:font-size="12pt" fo:language="en" fo:country="US" officeooo:paragraph-rsid="00403080" style:font-size-asian="12pt" style:language-asian="en" style:country-asian="US" style:font-name-complex="Times New Roman2" style:font-size-complex="12pt" style:language-complex="ar" style:country-complex="SA"/>
    </style:style>
    <style:style style:name="P8" style:family="paragraph" style:parent-style-name="Standard_20__28_user_29_">
      <style:paragraph-properties fo:line-height="200%"/>
      <style:text-properties style:font-name="Times New Roman1" fo:font-size="12pt" fo:language="en" fo:country="US" fo:font-style="italic" fo:font-weight="bold" style:font-size-asian="12pt" style:language-asian="en" style:country-asian="US" style:font-style-asian="italic" style:font-weight-asian="bold" style:font-name-complex="Times New Roman2" style:font-size-complex="12pt" style:language-complex="ar" style:country-complex="SA"/>
    </style:style>
    <style:style style:name="P9" style:family="paragraph" style:parent-style-name="Standard_20__28_user_29_">
      <style:paragraph-properties fo:line-height="200%"/>
      <style:text-properties style:font-name="Times New Roman1" fo:font-size="12pt" fo:language="en" fo:country="US" fo:font-style="italic" fo:font-weight="bold" officeooo:rsid="002c8777" officeooo:paragraph-rsid="002c8777"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P10" style:family="paragraph" style:parent-style-name="Standard_20__28_user_29_">
      <style:text-properties style:font-name="Times New Roman1" fo:font-size="12pt" fo:language="en" fo:country="US" fo:font-style="italic" fo:font-weight="bold" officeooo:rsid="002cd864" officeooo:paragraph-rsid="002cd864"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P11" style:family="paragraph" style:parent-style-name="Standard_20__28_user_29_">
      <style:paragraph-properties fo:line-height="200%"/>
      <style:text-properties officeooo:paragraph-rsid="003880e2"/>
    </style:style>
    <style:style style:name="P12" style:family="paragraph" style:parent-style-name="Standard_20__28_user_29_">
      <style:text-properties officeooo:paragraph-rsid="00332530"/>
    </style:style>
    <style:style style:name="P13" style:family="paragraph" style:parent-style-name="Standard_20__28_user_29_">
      <style:text-properties officeooo:paragraph-rsid="00403080"/>
    </style:style>
    <style:style style:name="P14" style:family="paragraph" style:parent-style-name="Standard_20__28_user_29_">
      <style:text-properties officeooo:paragraph-rsid="0040bc63"/>
    </style:style>
    <style:style style:name="P15" style:family="paragraph" style:parent-style-name="Standard">
      <style:text-properties fo:language="en" fo:country="US" style:language-asian="en" style:country-asian="US" style:language-complex="ar" style:country-complex="SA"/>
    </style:style>
    <style:style style:name="P16" style:family="paragraph" style:parent-style-name="Standard">
      <style:paragraph-properties fo:text-align="center" style:justify-single-word="false"/>
      <style:text-properties fo:language="en" fo:country="US" style:language-asian="en" style:country-asian="US" style:language-complex="ar" style:country-complex="SA"/>
    </style:style>
    <style:style style:name="P17" style:family="paragraph" style:parent-style-name="Standard">
      <style:text-properties style:font-name="Times New Roman1" fo:font-size="12pt" fo:language="en" fo:country="US" style:font-size-asian="12pt" style:language-asian="en" style:country-asian="US" style:font-size-complex="12pt" style:language-complex="ar" style:country-complex="SA"/>
    </style:style>
    <style:style style:name="P18" style:family="paragraph" style:parent-style-name="Standard">
      <style:paragraph-properties fo:text-align="center" style:justify-single-word="false"/>
      <style:text-properties style:font-name="Times New Roman1" fo:font-size="12pt" fo:language="en" fo:country="US" officeooo:rsid="00159cfd" officeooo:paragraph-rsid="00159cfd" style:font-size-asian="12pt" style:language-asian="en" style:country-asian="US" style:font-size-complex="12pt" style:language-complex="ar" style:country-complex="SA"/>
    </style:style>
    <style:style style:name="P19" style:family="paragraph" style:parent-style-name="Standard">
      <style:paragraph-properties fo:text-align="center" style:justify-single-word="false"/>
      <style:text-properties style:font-name="Times New Roman1" fo:font-size="12pt" fo:language="en" fo:country="US" style:font-size-asian="12pt" style:language-asian="en" style:country-asian="US" style:font-size-complex="12pt" style:language-complex="ar" style:country-complex="SA"/>
    </style:style>
    <style:style style:name="P20" style:family="paragraph" style:parent-style-name="Standard">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21" style:family="paragraph" style:parent-style-name="Standard">
      <style:paragraph-properties fo:text-align="center" style:justify-single-word="false"/>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22" style:family="paragraph" style:parent-style-name="Standard">
      <style:paragraph-properties fo:text-align="center" style:justify-single-word="false"/>
      <style:text-properties style:font-name="Times New Roman1" fo:font-size="12pt" fo:language="en" fo:country="US" officeooo:paragraph-rsid="00257dfc" style:font-size-asian="12pt" style:language-asian="en" style:country-asian="US" style:font-name-complex="Times New Roman2" style:font-size-complex="12pt" style:language-complex="ar" style:country-complex="SA"/>
    </style:style>
    <style:style style:name="P23" style:family="paragraph" style:parent-style-name="Standard">
      <style:paragraph-properties fo:text-align="center" style:justify-single-word="false"/>
      <style:text-properties style:font-name="Times New Roman1" fo:font-size="12pt" fo:language="en" fo:country="US" officeooo:rsid="00159cfd" style:font-size-asian="12pt" style:language-asian="en" style:country-asian="US" style:font-name-complex="Times New Roman2" style:font-size-complex="12pt" style:language-complex="ar" style:country-complex="SA"/>
    </style:style>
    <style:style style:name="P24" style:family="paragraph" style:parent-style-name="Standard">
      <style:paragraph-properties fo:text-align="center" style:justify-single-word="false"/>
      <style:text-properties style:font-name="Times New Roman1" fo:font-size="12pt" fo:language="en" fo:country="US" officeooo:rsid="0036c40d" officeooo:paragraph-rsid="0036c40d" style:font-size-asian="12pt" style:language-asian="en" style:country-asian="US" style:font-name-complex="Times New Roman2" style:font-size-complex="12pt" style:language-complex="ar" style:country-complex="SA"/>
    </style:style>
    <style:style style:name="P25" style:family="paragraph" style:parent-style-name="Standard">
      <style:paragraph-properties fo:text-align="center" style:justify-single-word="false"/>
      <style:text-properties style:font-name="Times New Roman1" fo:font-size="12pt" fo:language="en" fo:country="US" officeooo:rsid="003880e2" officeooo:paragraph-rsid="003880e2" style:font-size-asian="12pt" style:language-asian="en" style:country-asian="US" style:font-name-complex="Times New Roman2" style:font-size-complex="12pt" style:language-complex="ar" style:country-complex="SA"/>
    </style:style>
    <style:style style:name="P26" style:family="paragraph" style:parent-style-name="Standard_20__28_user_29_">
      <style:paragraph-properties fo:margin-top="0cm" fo:margin-bottom="0cm" loext:contextual-spacing="false" fo:line-height="200%"/>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27" style:family="paragraph" style:parent-style-name="Standard_20__28_user_29_">
      <style:paragraph-properties fo:margin-top="0cm" fo:margin-bottom="0cm" loext:contextual-spacing="false" fo:line-height="200%" fo:text-align="center" style:justify-single-word="false"/>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P28" style:family="paragraph" style:parent-style-name="Standard_20__28_user_29_">
      <style:paragraph-properties fo:margin-top="0cm" fo:margin-bottom="0cm" loext:contextual-spacing="false" fo:line-height="200%" fo:text-align="center" style:justify-single-word="false"/>
      <style:text-properties fo:color="#000000" style:font-name="Times New Roman1" fo:font-size="12pt" fo:language="en" fo:country="US" style:font-size-asian="12pt" style:language-asian="en" style:country-asian="US" style:font-name-complex="Times New Roman2" style:font-size-complex="12pt" style:language-complex="ar" style:country-complex="SA"/>
    </style:style>
    <style:style style:name="P29" style:family="paragraph" style:parent-style-name="Standard_20__28_user_29_">
      <style:paragraph-properties fo:margin-top="0cm" fo:margin-bottom="0cm" loext:contextual-spacing="false" fo:line-height="200%"/>
      <style:text-properties fo:language="en" fo:country="US" style:language-asian="en" style:country-asian="US" style:language-complex="ar" style:country-complex="SA"/>
    </style:style>
    <style:style style:name="P30" style:family="paragraph" style:parent-style-name="Heading_20_1">
      <style:paragraph-properties fo:break-before="page"/>
      <style:text-properties fo:language="en" fo:country="US" style:language-asian="en" style:country-asian="US" style:language-complex="ar" style:country-complex="SA"/>
    </style:style>
    <style:style style:name="P31" style:family="paragraph" style:parent-style-name="Standard_20__28_user_29_">
      <style:paragraph-properties fo:line-height="200%" fo:text-align="center" style:justify-single-word="false" fo:break-before="page"/>
      <style:text-properties style:font-name="Times New Roman1" fo:font-size="12pt" fo:language="en" fo:country="US" fo:font-weight="bold" style:font-size-asian="12pt" style:language-asian="en" style:country-asian="US" style:font-weight-asian="bold" style:font-name-complex="Times New Roman2" style:font-size-complex="12pt" style:language-complex="ar" style:country-complex="SA"/>
    </style:style>
    <style:style style:name="P32" style:family="paragraph" style:parent-style-name="Heading_20_1">
      <style:text-properties fo:language="en" fo:country="US" style:language-asian="en" style:country-asian="US" style:language-complex="ar" style:country-complex="SA"/>
    </style:style>
    <style:style style:name="P33" style:family="paragraph" style:parent-style-name="Heading_20_2">
      <style:text-properties style:font-name="Times New Roman1" fo:font-size="12pt" fo:language="en" fo:country="US" fo:font-style="italic" fo:font-weight="bold" style:font-size-asian="12pt" style:language-asian="en" style:country-asian="US" style:font-style-asian="italic" style:font-weight-asian="bold" style:font-name-complex="Times New Roman2" style:font-size-complex="12pt" style:language-complex="ar" style:country-complex="SA"/>
    </style:style>
    <style:style style:name="P34" style:family="paragraph" style:parent-style-name="Title" style:master-page-name="Standard">
      <style:paragraph-properties fo:margin-top="0.423cm" fo:margin-bottom="0.212cm" loext:contextual-spacing="false" style:page-number="auto"/>
      <style:text-properties fo:language="en" fo:country="US" style:language-asian="en" style:country-asian="US" style:language-complex="ar" style:country-complex="SA"/>
    </style:style>
    <style:style style:name="T1" style:family="text">
      <style:text-properties style:font-name="Times New Roman1" fo:font-size="12pt" style:font-size-asian="12pt" style:font-name-complex="Times New Roman2" style:font-size-complex="12pt"/>
    </style:style>
    <style:style style:name="T2" style:family="text">
      <style:text-properties style:font-name="Times New Roman1" fo:font-size="12pt" officeooo:rsid="00138076" style:font-size-asian="12pt" style:font-name-complex="Times New Roman2" style:font-size-complex="12pt"/>
    </style:style>
    <style:style style:name="T3" style:family="text">
      <style:text-properties style:font-name="Times New Roman1" fo:font-size="12pt" officeooo:rsid="0014c587" style:font-size-asian="12pt" style:font-name-complex="Times New Roman2" style:font-size-complex="12pt"/>
    </style:style>
    <style:style style:name="T4" style:family="text">
      <style:text-properties style:font-name="Times New Roman1" fo:font-size="12pt" officeooo:rsid="00159cfd" style:font-size-asian="12pt" style:font-name-complex="Times New Roman2" style:font-size-complex="12pt"/>
    </style:style>
    <style:style style:name="T5" style:family="text">
      <style:text-properties style:font-name="Times New Roman1" fo:font-size="12pt" officeooo:rsid="003880e2" style:font-size-asian="12pt" style:font-name-complex="Times New Roman2" style:font-size-complex="12pt"/>
    </style:style>
    <style:style style:name="T6" style:family="text">
      <style:text-properties style:font-name="Times New Roman1" fo:font-size="12pt" officeooo:rsid="0039b086" style:font-size-asian="12pt" style:font-name-complex="Times New Roman2" style:font-size-complex="12pt"/>
    </style:style>
    <style:style style:name="T7" style:family="text">
      <style:text-properties style:font-name="Times New Roman1" fo:font-size="12pt" fo:font-weight="bold" style:font-size-asian="12pt" style:font-weight-asian="bold" style:font-name-complex="Times New Roman2" style:font-size-complex="12pt" style:font-weight-complex="bold"/>
    </style:style>
    <style:style style:name="T8" style:family="text">
      <style:text-properties style:font-name="Times New Roman1" fo:font-size="12pt" fo:language="en" fo:country="US" style:font-size-asian="12pt" style:language-asian="en" style:country-asian="US" style:font-name-complex="Times New Roman2" style:font-size-complex="12pt" style:language-complex="ar" style:country-complex="SA"/>
    </style:style>
    <style:style style:name="T9" style:family="text">
      <style:text-properties style:font-name="Times New Roman1" fo:font-size="12pt" fo:language="en" fo:country="US" officeooo:rsid="0020aade" style:font-size-asian="12pt" style:language-asian="en" style:country-asian="US" style:font-name-complex="Times New Roman2" style:font-size-complex="12pt" style:language-complex="ar" style:country-complex="SA"/>
    </style:style>
    <style:style style:name="T10" style:family="text">
      <style:text-properties style:font-name="Times New Roman1" fo:font-size="12pt" fo:language="en" fo:country="US" officeooo:rsid="00159cfd" style:font-size-asian="12pt" style:language-asian="en" style:country-asian="US" style:font-name-complex="Times New Roman2" style:font-size-complex="12pt" style:language-complex="ar" style:country-complex="SA"/>
    </style:style>
    <style:style style:name="T11" style:family="text">
      <style:text-properties style:font-name="Times New Roman1" fo:font-size="12pt" fo:language="en" fo:country="US" officeooo:rsid="00257dfc" style:font-size-asian="12pt" style:language-asian="en" style:country-asian="US" style:font-name-complex="Times New Roman2" style:font-size-complex="12pt" style:language-complex="ar" style:country-complex="SA"/>
    </style:style>
    <style:style style:name="T12" style:family="text">
      <style:text-properties style:font-name="Times New Roman1" fo:font-size="12pt" fo:language="en" fo:country="US" officeooo:rsid="002a389c" style:font-size-asian="12pt" style:language-asian="en" style:country-asian="US" style:font-name-complex="Times New Roman2" style:font-size-complex="12pt" style:language-complex="ar" style:country-complex="SA"/>
    </style:style>
    <style:style style:name="T13" style:family="text">
      <style:text-properties style:font-name="Times New Roman1" fo:font-size="12pt" fo:language="en" fo:country="US" officeooo:rsid="002c926a" style:font-size-asian="12pt" style:language-asian="en" style:country-asian="US" style:font-name-complex="Times New Roman2" style:font-size-complex="12pt" style:language-complex="ar" style:country-complex="SA"/>
    </style:style>
    <style:style style:name="T14" style:family="text">
      <style:text-properties style:font-name="Times New Roman1" fo:font-size="12pt" fo:language="en" fo:country="US" officeooo:rsid="002cd864" style:font-size-asian="12pt" style:language-asian="en" style:country-asian="US" style:font-name-complex="Times New Roman2" style:font-size-complex="12pt" style:language-complex="ar" style:country-complex="SA"/>
    </style:style>
    <style:style style:name="T15" style:family="text">
      <style:text-properties style:font-name="Times New Roman1" fo:font-size="12pt" fo:language="en" fo:country="US" officeooo:rsid="001f7fba" style:font-size-asian="12pt" style:language-asian="en" style:country-asian="US" style:font-name-complex="Times New Roman2" style:font-size-complex="12pt" style:language-complex="ar" style:country-complex="SA"/>
    </style:style>
    <style:style style:name="T16" style:family="text">
      <style:text-properties style:font-name="Times New Roman1" fo:font-size="12pt" fo:language="en" fo:country="US" officeooo:rsid="0021cd66" style:font-size-asian="12pt" style:language-asian="en" style:country-asian="US" style:font-name-complex="Times New Roman2" style:font-size-complex="12pt" style:language-complex="ar" style:country-complex="SA"/>
    </style:style>
    <style:style style:name="T17" style:family="text">
      <style:text-properties style:font-name="Times New Roman1" fo:font-size="12pt" fo:language="en" fo:country="US" officeooo:rsid="002ebc01" style:font-size-asian="12pt" style:language-asian="en" style:country-asian="US" style:font-name-complex="Times New Roman2" style:font-size-complex="12pt" style:language-complex="ar" style:country-complex="SA"/>
    </style:style>
    <style:style style:name="T18" style:family="text">
      <style:text-properties style:font-name="Times New Roman1" fo:font-size="12pt" fo:language="en" fo:country="US" officeooo:rsid="001fcd6a" style:font-size-asian="12pt" style:language-asian="en" style:country-asian="US" style:font-name-complex="Times New Roman2" style:font-size-complex="12pt" style:language-complex="ar" style:country-complex="SA"/>
    </style:style>
    <style:style style:name="T19" style:family="text">
      <style:text-properties style:font-name="Times New Roman1" fo:font-size="12pt" fo:language="en" fo:country="US" officeooo:rsid="001933c6" style:font-size-asian="12pt" style:language-asian="en" style:country-asian="US" style:font-name-complex="Times New Roman2" style:font-size-complex="12pt" style:language-complex="ar" style:country-complex="SA"/>
    </style:style>
    <style:style style:name="T20" style:family="text">
      <style:text-properties style:font-name="Times New Roman1" fo:font-size="12pt" fo:language="en" fo:country="US" officeooo:rsid="001aca98" style:font-size-asian="12pt" style:language-asian="en" style:country-asian="US" style:font-name-complex="Times New Roman2" style:font-size-complex="12pt" style:language-complex="ar" style:country-complex="SA"/>
    </style:style>
    <style:style style:name="T21" style:family="text">
      <style:text-properties style:font-name="Times New Roman1" fo:font-size="12pt" fo:language="en" fo:country="US" officeooo:rsid="001c68be" style:font-size-asian="12pt" style:language-asian="en" style:country-asian="US" style:font-name-complex="Times New Roman2" style:font-size-complex="12pt" style:language-complex="ar" style:country-complex="SA"/>
    </style:style>
    <style:style style:name="T22" style:family="text">
      <style:text-properties style:font-name="Times New Roman1" fo:font-size="12pt" fo:language="en" fo:country="US" officeooo:rsid="00228cb1" style:font-size-asian="12pt" style:language-asian="en" style:country-asian="US" style:font-name-complex="Times New Roman2" style:font-size-complex="12pt" style:language-complex="ar" style:country-complex="SA"/>
    </style:style>
    <style:style style:name="T23" style:family="text">
      <style:text-properties style:font-name="Times New Roman1" fo:font-size="12pt" fo:language="en" fo:country="US" officeooo:rsid="002f0299" style:font-size-asian="12pt" style:language-asian="en" style:country-asian="US" style:font-name-complex="Times New Roman2" style:font-size-complex="12pt" style:language-complex="ar" style:country-complex="SA"/>
    </style:style>
    <style:style style:name="T24" style:family="text">
      <style:text-properties style:font-name="Times New Roman1" fo:font-size="12pt" fo:language="en" fo:country="US" officeooo:rsid="00310238" style:font-size-asian="12pt" style:language-asian="en" style:country-asian="US" style:font-name-complex="Times New Roman2" style:font-size-complex="12pt" style:language-complex="ar" style:country-complex="SA"/>
    </style:style>
    <style:style style:name="T25" style:family="text">
      <style:text-properties style:font-name="Times New Roman1" fo:font-size="12pt" fo:language="en" fo:country="US" officeooo:rsid="0032e701" style:font-size-asian="12pt" style:language-asian="en" style:country-asian="US" style:font-name-complex="Times New Roman2" style:font-size-complex="12pt" style:language-complex="ar" style:country-complex="SA"/>
    </style:style>
    <style:style style:name="T26" style:family="text">
      <style:text-properties style:font-name="Times New Roman1" fo:font-size="12pt" fo:language="en" fo:country="US" officeooo:rsid="00332530" style:font-size-asian="12pt" style:language-asian="en" style:country-asian="US" style:font-name-complex="Times New Roman2" style:font-size-complex="12pt" style:language-complex="ar" style:country-complex="SA"/>
    </style:style>
    <style:style style:name="T27" style:family="text">
      <style:text-properties style:font-name="Times New Roman1" fo:font-size="12pt" fo:language="en" fo:country="US" officeooo:rsid="00350f3c" style:font-size-asian="12pt" style:language-asian="en" style:country-asian="US" style:font-name-complex="Times New Roman2" style:font-size-complex="12pt" style:language-complex="ar" style:country-complex="SA"/>
    </style:style>
    <style:style style:name="T28" style:family="text">
      <style:text-properties style:font-name="Times New Roman1" fo:font-size="12pt" fo:language="en" fo:country="US" officeooo:rsid="0036c40d" style:font-size-asian="12pt" style:language-asian="en" style:country-asian="US" style:font-name-complex="Times New Roman2" style:font-size-complex="12pt" style:language-complex="ar" style:country-complex="SA"/>
    </style:style>
    <style:style style:name="T29" style:family="text">
      <style:text-properties style:font-name="Times New Roman1" fo:font-size="12pt" fo:language="en" fo:country="US" officeooo:rsid="003880e2" style:font-size-asian="12pt" style:language-asian="en" style:country-asian="US" style:font-name-complex="Times New Roman2" style:font-size-complex="12pt" style:language-complex="ar" style:country-complex="SA"/>
    </style:style>
    <style:style style:name="T30" style:family="text">
      <style:text-properties style:font-name="Times New Roman1" fo:font-size="12pt" fo:language="en" fo:country="US" officeooo:rsid="003c3a92" style:font-size-asian="12pt" style:language-asian="en" style:country-asian="US" style:font-name-complex="Times New Roman2" style:font-size-complex="12pt" style:language-complex="ar" style:country-complex="SA"/>
    </style:style>
    <style:style style:name="T31" style:family="text">
      <style:text-properties style:font-name="Times New Roman1" fo:font-size="12pt" fo:language="en" fo:country="US" officeooo:rsid="003d478d" style:font-size-asian="12pt" style:language-asian="en" style:country-asian="US" style:font-name-complex="Times New Roman2" style:font-size-complex="12pt" style:language-complex="ar" style:country-complex="SA"/>
    </style:style>
    <style:style style:name="T32" style:family="text">
      <style:text-properties style:font-name="Times New Roman1" fo:font-size="12pt" fo:language="en" fo:country="US" officeooo:rsid="0040bc63" style:font-size-asian="12pt" style:language-asian="en" style:country-asian="US" style:font-name-complex="Times New Roman2" style:font-size-complex="12pt" style:language-complex="ar" style:country-complex="SA"/>
    </style:style>
    <style:style style:name="T33" style:family="text">
      <style:text-properties fo:font-style="italic" style:font-style-asian="italic"/>
    </style:style>
    <style:style style:name="T34" style:family="text">
      <style:text-properties fo:font-weight="bold" style:font-weight-asian="bold"/>
    </style:style>
    <style:style style:name="T35" style:family="text">
      <style:text-properties style:text-position="super 58%" style:font-name="Times New Roman1" fo:font-size="12pt" style:font-size-asian="12pt" style:font-name-complex="Times New Roman2" style:font-size-complex="12pt"/>
    </style:style>
    <style:style style:name="T36" style:family="text">
      <style:text-properties style:text-position="super 58%" style:font-name="Times New Roman1" fo:font-size="12pt" fo:language="en" fo:country="US" style:font-size-asian="12pt" style:language-asian="en" style:country-asian="US" style:font-name-complex="Times New Roman2" style:font-size-complex="12pt" style:language-complex="ar" style:country-complex="SA"/>
    </style:style>
    <style:style style:name="T37" style:family="text">
      <style:text-properties style:text-position="super 58%" fo:language="en" fo:country="US" style:language-asian="en" style:country-asian="US" style:language-complex="ar" style:country-complex="SA"/>
    </style:style>
    <style:style style:name="T38" style:family="text">
      <style:text-properties fo:font-variant="normal" fo:text-transform="none" style:text-position="super 58%" style:font-name="Times New Roman1" fo:font-size="12pt" fo:font-style="normal" style:text-underline-style="none" fo:font-weight="normal" style:font-size-asian="12pt" style:font-name-complex="Times New Roman2" style:font-size-complex="12pt"/>
    </style:style>
    <style:style style:name="T39" style:family="text">
      <style:text-properties fo:font-variant="normal" fo:text-transform="none" style:text-position="super 58%" style:font-name="Times New Roman1" fo:font-size="12pt" fo:language="en" fo:country="US" fo:font-style="normal" style:text-underline-style="none" fo:font-weight="normal" style:font-size-asian="12pt" style:language-asian="en" style:country-asian="US" style:font-name-complex="Times New Roman2" style:font-size-complex="12pt" style:language-complex="ar" style:country-complex="SA"/>
    </style:style>
    <style:style style:name="T40" style:family="text">
      <style:text-properties fo:font-variant="normal" fo:text-transform="none" style:text-position="super 58%" style:font-name="Times New Roman1" fo:font-size="12pt" fo:language="en" fo:country="US" fo:font-style="normal" style:text-underline-style="none" fo:font-weight="normal" officeooo:rsid="00257dfc" style:font-size-asian="12pt" style:language-asian="en" style:country-asian="US" style:font-name-complex="Times New Roman2" style:font-size-complex="12pt" style:language-complex="ar" style:country-complex="SA"/>
    </style:style>
    <style:style style:name="T41" style:family="text">
      <style:text-properties fo:font-variant="normal" fo:text-transform="none" style:text-position="super 58%" style:font-name="Times New Roman1" fo:font-size="12pt" fo:language="en" fo:country="US" fo:font-style="normal" style:text-underline-style="none" fo:font-weight="normal" officeooo:rsid="002a389c" style:font-size-asian="12pt" style:language-asian="en" style:country-asian="US" style:font-name-complex="Times New Roman2" style:font-size-complex="12pt" style:language-complex="ar" style:country-complex="SA"/>
    </style:style>
    <style:style style:name="T42" style:family="text">
      <style:text-properties fo:font-variant="normal" fo:text-transform="none" style:text-position="super 58%" style:font-name="Times New Roman1" fo:font-size="12pt" fo:language="en" fo:country="US" fo:font-style="normal" style:text-underline-style="none" fo:font-weight="normal" officeooo:rsid="002c926a" style:font-size-asian="12pt" style:language-asian="en" style:country-asian="US" style:font-name-complex="Times New Roman2" style:font-size-complex="12pt" style:language-complex="ar" style:country-complex="SA"/>
    </style:style>
    <style:style style:name="T43" style:family="text">
      <style:text-properties fo:font-variant="normal" fo:text-transform="none" style:text-position="super 58%" style:font-name="Times New Roman1" fo:font-size="12pt" fo:language="en" fo:country="US" fo:font-style="normal" style:text-underline-style="none" fo:font-weight="normal" officeooo:rsid="001933c6" style:font-size-asian="12pt" style:language-asian="en" style:country-asian="US" style:font-name-complex="Times New Roman2" style:font-size-complex="12pt" style:language-complex="ar" style:country-complex="SA"/>
    </style:style>
    <style:style style:name="T44" style:family="text">
      <style:text-properties fo:font-variant="normal" fo:text-transform="none" style:text-position="super 58%" style:font-name="Times New Roman1" fo:font-size="12pt" fo:language="en" fo:country="US" fo:font-style="normal" style:text-underline-style="none" fo:font-weight="normal" officeooo:rsid="001aca98" style:font-size-asian="12pt" style:language-asian="en" style:country-asian="US" style:font-name-complex="Times New Roman2" style:font-size-complex="12pt" style:language-complex="ar" style:country-complex="SA"/>
    </style:style>
    <style:style style:name="T45" style:family="text">
      <style:text-properties fo:font-variant="normal" fo:text-transform="none" style:text-position="super 58%" style:font-name="Times New Roman1" fo:font-size="12pt" fo:language="en" fo:country="US" fo:font-style="normal" style:text-underline-style="none" fo:font-weight="normal" officeooo:rsid="002f0299" style:font-size-asian="12pt" style:language-asian="en" style:country-asian="US" style:font-name-complex="Times New Roman2" style:font-size-complex="12pt" style:language-complex="ar" style:country-complex="SA"/>
    </style:style>
    <style:style style:name="T46" style:family="text">
      <style:text-properties fo:font-variant="normal" fo:text-transform="none" style:text-position="super 58%" style:font-name="Times New Roman1" fo:font-size="12pt" fo:language="en" fo:country="US" fo:font-style="normal" style:text-underline-style="none" fo:font-weight="normal" officeooo:rsid="00310238" style:font-size-asian="12pt" style:language-asian="en" style:country-asian="US" style:font-name-complex="Times New Roman2" style:font-size-complex="12pt" style:language-complex="ar" style:country-complex="SA"/>
    </style:style>
    <style:style style:name="T47" style:family="text">
      <style:text-properties fo:font-variant="normal" fo:text-transform="none" style:text-position="super 58%" fo:font-style="normal" style:text-underline-style="none" fo:font-weight="normal" officeooo:rsid="002b5050"/>
    </style:style>
    <style:style style:name="T48" style:family="text">
      <style:text-properties fo:font-variant="normal" fo:text-transform="none" style:text-position="super 58%" fo:language="en" fo:country="US" fo:font-style="normal" style:text-underline-style="none" fo:font-weight="normal" style:language-asian="en" style:country-asian="US" style:language-complex="ar" style:country-complex="SA"/>
    </style:style>
    <style:style style:name="T49" style:family="text">
      <style:text-properties fo:language="en" fo:country="US" style:language-asian="en" style:country-asian="US" style:language-complex="ar" style:country-complex="SA"/>
    </style:style>
    <style:style style:name="T50" style:family="text">
      <style:text-properties fo:language="en" fo:country="US" officeooo:rsid="001aca98" style:language-asian="en" style:country-asian="US" style:language-complex="ar" style:country-complex="SA"/>
    </style:style>
    <style:style style:name="T51" style:family="text">
      <style:text-properties officeooo:rsid="00257dfc"/>
    </style:style>
    <style:style style:name="T52" style:family="text">
      <style:text-properties officeooo:rsid="0028b80b"/>
    </style:style>
    <style:style style:name="T53" style:family="text">
      <style:text-properties officeooo:rsid="002a389c"/>
    </style:style>
    <style:style style:name="T54" style:family="text">
      <style:text-properties officeooo:rsid="002b5050"/>
    </style:style>
    <style:style style:name="T55" style:family="text">
      <style:text-properties officeooo:rsid="002c8777"/>
    </style:style>
    <style:style style:name="T56" style:family="text">
      <style:text-properties officeooo:rsid="002c926a"/>
    </style:style>
    <style:style style:name="T57" style:family="text">
      <style:text-properties officeooo:rsid="002cd864"/>
    </style:style>
    <style:style style:name="T58" style:family="text">
      <style:text-properties officeooo:rsid="0036c40d"/>
    </style:style>
    <style:style style:name="T59" style:family="text">
      <style:text-properties officeooo:rsid="003880e2"/>
    </style:style>
    <style:style style:name="T60" style:family="text">
      <style:text-properties officeooo:rsid="0039b086"/>
    </style:style>
    <style:style style:name="T61" style:family="text">
      <style:text-properties officeooo:rsid="003b9242"/>
    </style:style>
    <style:style style:name="T62" style:family="text">
      <style:text-properties officeooo:rsid="00403080"/>
    </style:style>
    <style:style style:name="T63" style:family="text">
      <style:text-properties officeooo:rsid="0040bc6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GoBack"/>Validation of an effective, low cost, Free/open access 3D-printed stethoscope</text:p>
      <text:p text:style-name="P27"/>
      <text:p text:style-name="P28"/>
      <text:p text:style-name="P29"><text:span text:style-name="T1">Alexander Pavlosky</text:span><text:span text:style-name="T35">1</text:span><text:span text:style-name="T1">, Jennifer Glauche</text:span><text:span text:style-name="T35">6</text:span><text:span text:style-name="T1">, Spencer Chambers</text:span><text:span text:style-name="T35">1</text:span><text:span text:style-name="T1">, Mahmoud Al-Alawi</text:span><text:span text:style-name="T35">5</text:span><text:span text:style-name="T1">, Kliment Yanev</text:span><text:span text:style-name="T35">6</text:span><text:span text:style-name="T1">, Tarek Loubani</text:span><text:span text:style-name="T35">1,2,3,4,5*</text:span></text:p>
      <text:p text:style-name="P26"/>
      <text:p text:style-name="P29"><text:span text:style-name="T35">1 </text:span><text:span text:style-name="T1">Faculty of Medicine, University of Western Ontario, London, Ontario, Canada.</text:span></text:p>
      <text:p text:style-name="P29"><text:span text:style-name="T35">2 </text:span><text:span text:style-name="T1">Division of Emergency Medicine, Department of Medicine, University of Western Ontario, London, Ontario, Canada.</text:span></text:p>
      <text:p text:style-name="P29"><text:span text:style-name="T35">3</text:span><text:span text:style-name="T1"> Division of Emergency Medicine, London Health Sciences Centre, London, Ontario, Canada</text:span></text:p>
      <text:p text:style-name="P29"><text:span text:style-name="T35">4</text:span><text:span text:style-name="T1"> Division of Emergency Medicine, Al-Shifa Hospital, Gaza</text:span></text:p>
      <text:p text:style-name="P29"><text:bookmark-start text:name="__DdeLink__913_277434326"/><text:span text:style-name="T35">5</text:span><text:bookmark-end text:name="__DdeLink__913_277434326"/><text:span text:style-name="T1"> Glia, Inc., London, Canada</text:span></text:p>
      <text:p text:style-name="P29"><text:span text:style-name="T35">6</text:span><text:span text:style-name="T1"> No institutional affiliation</text:span></text:p>
      <text:p text:style-name="P26"/>
      <text:p text:style-name="P26">* Corresponding author </text:p>
      <text:p text:style-name="P26">E-mail: tarek@tarek.org</text:p>
      <text:h text:style-name="P30" text:outline-level="1">Abstract</text:h>
      <text:p text:style-name="P5">The modern acoustic stethoscope is a useful clinical tool used to detect subtle, pathological changes in cardiac, pulmonary and vascular sounds. Currently, brand-name stethoscopes are expensive despite limited innovations in design or fabrication in recent decades. Consequently, the high cost of high quality, brand name models serves as a barrier to clinicians practicing in various settings, especially in low- and middle-income countries. In this publication, we describe the design and validation of a low-cost open-access (Free/Libre) 3D-printed stethoscope which is comparable to the Littmann Cardiology III for use in low-access clinics.</text:p>
      <text:h text:style-name="P30" text:outline-level="1">Introduction</text:h>
      <text:p text:style-name="P2"><text:span text:style-name="T1">Since its introduction in 1819 by René Laennec</text:span><text:bookmark-start text:name="__Fieldmark__56_277434326"/><text:reference-mark-start text:name="ZOTERO_ITEM CSL_CITATION {&quot;citationID&quot;:&quot;1g7i9vp2jn&quot;,&quot;properties&quot;:{&quot;formattedCitation&quot;:&quot;{\\rtf \\super 1\\nosupersub{}}&quot;,&quot;plainCitation&quot;:&quot;1&quot;},&quot;citationItems&quot;:[{&quot;id&quot;:1148,&quot;uris&quot;:[&quot;http://zotero.org/groups/233690/items/9Z8PZCZV&quot;],&quot;uri&quot;:[&quot;http://zotero.org/groups/233690/items/9Z8PZCZV&quot;],&quot;itemData&quot;:{&quot;id&quot;:1148,&quot;type&quot;:&quot;article-journal&quot;,&quot;title&quot;:&quot;De l’auscultation médiate ou traité du diagnos-tic de maladies des poumons et du coeur, fondé principalement surce nouveau moyen d’exploration&quot;,&quot;container-title&quot;:&quot;Brosson et Chaude, Paris&quot;,&quot;author&quot;:[{&quot;family&quot;:&quot;Laennec&quot;,&quot;given&quot;:&quot;R.T.H.&quot;}],&quot;issued&quot;:{&quot;date-parts&quot;:[[&quot;1819&quot;]]}}}],&quot;schema&quot;:&quot;https://github.com/citation-style-language/schema/raw/master/csl-citation.json&quot;} RNDn8uNJMxXzb"/><text:span text:style-name="T38">1</text:span><text:bookmark-end text:name="__Fieldmark__56_277434326"/><text:reference-mark-end text:name="ZOTERO_ITEM CSL_CITATION {&quot;citationID&quot;:&quot;1g7i9vp2jn&quot;,&quot;properties&quot;:{&quot;formattedCitation&quot;:&quot;{\\rtf \\super 1\\nosupersub{}}&quot;,&quot;plainCitation&quot;:&quot;1&quot;},&quot;citationItems&quot;:[{&quot;id&quot;:1148,&quot;uris&quot;:[&quot;http://zotero.org/groups/233690/items/9Z8PZCZV&quot;],&quot;uri&quot;:[&quot;http://zotero.org/groups/233690/items/9Z8PZCZV&quot;],&quot;itemData&quot;:{&quot;id&quot;:1148,&quot;type&quot;:&quot;article-journal&quot;,&quot;title&quot;:&quot;De l’auscultation médiate ou traité du diagnos-tic de maladies des poumons et du coeur, fondé principalement surce nouveau moyen d’exploration&quot;,&quot;container-title&quot;:&quot;Brosson et Chaude, Paris&quot;,&quot;author&quot;:[{&quot;family&quot;:&quot;Laennec&quot;,&quot;given&quot;:&quot;R.T.H.&quot;}],&quot;issued&quot;:{&quot;date-parts&quot;:[[&quot;1819&quot;]]}}}],&quot;schema&quot;:&quot;https://github.com/citation-style-language/schema/raw/master/csl-citation.json&quot;} RNDn8uNJMxXzb"/><text:span text:style-name="T1">, the acoustic stethoscope has been an integral part of clinical medicine. Despite the lack of major structural design innovations over recent decades, modern stethoscopes can be an expensive part of the physician’s armamentarium, often costing several hundred US dollars. The high cost of modern stethoscopes remains a significant barrier to physicians and allied health professionals practicing in the developed word and in low- and middle-income countries, where few affordable high-quality options exist. Traditionally, the selection of a stethoscope often does not involve the acoustic properties of the model</text:span><text:bookmark-start text:name="__Fieldmark__82_277434326"/><text:reference-mark-start text:name="ZOTERO_ITEM CSL_CITATION {&quot;citationID&quot;:&quot;ols5ria8g&quot;,&quot;properties&quot;:{&quot;formattedCitation&quot;:&quot;{\\rtf \\super 2\\nosupersub{}}&quot;,&quot;plainCitation&quot;:&quot;2&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Topt6pZvAv"/><text:span text:style-name="T38">2</text:span><text:bookmark-end text:name="__Fieldmark__82_277434326"/><text:reference-mark-end text:name="ZOTERO_ITEM CSL_CITATION {&quot;citationID&quot;:&quot;ols5ria8g&quot;,&quot;properties&quot;:{&quot;formattedCitation&quot;:&quot;{\\rtf \\super 2\\nosupersub{}}&quot;,&quot;plainCitation&quot;:&quot;2&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Topt6pZvAv"/><text:span text:style-name="T1"> with most users selecting an expensive brand-name stethoscope such as the Littmann Cardiology III or other premium brands. However, previous studies that compared stethoscope brands have concluded that cost does not correlate with better diaphragm sound quality at relevant frequencies, compared with lower-cost alternatives</text:span><text:bookmark-start text:name="__Fieldmark__104_277434326"/><text:reference-mark-start text:name="ZOTERO_ITEM CSL_CITATION {&quot;citationID&quot;:&quot;1g6o7dnuei&quot;,&quot;properties&quot;:{&quot;formattedCitation&quot;:&quot;{\\rtf \\super 3,4\\nosupersub{}}&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6lP9SbdjYv"/><text:span text:style-name="T38">3,4</text:span><text:bookmark-end text:name="__Fieldmark__104_277434326"/><text:reference-mark-end text:name="ZOTERO_ITEM CSL_CITATION {&quot;citationID&quot;:&quot;1g6o7dnuei&quot;,&quot;properties&quot;:{&quot;formattedCitation&quot;:&quot;{\\rtf \\super 3,4\\nosupersub{}}&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6lP9SbdjYv"/><text:span text:style-name="T1">. While other 3D printed stethoscope models that would be low-cost to produce can be found online</text:span><text:reference-mark-start text:name="ZOTERO_ITEM CSL_CITATION {&quot;citationID&quot;:&quot;a168omo6lc8&quot;,&quot;properties&quot;:{&quot;unsorted&quot;:true,&quot;formattedCitation&quot;:&quot;{\\rtf \\super 5\\uc0\\u8211{}15\\nosupersub{}}&quot;,&quot;plainCitation&quot;:&quot;5–15&quot;},&quot;citationItems&quot;:[{&quot;id&quot;:1772,&quot;uris&quot;:[&quot;http://zotero.org/groups/233690/items/D5HG3XEE&quot;],&quot;uri&quot;:[&quot;http://zotero.org/groups/233690/items/D5HG3XEE&quot;],&quot;itemData&quot;:{&quot;id&quot;:1772,&quot;type&quot;:&quot;article-journal&quot;,&quot;title&quot;:&quot;A low-cost 3-D printed stethoscope connected to a smartphone&quot;,&quot;container-title&quot;:&quot;Conference proceedings: ... Annual International Conference of the IEEE Engineering in Medicine and Biology Society. IEEE Engineering in Medicine and Biology Society. Annual Conference&quot;,&quot;page&quot;:&quot;4365-4368&quot;,&quot;volume&quot;:&quot;2016&quot;,&quot;source&quot;:&quot;PubMed&quot;,&quot;abstract&quot;:&quot;We demonstrate the fabrication of a digital stethoscope using a 3D printer and commercial off-the-shelf electronics. A chestpiece consists of an electret microphone embedded into the drum of a 3D printed chestpiece. An electronic dongle amplifies the signal from the microphone and reduces any external noise. It also adjusts the signal to the voltages accepted by the smartphones headset jack. A graphical user interface programmed in Android displays the signals processed by the dongle. The application also saves the processed signal and sends it to a physician.&quot;,&quot;DOI&quot;:&quot;10.1109/EMBC.2016.7591694&quot;,&quot;ISSN&quot;:&quot;1557-170X&quot;,&quot;note&quot;:&quot;PMID: 28269245&quot;,&quot;journalAbbreviation&quot;:&quot;Conf Proc IEEE Eng Med Biol Soc&quot;,&quot;language&quot;:&quot;eng&quot;,&quot;author&quot;:[{&quot;family&quot;:&quot;Aguilera-Astudillo&quot;,&quot;given&quot;:&quot;Carlos&quot;},{&quot;family&quot;:&quot;Chavez-Campos&quot;,&quot;given&quot;:&quot;Marx&quot;},{&quot;family&quot;:&quot;Gonzalez-Suarez&quot;,&quot;given&quot;:&quot;Alan&quot;},{&quot;family&quot;:&quot;Garcia-Cordero&quot;,&quot;given&quot;:&quot;Jose L.&quot;}],&quot;issued&quot;:{&quot;date-parts&quot;:[[&quot;2016&quot;]]}},&quot;label&quot;:&quot;page&quot;},{&quot;id&quot;:1756,&quot;uris&quot;:[&quot;http://zotero.org/groups/233690/items/N77FT4P7&quot;],&quot;uri&quot;:[&quot;http://zotero.org/groups/233690/items/N77FT4P7&quot;],&quot;itemData&quot;:{&quot;id&quot;:1756,&quot;type&quot;:&quot;webpage&quot;,&quot;title&quot;:&quot;Stethoscope (with diaphram) by TheLOLNinja&quot;,&quot;abstract&quot;:&quot;Upgrade to stethoscope design as part of a class project (Advanced 3d printing - MY5777 Michigan Technological University)\nOriginal idea was from a previous student (Brett Barker).\nImproved upon the design by changing the ear piece to a diaphragm ear piece with a dual head and the capability to attach a membrane (in this case a stretched balloon) to increase the capability of the device to pick up noise.&quot;,&quot;URL&quot;:&quot;https://www.thingiverse.com/thing:1182797&quot;,&quot;language&quot;:&quot;en&quot;,&quot;author&quot;:[{&quot;family&quot;:&quot;Thingiverse.com&quot;,&quot;given&quot;:&quot;&quot;}],&quot;accessed&quot;:{&quot;date-parts&quot;:[[&quot;2018&quot;,1,29]]}},&quot;label&quot;:&quot;page&quot;},{&quot;id&quot;:1752,&quot;uris&quot;:[&quot;http://zotero.org/groups/233690/items/BCCXWHZP&quot;],&quot;uri&quot;:[&quot;http://zotero.org/groups/233690/items/BCCXWHZP&quot;],&quot;itemData&quot;:{&quot;id&quot;:1752,&quot;type&quot;:&quot;webpage&quot;,&quot;title&quot;:&quot;Stethoscope by BWBarker&quot;,&quot;abstract&quot;:&quot;Stethoscope parts, requires only surgical tubing to complete.&quot;,&quot;URL&quot;:&quot;https://www.thingiverse.com/thing:577507&quot;,&quot;language&quot;:&quot;en&quot;,&quot;author&quot;:[{&quot;family&quot;:&quot;Thingiverse.com&quot;,&quot;given&quot;:&quot;&quot;}],&quot;accessed&quot;:{&quot;date-parts&quot;:[[&quot;2018&quot;,1,29]]}},&quot;label&quot;:&quot;page&quot;},{&quot;id&quot;:1766,&quot;uris&quot;:[&quot;http://zotero.org/groups/233690/items/YAPAMMS6&quot;],&quot;uri&quot;:[&quot;http://zotero.org/groups/233690/items/YAPAMMS6&quot;],&quot;itemData&quot;:{&quot;id&quot;:1766,&quot;type&quot;:&quot;webpage&quot;,&quot;title&quot;:&quot;Pinard Horn (Foetoscope) by fil&quot;,&quot;abstract&quot;:&quot;This is a stethoscope that is intended for listening to a foetal heartbeat in the womb.  It is loosely base on a wooden model owned by my wife's aunt, as you can see in more detail here: http://things.hands.com//thing/foetoscope&quot;,&quot;URL&quot;:&quot;https://www.thingiverse.com/thing:15571&quot;,&quot;language&quot;:&quot;en&quot;,&quot;author&quot;:[{&quot;family&quot;:&quot;Thingiverse.com&quot;,&quot;given&quot;:&quot;&quot;}],&quot;accessed&quot;:{&quot;date-parts&quot;:[[&quot;2018&quot;,1,29]]}},&quot;label&quot;:&quot;page&quot;},{&quot;id&quot;:1758,&quot;uris&quot;:[&quot;http://zotero.org/groups/233690/items/VYDTCACY&quot;],&quot;uri&quot;:[&quot;http://zotero.org/groups/233690/items/VYDTCACY&quot;],&quot;itemData&quot;:{&quot;id&quot;:1758,&quot;type&quot;:&quot;webpage&quot;,&quot;title&quot;:&quot;Digital Stethoscope by riki74&quot;,&quot;abstract&quot;:&quot;This is modified from www.thingiverse.com/thing:266747. I put an earphone inside to record sounds. It works for pulmonary sounds but not for cardiac auscultation. Likely because cardiac tones have low frequency (50-70 Hz) and the standard mic of an earphone is not enough sensitive. So if any 'sound technician' can help please suggest electronic and special mic to make this digital stethoscope work for heart examination too. Thanks !!&quot;,&quot;URL&quot;:&quot;https://www.thingiverse.com/thing:266767&quot;,&quot;language&quot;:&quot;en&quot;,&quot;author&quot;:[{&quot;family&quot;:&quot;Thingiverse.com&quot;,&quot;given&quot;:&quot;&quot;}],&quot;accessed&quot;:{&quot;date-parts&quot;:[[&quot;2018&quot;,1,29]]}},&quot;label&quot;:&quot;page&quot;},{&quot;id&quot;:1768,&quot;uris&quot;:[&quot;http://zotero.org/groups/233690/items/KYHAUK6I&quot;],&quot;uri&quot;:[&quot;http://zotero.org/groups/233690/items/KYHAUK6I&quot;],&quot;itemData&quot;:{&quot;id&quot;:1768,&quot;type&quot;:&quot;webpage&quot;,&quot;title&quot;:&quot;Pinard Horn by DrewTM&quot;,&quot;abstract&quot;:&quot;There is another Pinard horn on Thingiverse, but it's small and not designed to print well, so I made my own. This one is more realistically sized and designed to be printed in thin-wall vase mode with a wall thickness of 0.8mm and 0.6mm bottom thickness.  \nThis makes a good souvenir gift for your aunt who is a midwife, FYI.&quot;,&quot;URL&quot;:&quot;https://www.thingiverse.com/thing:1014544&quot;,&quot;language&quot;:&quot;en&quot;,&quot;author&quot;:[{&quot;family&quot;:&quot;Thingiverse.com&quot;,&quot;given&quot;:&quot;&quot;}],&quot;accessed&quot;:{&quot;date-parts&quot;:[[&quot;2018&quot;,1,29]]}},&quot;label&quot;:&quot;page&quot;},{&quot;id&quot;:1763,&quot;uris&quot;:[&quot;http://zotero.org/groups/233690/items/32BNUX4S&quot;],&quot;uri&quot;:[&quot;http://zotero.org/groups/233690/items/32BNUX4S&quot;],&quot;itemData&quot;:{&quot;id&quot;:1763,&quot;type&quot;:&quot;webpage&quot;,&quot;title&quot;:&quot;Pinard stethoscope/horn by Imprenta3D&quot;,&quot;abstract&quot;:&quot;Wikipedia: A Pinard horn is a tool used to listen the heart rate of a fetus during pregnancy.\nThis is my second attempt (the first one was bigger and didn't work) and this is fully functional although some times it's hard to find the beats or even impossible depending on the position of the fetus.\n̶N̶e̶x̶t̶ ̶s̶t̶e̶p̶ ̶w̶o̶u̶l̶d̶ ̶b̶e̶ ̶t̶o̶ ̶a̶d̶d̶ ̶a̶ ̶m̶i̶c̶r̶o̶p̶h̶o̶n̶e̶ ̶a̶n̶d̶ ̶w̶i̶l̶l̶ ̶s̶e̶e̶ ̶i̶f̶ ̶i̶t̶ ̶c̶a̶n̶ ̶r̶e̶c̶o̶r̶d̶ ̶s̶o̶m̶e̶t̶h̶i̶n̶g̶ ̶:̶-̶)̶\nPrinted in ABS, 0.30 100% infill&quot;,&quot;URL&quot;:&quot;https://www.thingiverse.com/thing:1609959&quot;,&quot;language&quot;:&quot;en&quot;,&quot;author&quot;:[{&quot;family&quot;:&quot;Thingiverse.com&quot;,&quot;given&quot;:&quot;&quot;}],&quot;accessed&quot;:{&quot;date-parts&quot;:[[&quot;2018&quot;,1,29]]}},&quot;label&quot;:&quot;page&quot;},{&quot;id&quot;:1754,&quot;uris&quot;:[&quot;http://zotero.org/groups/233690/items/Y8P3RXWJ&quot;],&quot;uri&quot;:[&quot;http://zotero.org/groups/233690/items/Y8P3RXWJ&quot;],&quot;itemData&quot;:{&quot;id&quot;:1754,&quot;type&quot;:&quot;webpage&quot;,&quot;title&quot;:&quot;Stethoscope by death_metal&quot;,&quot;abstract&quot;:&quot;A working (toy) stethoscope.  \nThis model does work and I was able to faintly hear my own heartbeat with it but can't really see this taking off to supply the hospitals of the world...&quot;,&quot;URL&quot;:&quot;https://www.thingiverse.com/thing:233936&quot;,&quot;language&quot;:&quot;en&quot;,&quot;author&quot;:[{&quot;family&quot;:&quot;Thingiverse.com&quot;,&quot;given&quot;:&quot;&quot;}],&quot;accessed&quot;:{&quot;date-parts&quot;:[[&quot;2018&quot;,1,29]]}},&quot;label&quot;:&quot;page&quot;},{&quot;id&quot;:1760,&quot;uris&quot;:[&quot;http://zotero.org/groups/233690/items/WDL3WQMC&quot;],&quot;uri&quot;:[&quot;http://zotero.org/groups/233690/items/WDL3WQMC&quot;],&quot;itemData&quot;:{&quot;id&quot;:1760,&quot;type&quot;:&quot;webpage&quot;,&quot;title&quot;:&quot;Stethoscope by riki74&quot;,&quot;abstract&quot;:&quot;This is an almost professional derivative stethoscope bell. With the appropriate \&quot;Litmann\&quot; membrane, that you can buy online, the quality of the sounds during auscultation is not disappointing at all. For doctors that lost their Litmann&quot;,&quot;URL&quot;:&quot;https://www.thingiverse.com/thing:266747&quot;,&quot;language&quot;:&quot;en&quot;,&quot;author&quot;:[{&quot;family&quot;:&quot;Thingiverse.com&quot;,&quot;given&quot;:&quot;&quot;}],&quot;accessed&quot;:{&quot;date-parts&quot;:[[&quot;2018&quot;,1,29]]}},&quot;label&quot;:&quot;page&quot;},{&quot;id&quot;:1765,&quot;uris&quot;:[&quot;http://zotero.org/groups/233690/items/6KYDTKVC&quot;],&quot;uri&quot;:[&quot;http://zotero.org/groups/233690/items/6KYDTKVC&quot;],&quot;itemData&quot;:{&quot;id&quot;:1765,&quot;type&quot;:&quot;webpage&quot;,&quot;title&quot;:&quot;Stethoscope directional cone for engine noise finding by Sneezy3D&quot;,&quot;abstract&quot;:&quot;Vey simple 30mm cone for plugging into a cheapy stethoscope set bought online (like $5).\nThe stethoscope comes with a doctors type diaphragm pickup, but to find noisy bearings on my cars accessories (A/C, alternator, P/Steering etc) I found that it's less than good. So I replaced it with a simple cone which works better for this purpose.\nEven individual injectors can be heard ticking away individually with it...\nI didn't put any science into the design, but it works OK.&quot;,&quot;URL&quot;:&quot;https://www.thingiverse.com/thing:1213095&quot;,&quot;language&quot;:&quot;en&quot;,&quot;author&quot;:[{&quot;family&quot;:&quot;Thingiverse.com&quot;,&quot;given&quot;:&quot;&quot;}],&quot;accessed&quot;:{&quot;date-parts&quot;:[[&quot;2018&quot;,1,29]]}},&quot;label&quot;:&quot;page&quot;},{&quot;id&quot;:1762,&quot;uris&quot;:[&quot;http://zotero.org/groups/233690/items/2YYTENIC&quot;],&quot;uri&quot;:[&quot;http://zotero.org/groups/233690/items/2YYTENIC&quot;],&quot;itemData&quot;:{&quot;id&quot;:1762,&quot;type&quot;:&quot;webpage&quot;,&quot;title&quot;:&quot;Toy Stethoscope by heixingxing&quot;,&quot;abstract&quot;:&quot;A toy stethoscope, sized for a small child.\nIf you're lucky it might be (slightly) functional.\nI can sometimes hear a heartbeat if both ends are held firmly.\nTo finish this you'll need some 1/4 inch / 6.5mm flexible plastic tubing.\nPrint two each of \&quot;pipe\&quot; and \&quot;earpiece\&quot;, and one each of the other two parts.\nRidiculous disclaimer: this is a toy, don't try to use it as an actual medical device.&quot;,&quot;URL&quot;:&quot;https://www.thingiverse.com/thing:2670812&quot;,&quot;language&quot;:&quot;en&quot;,&quot;author&quot;:[{&quot;family&quot;:&quot;Thingiverse.com&quot;,&quot;given&quot;:&quot;&quot;}],&quot;accessed&quot;:{&quot;date-parts&quot;:[[&quot;2018&quot;,1,29]]}},&quot;label&quot;:&quot;page&quot;}],&quot;schema&quot;:&quot;https://github.com/citation-style-language/schema/raw/master/csl-citation.json&quot;} RNDJ8J5uTc3L9"/><text:span text:style-name="T38">5–15</text:span><text:reference-mark-end text:name="ZOTERO_ITEM CSL_CITATION {&quot;citationID&quot;:&quot;a168omo6lc8&quot;,&quot;properties&quot;:{&quot;unsorted&quot;:true,&quot;formattedCitation&quot;:&quot;{\\rtf \\super 5\\uc0\\u8211{}15\\nosupersub{}}&quot;,&quot;plainCitation&quot;:&quot;5–15&quot;},&quot;citationItems&quot;:[{&quot;id&quot;:1772,&quot;uris&quot;:[&quot;http://zotero.org/groups/233690/items/D5HG3XEE&quot;],&quot;uri&quot;:[&quot;http://zotero.org/groups/233690/items/D5HG3XEE&quot;],&quot;itemData&quot;:{&quot;id&quot;:1772,&quot;type&quot;:&quot;article-journal&quot;,&quot;title&quot;:&quot;A low-cost 3-D printed stethoscope connected to a smartphone&quot;,&quot;container-title&quot;:&quot;Conference proceedings: ... Annual International Conference of the IEEE Engineering in Medicine and Biology Society. IEEE Engineering in Medicine and Biology Society. Annual Conference&quot;,&quot;page&quot;:&quot;4365-4368&quot;,&quot;volume&quot;:&quot;2016&quot;,&quot;source&quot;:&quot;PubMed&quot;,&quot;abstract&quot;:&quot;We demonstrate the fabrication of a digital stethoscope using a 3D printer and commercial off-the-shelf electronics. A chestpiece consists of an electret microphone embedded into the drum of a 3D printed chestpiece. An electronic dongle amplifies the signal from the microphone and reduces any external noise. It also adjusts the signal to the voltages accepted by the smartphones headset jack. A graphical user interface programmed in Android displays the signals processed by the dongle. The application also saves the processed signal and sends it to a physician.&quot;,&quot;DOI&quot;:&quot;10.1109/EMBC.2016.7591694&quot;,&quot;ISSN&quot;:&quot;1557-170X&quot;,&quot;note&quot;:&quot;PMID: 28269245&quot;,&quot;journalAbbreviation&quot;:&quot;Conf Proc IEEE Eng Med Biol Soc&quot;,&quot;language&quot;:&quot;eng&quot;,&quot;author&quot;:[{&quot;family&quot;:&quot;Aguilera-Astudillo&quot;,&quot;given&quot;:&quot;Carlos&quot;},{&quot;family&quot;:&quot;Chavez-Campos&quot;,&quot;given&quot;:&quot;Marx&quot;},{&quot;family&quot;:&quot;Gonzalez-Suarez&quot;,&quot;given&quot;:&quot;Alan&quot;},{&quot;family&quot;:&quot;Garcia-Cordero&quot;,&quot;given&quot;:&quot;Jose L.&quot;}],&quot;issued&quot;:{&quot;date-parts&quot;:[[&quot;2016&quot;]]}},&quot;label&quot;:&quot;page&quot;},{&quot;id&quot;:1756,&quot;uris&quot;:[&quot;http://zotero.org/groups/233690/items/N77FT4P7&quot;],&quot;uri&quot;:[&quot;http://zotero.org/groups/233690/items/N77FT4P7&quot;],&quot;itemData&quot;:{&quot;id&quot;:1756,&quot;type&quot;:&quot;webpage&quot;,&quot;title&quot;:&quot;Stethoscope (with diaphram) by TheLOLNinja&quot;,&quot;abstract&quot;:&quot;Upgrade to stethoscope design as part of a class project (Advanced 3d printing - MY5777 Michigan Technological University)\nOriginal idea was from a previous student (Brett Barker).\nImproved upon the design by changing the ear piece to a diaphragm ear piece with a dual head and the capability to attach a membrane (in this case a stretched balloon) to increase the capability of the device to pick up noise.&quot;,&quot;URL&quot;:&quot;https://www.thingiverse.com/thing:1182797&quot;,&quot;language&quot;:&quot;en&quot;,&quot;author&quot;:[{&quot;family&quot;:&quot;Thingiverse.com&quot;,&quot;given&quot;:&quot;&quot;}],&quot;accessed&quot;:{&quot;date-parts&quot;:[[&quot;2018&quot;,1,29]]}},&quot;label&quot;:&quot;page&quot;},{&quot;id&quot;:1752,&quot;uris&quot;:[&quot;http://zotero.org/groups/233690/items/BCCXWHZP&quot;],&quot;uri&quot;:[&quot;http://zotero.org/groups/233690/items/BCCXWHZP&quot;],&quot;itemData&quot;:{&quot;id&quot;:1752,&quot;type&quot;:&quot;webpage&quot;,&quot;title&quot;:&quot;Stethoscope by BWBarker&quot;,&quot;abstract&quot;:&quot;Stethoscope parts, requires only surgical tubing to complete.&quot;,&quot;URL&quot;:&quot;https://www.thingiverse.com/thing:577507&quot;,&quot;language&quot;:&quot;en&quot;,&quot;author&quot;:[{&quot;family&quot;:&quot;Thingiverse.com&quot;,&quot;given&quot;:&quot;&quot;}],&quot;accessed&quot;:{&quot;date-parts&quot;:[[&quot;2018&quot;,1,29]]}},&quot;label&quot;:&quot;page&quot;},{&quot;id&quot;:1766,&quot;uris&quot;:[&quot;http://zotero.org/groups/233690/items/YAPAMMS6&quot;],&quot;uri&quot;:[&quot;http://zotero.org/groups/233690/items/YAPAMMS6&quot;],&quot;itemData&quot;:{&quot;id&quot;:1766,&quot;type&quot;:&quot;webpage&quot;,&quot;title&quot;:&quot;Pinard Horn (Foetoscope) by fil&quot;,&quot;abstract&quot;:&quot;This is a stethoscope that is intended for listening to a foetal heartbeat in the womb.  It is loosely base on a wooden model owned by my wife's aunt, as you can see in more detail here: http://things.hands.com//thing/foetoscope&quot;,&quot;URL&quot;:&quot;https://www.thingiverse.com/thing:15571&quot;,&quot;language&quot;:&quot;en&quot;,&quot;author&quot;:[{&quot;family&quot;:&quot;Thingiverse.com&quot;,&quot;given&quot;:&quot;&quot;}],&quot;accessed&quot;:{&quot;date-parts&quot;:[[&quot;2018&quot;,1,29]]}},&quot;label&quot;:&quot;page&quot;},{&quot;id&quot;:1758,&quot;uris&quot;:[&quot;http://zotero.org/groups/233690/items/VYDTCACY&quot;],&quot;uri&quot;:[&quot;http://zotero.org/groups/233690/items/VYDTCACY&quot;],&quot;itemData&quot;:{&quot;id&quot;:1758,&quot;type&quot;:&quot;webpage&quot;,&quot;title&quot;:&quot;Digital Stethoscope by riki74&quot;,&quot;abstract&quot;:&quot;This is modified from www.thingiverse.com/thing:266747. I put an earphone inside to record sounds. It works for pulmonary sounds but not for cardiac auscultation. Likely because cardiac tones have low frequency (50-70 Hz) and the standard mic of an earphone is not enough sensitive. So if any 'sound technician' can help please suggest electronic and special mic to make this digital stethoscope work for heart examination too. Thanks !!&quot;,&quot;URL&quot;:&quot;https://www.thingiverse.com/thing:266767&quot;,&quot;language&quot;:&quot;en&quot;,&quot;author&quot;:[{&quot;family&quot;:&quot;Thingiverse.com&quot;,&quot;given&quot;:&quot;&quot;}],&quot;accessed&quot;:{&quot;date-parts&quot;:[[&quot;2018&quot;,1,29]]}},&quot;label&quot;:&quot;page&quot;},{&quot;id&quot;:1768,&quot;uris&quot;:[&quot;http://zotero.org/groups/233690/items/KYHAUK6I&quot;],&quot;uri&quot;:[&quot;http://zotero.org/groups/233690/items/KYHAUK6I&quot;],&quot;itemData&quot;:{&quot;id&quot;:1768,&quot;type&quot;:&quot;webpage&quot;,&quot;title&quot;:&quot;Pinard Horn by DrewTM&quot;,&quot;abstract&quot;:&quot;There is another Pinard horn on Thingiverse, but it's small and not designed to print well, so I made my own. This one is more realistically sized and designed to be printed in thin-wall vase mode with a wall thickness of 0.8mm and 0.6mm bottom thickness.  \nThis makes a good souvenir gift for your aunt who is a midwife, FYI.&quot;,&quot;URL&quot;:&quot;https://www.thingiverse.com/thing:1014544&quot;,&quot;language&quot;:&quot;en&quot;,&quot;author&quot;:[{&quot;family&quot;:&quot;Thingiverse.com&quot;,&quot;given&quot;:&quot;&quot;}],&quot;accessed&quot;:{&quot;date-parts&quot;:[[&quot;2018&quot;,1,29]]}},&quot;label&quot;:&quot;page&quot;},{&quot;id&quot;:1763,&quot;uris&quot;:[&quot;http://zotero.org/groups/233690/items/32BNUX4S&quot;],&quot;uri&quot;:[&quot;http://zotero.org/groups/233690/items/32BNUX4S&quot;],&quot;itemData&quot;:{&quot;id&quot;:1763,&quot;type&quot;:&quot;webpage&quot;,&quot;title&quot;:&quot;Pinard stethoscope/horn by Imprenta3D&quot;,&quot;abstract&quot;:&quot;Wikipedia: A Pinard horn is a tool used to listen the heart rate of a fetus during pregnancy.\nThis is my second attempt (the first one was bigger and didn't work) and this is fully functional although some times it's hard to find the beats or even impossible depending on the position of the fetus.\n̶N̶e̶x̶t̶ ̶s̶t̶e̶p̶ ̶w̶o̶u̶l̶d̶ ̶b̶e̶ ̶t̶o̶ ̶a̶d̶d̶ ̶a̶ ̶m̶i̶c̶r̶o̶p̶h̶o̶n̶e̶ ̶a̶n̶d̶ ̶w̶i̶l̶l̶ ̶s̶e̶e̶ ̶i̶f̶ ̶i̶t̶ ̶c̶a̶n̶ ̶r̶e̶c̶o̶r̶d̶ ̶s̶o̶m̶e̶t̶h̶i̶n̶g̶ ̶:̶-̶)̶\nPrinted in ABS, 0.30 100% infill&quot;,&quot;URL&quot;:&quot;https://www.thingiverse.com/thing:1609959&quot;,&quot;language&quot;:&quot;en&quot;,&quot;author&quot;:[{&quot;family&quot;:&quot;Thingiverse.com&quot;,&quot;given&quot;:&quot;&quot;}],&quot;accessed&quot;:{&quot;date-parts&quot;:[[&quot;2018&quot;,1,29]]}},&quot;label&quot;:&quot;page&quot;},{&quot;id&quot;:1754,&quot;uris&quot;:[&quot;http://zotero.org/groups/233690/items/Y8P3RXWJ&quot;],&quot;uri&quot;:[&quot;http://zotero.org/groups/233690/items/Y8P3RXWJ&quot;],&quot;itemData&quot;:{&quot;id&quot;:1754,&quot;type&quot;:&quot;webpage&quot;,&quot;title&quot;:&quot;Stethoscope by death_metal&quot;,&quot;abstract&quot;:&quot;A working (toy) stethoscope.  \nThis model does work and I was able to faintly hear my own heartbeat with it but can't really see this taking off to supply the hospitals of the world...&quot;,&quot;URL&quot;:&quot;https://www.thingiverse.com/thing:233936&quot;,&quot;language&quot;:&quot;en&quot;,&quot;author&quot;:[{&quot;family&quot;:&quot;Thingiverse.com&quot;,&quot;given&quot;:&quot;&quot;}],&quot;accessed&quot;:{&quot;date-parts&quot;:[[&quot;2018&quot;,1,29]]}},&quot;label&quot;:&quot;page&quot;},{&quot;id&quot;:1760,&quot;uris&quot;:[&quot;http://zotero.org/groups/233690/items/WDL3WQMC&quot;],&quot;uri&quot;:[&quot;http://zotero.org/groups/233690/items/WDL3WQMC&quot;],&quot;itemData&quot;:{&quot;id&quot;:1760,&quot;type&quot;:&quot;webpage&quot;,&quot;title&quot;:&quot;Stethoscope by riki74&quot;,&quot;abstract&quot;:&quot;This is an almost professional derivative stethoscope bell. With the appropriate \&quot;Litmann\&quot; membrane, that you can buy online, the quality of the sounds during auscultation is not disappointing at all. For doctors that lost their Litmann&quot;,&quot;URL&quot;:&quot;https://www.thingiverse.com/thing:266747&quot;,&quot;language&quot;:&quot;en&quot;,&quot;author&quot;:[{&quot;family&quot;:&quot;Thingiverse.com&quot;,&quot;given&quot;:&quot;&quot;}],&quot;accessed&quot;:{&quot;date-parts&quot;:[[&quot;2018&quot;,1,29]]}},&quot;label&quot;:&quot;page&quot;},{&quot;id&quot;:1765,&quot;uris&quot;:[&quot;http://zotero.org/groups/233690/items/6KYDTKVC&quot;],&quot;uri&quot;:[&quot;http://zotero.org/groups/233690/items/6KYDTKVC&quot;],&quot;itemData&quot;:{&quot;id&quot;:1765,&quot;type&quot;:&quot;webpage&quot;,&quot;title&quot;:&quot;Stethoscope directional cone for engine noise finding by Sneezy3D&quot;,&quot;abstract&quot;:&quot;Vey simple 30mm cone for plugging into a cheapy stethoscope set bought online (like $5).\nThe stethoscope comes with a doctors type diaphragm pickup, but to find noisy bearings on my cars accessories (A/C, alternator, P/Steering etc) I found that it's less than good. So I replaced it with a simple cone which works better for this purpose.\nEven individual injectors can be heard ticking away individually with it...\nI didn't put any science into the design, but it works OK.&quot;,&quot;URL&quot;:&quot;https://www.thingiverse.com/thing:1213095&quot;,&quot;language&quot;:&quot;en&quot;,&quot;author&quot;:[{&quot;family&quot;:&quot;Thingiverse.com&quot;,&quot;given&quot;:&quot;&quot;}],&quot;accessed&quot;:{&quot;date-parts&quot;:[[&quot;2018&quot;,1,29]]}},&quot;label&quot;:&quot;page&quot;},{&quot;id&quot;:1762,&quot;uris&quot;:[&quot;http://zotero.org/groups/233690/items/2YYTENIC&quot;],&quot;uri&quot;:[&quot;http://zotero.org/groups/233690/items/2YYTENIC&quot;],&quot;itemData&quot;:{&quot;id&quot;:1762,&quot;type&quot;:&quot;webpage&quot;,&quot;title&quot;:&quot;Toy Stethoscope by heixingxing&quot;,&quot;abstract&quot;:&quot;A toy stethoscope, sized for a small child.\nIf you're lucky it might be (slightly) functional.\nI can sometimes hear a heartbeat if both ends are held firmly.\nTo finish this you'll need some 1/4 inch / 6.5mm flexible plastic tubing.\nPrint two each of \&quot;pipe\&quot; and \&quot;earpiece\&quot;, and one each of the other two parts.\nRidiculous disclaimer: this is a toy, don't try to use it as an actual medical device.&quot;,&quot;URL&quot;:&quot;https://www.thingiverse.com/thing:2670812&quot;,&quot;language&quot;:&quot;en&quot;,&quot;author&quot;:[{&quot;family&quot;:&quot;Thingiverse.com&quot;,&quot;given&quot;:&quot;&quot;}],&quot;accessed&quot;:{&quot;date-parts&quot;:[[&quot;2018&quot;,1,29]]}},&quot;label&quot;:&quot;page&quot;}],&quot;schema&quot;:&quot;https://github.com/citation-style-language/schema/raw/master/csl-citation.json&quot;} RNDJ8J5uTc3L9"/><text:span text:style-name="T1">, we are not aware of any that have been used clinically or research-validated.</text:span></text:p>
      <text:p text:style-name="Standard_20__28_user_29_"><text:span text:style-name="T8">Numerous groups have previously attempted to standardize methods to determine the efficacy of acoustic stethoscope models</text:span><text:reference-mark-start text:name="ZOTERO_ITEM CSL_CITATION {&quot;citationID&quot;:&quot;UystROV1&quot;,&quot;properties&quot;:{&quot;formattedCitation&quot;:&quot;{\\rtf \\super 2,16\\uc0\\u8211{}20\\nosupersub{}}&quot;,&quot;plainCitation&quot;:&quot;2,16–20&quot;},&quot;citationItems&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6,&quot;uris&quot;:[&quot;http://zotero.org/groups/233690/items/CKD4RWW7&quot;],&quot;uri&quot;:[&quot;http://zotero.org/groups/233690/items/CKD4RWW7&quot;],&quot;itemData&quot;:{&quot;id&quot;:1206,&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pIqz9CApHt"/><text:span text:style-name="T39">2,16–20</text:span><text:reference-mark-end text:name="ZOTERO_ITEM CSL_CITATION {&quot;citationID&quot;:&quot;UystROV1&quot;,&quot;properties&quot;:{&quot;formattedCitation&quot;:&quot;{\\rtf \\super 2,16\\uc0\\u8211{}20\\nosupersub{}}&quot;,&quot;plainCitation&quot;:&quot;2,16–20&quot;},&quot;citationItems&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6,&quot;uris&quot;:[&quot;http://zotero.org/groups/233690/items/CKD4RWW7&quot;],&quot;uri&quot;:[&quot;http://zotero.org/groups/233690/items/CKD4RWW7&quot;],&quot;itemData&quot;:{&quot;id&quot;:1206,&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 RNDpIqz9CApHt"/><text:span text:style-name="T8">, but currently no accepted standardized modality exists. Consequently, the performance of any acoustic stethoscope is little more than the manufacturer’s claim or the subjective opinion of the user. Some groups have attempted to objectively compare acoustic stethoscope models and currently two competing methods of measuring frequency response exist. The first method uses air coupling to transmit frequencies</text:span><text:reference-mark-start text:name="ZOTERO_ITEM CSL_CITATION {&quot;citationID&quot;:&quot;a2181qnd8no&quot;,&quot;properties&quot;:{&quot;formattedCitation&quot;:&quot;{\\rtf \\super 2\\uc0\\u8211{}4,16,17\\nosupersub{}}&quot;,&quot;plainCitation&quot;:&quot;2–4,16,17&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schema&quot;:&quot;https://github.com/citation-style-language/schema/raw/master/csl-citation.json&quot;} RNDXSFAPNvoew"/><text:span text:style-name="T39">2–</text:span><text:span text:style-name="T37">4,16,17</text:span><text:reference-mark-end text:name="ZOTERO_ITEM CSL_CITATION {&quot;citationID&quot;:&quot;a2181qnd8no&quot;,&quot;properties&quot;:{&quot;formattedCitation&quot;:&quot;{\\rtf \\super 2\\uc0\\u8211{}4,16,17\\nosupersub{}}&quot;,&quot;plainCitation&quot;:&quot;2–4,16,17&quot;},&quot;citationItems&quot;:[{&quot;id&quot;:1211,&quot;uris&quot;:[&quot;http://zotero.org/groups/233690/items/DZB4MTXD&quot;],&quot;uri&quot;:[&quot;http://zotero.org/groups/233690/items/DZB4MTXD&quot;],&quot;itemData&quot;:{&quot;id&quot;:1211,&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3,&quot;uris&quot;:[&quot;http://zotero.org/groups/233690/items/BHDIXI5F&quot;],&quot;uri&quot;:[&quot;http://zotero.org/groups/233690/items/BHDIXI5F&quot;],&quot;itemData&quot;:{&quot;id&quot;:1203,&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1208,&quot;uris&quot;:[&quot;http://zotero.org/groups/233690/items/TVDQDV2K&quot;],&quot;uri&quot;:[&quot;http://zotero.org/groups/233690/items/TVDQDV2K&quot;],&quot;itemData&quot;:{&quot;id&quot;:1208,&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schema&quot;:&quot;https://github.com/citation-style-language/schema/raw/master/csl-citation.json&quot;} RNDXSFAPNvoew"/><text:span text:style-name="T8"> while the other uses a phantom to simulate vibrations of the chest wall</text:span><text:reference-mark-start text:name="ZOTERO_ITEM CSL_CITATION {&quot;citationID&quot;:&quot;fO6Th8mr&quot;,&quot;properties&quot;:{&quot;formattedCitation&quot;:&quot;{\\rtf \\super 19,21,22\\nosupersub{}}&quot;,&quot;plainCitation&quot;:&quot;19,21,22&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k9v2ZMv4q1"/><text:span text:style-name="T48">19,21,22</text:span><text:reference-mark-end text:name="ZOTERO_ITEM CSL_CITATION {&quot;citationID&quot;:&quot;fO6Th8mr&quot;,&quot;properties&quot;:{&quot;formattedCitation&quot;:&quot;{\\rtf \\super 19,21,22\\nosupersub{}}&quot;,&quot;plainCitation&quot;:&quot;19,21,22&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k9v2ZMv4q1"/><text:span text:style-name="T8">. These methods allow investigators to quantitatively compare the sensitivity of a stethoscope model compared with another.</text:span></text:p>
      <text:p text:style-name="P12"><text:soft-page-break/><text:span text:style-name="T8">In this article, we describe the construction and validation of a low cost, Free/open access 3D printed acoustic stethoscope - referred to here as the ‘Glia model’. The aim of this research is to give low budget health care systems affordable access to an effective stethoscope for a cost under $5 USD </text:span><text:span text:style-name="T15">and to contribute to the body of literature by ensuring </text:span><text:span text:style-name="T16">this stethoscope</text:span><text:span text:style-name="T15"> is rigorously tested and released as Free/open access hardware</text:span><text:span text:style-name="T8">. To achieve this, we utilized 3D printing, a technology </text:span><text:span text:style-name="T17">that </text:span><text:span text:style-name="T8">is advancing rapidly and becoming increasingly inexpensive</text:span><text:reference-mark-start text:name="ZOTERO_ITEM CSL_CITATION {&quot;citationID&quot;:&quot;a1rf3v74lat&quot;,&quot;properties&quot;:{&quot;formattedCitation&quot;:&quot;{\\rtf \\super 23\\nosupersub{}}&quot;,&quot;plainCitation&quot;:&quot;23&quot;},&quot;citationItems&quot;:[{&quot;id&quot;:1788,&quot;uris&quot;:[&quot;http://zotero.org/groups/233690/items/2HYBPLWL&quot;],&quot;uri&quot;:[&quot;http://zotero.org/groups/233690/items/2HYBPLWL&quot;],&quot;itemData&quot;:{&quot;id&quot;:1788,&quot;type&quot;:&quot;article-journal&quot;,&quot;title&quot;:&quot;Medical Applications for 3D Printing: Current and Projected Uses&quot;,&quot;container-title&quot;:&quot;Pharmacy and Therapeutics&quot;,&quot;page&quot;:&quot;704-711&quot;,&quot;volume&quot;:&quot;39&quot;,&quot;issue&quot;:&quot;10&quot;,&quot;source&quot;:&quot;PubMed Central&quot;,&quot;abstract&quot;:&quot;3D printing is expected to revolutionize health care through uses in tissue and organ fabrication; creation of customized prosthetics, implants, and anatomical models; and pharmaceutical research regarding drug dosage forms, delivery, and discovery.&quot;,&quot;ISSN&quot;:&quot;1052-1372&quot;,&quot;note&quot;:&quot;PMID: 25336867\nPMCID: PMC4189697&quot;,&quot;shortTitle&quot;:&quot;Medical Applications for 3D Printing&quot;,&quot;journalAbbreviation&quot;:&quot;P T&quot;,&quot;author&quot;:[{&quot;family&quot;:&quot;Ventola&quot;,&quot;given&quot;:&quot;C. Lee&quot;}],&quot;issued&quot;:{&quot;date-parts&quot;:[[&quot;2014&quot;,10]]}}}],&quot;schema&quot;:&quot;https://github.com/citation-style-language/schema/raw/master/csl-citation.json&quot;} RND0M403tv6dI"/><text:span text:style-name="T39">23</text:span><text:reference-mark-end text:name="ZOTERO_ITEM CSL_CITATION {&quot;citationID&quot;:&quot;a1rf3v74lat&quot;,&quot;properties&quot;:{&quot;formattedCitation&quot;:&quot;{\\rtf \\super 23\\nosupersub{}}&quot;,&quot;plainCitation&quot;:&quot;23&quot;},&quot;citationItems&quot;:[{&quot;id&quot;:1788,&quot;uris&quot;:[&quot;http://zotero.org/groups/233690/items/2HYBPLWL&quot;],&quot;uri&quot;:[&quot;http://zotero.org/groups/233690/items/2HYBPLWL&quot;],&quot;itemData&quot;:{&quot;id&quot;:1788,&quot;type&quot;:&quot;article-journal&quot;,&quot;title&quot;:&quot;Medical Applications for 3D Printing: Current and Projected Uses&quot;,&quot;container-title&quot;:&quot;Pharmacy and Therapeutics&quot;,&quot;page&quot;:&quot;704-711&quot;,&quot;volume&quot;:&quot;39&quot;,&quot;issue&quot;:&quot;10&quot;,&quot;source&quot;:&quot;PubMed Central&quot;,&quot;abstract&quot;:&quot;3D printing is expected to revolutionize health care through uses in tissue and organ fabrication; creation of customized prosthetics, implants, and anatomical models; and pharmaceutical research regarding drug dosage forms, delivery, and discovery.&quot;,&quot;ISSN&quot;:&quot;1052-1372&quot;,&quot;note&quot;:&quot;PMID: 25336867\nPMCID: PMC4189697&quot;,&quot;shortTitle&quot;:&quot;Medical Applications for 3D Printing&quot;,&quot;journalAbbreviation&quot;:&quot;P T&quot;,&quot;author&quot;:[{&quot;family&quot;:&quot;Ventola&quot;,&quot;given&quot;:&quot;C. Lee&quot;}],&quot;issued&quot;:{&quot;date-parts&quot;:[[&quot;2014&quot;,10]]}}}],&quot;schema&quot;:&quot;https://github.com/citation-style-language/schema/raw/master/csl-citation.json&quot;} RND0M403tv6dI"/><text:span text:style-name="T8">. </text:span><text:span text:style-name="T17">3D printing technology has been used by </text:span><text:span text:style-name="T23">others, especially for work on prosthetics</text:span><text:reference-mark-start text:name="ZOTERO_ITEM CSL_CITATION {&quot;citationID&quot;:&quot;a2f0ihcl2f4&quot;,&quot;properties&quot;:{&quot;formattedCitation&quot;:&quot;{\\rtf \\super 24\\uc0\\u8211{}26\\nosupersub{}}&quot;,&quot;plainCitation&quot;:&quot;24–26&quot;},&quot;citationItems&quot;:[{&quot;id&quot;:1802,&quot;uris&quot;:[&quot;http://zotero.org/groups/233690/items/MWNU5Y5P&quot;],&quot;uri&quot;:[&quot;http://zotero.org/groups/233690/items/MWNU5Y5P&quot;],&quot;itemData&quot;:{&quot;id&quot;:1802,&quot;type&quot;:&quot;webpage&quot;,&quot;title&quot;:&quot;3D-Printed Prosthetics for the Developing World | Autodesk Research&quot;,&quot;URL&quot;:&quot;https://www.autodeskresearch.com/printedprosthetics&quot;,&quot;accessed&quot;:{&quot;date-parts&quot;:[[&quot;2018&quot;,1,30]]}}},{&quot;id&quot;:1796,&quot;uris&quot;:[&quot;http://zotero.org/groups/233690/items/MXT67B6R&quot;],&quot;uri&quot;:[&quot;http://zotero.org/groups/233690/items/MXT67B6R&quot;],&quot;itemData&quot;:{&quot;id&quot;:1796,&quot;type&quot;:&quot;paper-conference&quot;,&quot;title&quot;:&quot;Prosthetic design directives: Low-cost hands within reach&quot;,&quot;publisher&quot;:&quot;IEEE&quot;,&quot;page&quot;:&quot;1524-1530&quot;,&quot;source&quot;:&quot;CrossRef&quot;,&quot;URL&quot;:&quot;http://ieeexplore.ieee.org/document/8009464/&quot;,&quot;DOI&quot;:&quot;10.1109/ICORR.2017.8009464&quot;,&quot;ISBN&quot;:&quot;978-1-5386-2296-4&quot;,&quot;shortTitle&quot;:&quot;Prosthetic design directives&quot;,&quot;author&quot;:[{&quot;family&quot;:&quot;Jones&quot;,&quot;given&quot;:&quot;G. K.&quot;},{&quot;family&quot;:&quot;Rosendo&quot;,&quot;given&quot;:&quot;A.&quot;},{&quot;family&quot;:&quot;Stopforth&quot;,&quot;given&quot;:&quot;R.&quot;}],&quot;issued&quot;:{&quot;date-parts&quot;:[[&quot;2017&quot;,7]]},&quot;accessed&quot;:{&quot;date-parts&quot;:[[&quot;2018&quot;,1,30]]}}},{&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bag8hFvhsz"/><text:span text:style-name="T45">24–26</text:span><text:reference-mark-end text:name="ZOTERO_ITEM CSL_CITATION {&quot;citationID&quot;:&quot;a2f0ihcl2f4&quot;,&quot;properties&quot;:{&quot;formattedCitation&quot;:&quot;{\\rtf \\super 24\\uc0\\u8211{}26\\nosupersub{}}&quot;,&quot;plainCitation&quot;:&quot;24–26&quot;},&quot;citationItems&quot;:[{&quot;id&quot;:1802,&quot;uris&quot;:[&quot;http://zotero.org/groups/233690/items/MWNU5Y5P&quot;],&quot;uri&quot;:[&quot;http://zotero.org/groups/233690/items/MWNU5Y5P&quot;],&quot;itemData&quot;:{&quot;id&quot;:1802,&quot;type&quot;:&quot;webpage&quot;,&quot;title&quot;:&quot;3D-Printed Prosthetics for the Developing World | Autodesk Research&quot;,&quot;URL&quot;:&quot;https://www.autodeskresearch.com/printedprosthetics&quot;,&quot;accessed&quot;:{&quot;date-parts&quot;:[[&quot;2018&quot;,1,30]]}}},{&quot;id&quot;:1796,&quot;uris&quot;:[&quot;http://zotero.org/groups/233690/items/MXT67B6R&quot;],&quot;uri&quot;:[&quot;http://zotero.org/groups/233690/items/MXT67B6R&quot;],&quot;itemData&quot;:{&quot;id&quot;:1796,&quot;type&quot;:&quot;paper-conference&quot;,&quot;title&quot;:&quot;Prosthetic design directives: Low-cost hands within reach&quot;,&quot;publisher&quot;:&quot;IEEE&quot;,&quot;page&quot;:&quot;1524-1530&quot;,&quot;source&quot;:&quot;CrossRef&quot;,&quot;URL&quot;:&quot;http://ieeexplore.ieee.org/document/8009464/&quot;,&quot;DOI&quot;:&quot;10.1109/ICORR.2017.8009464&quot;,&quot;ISBN&quot;:&quot;978-1-5386-2296-4&quot;,&quot;shortTitle&quot;:&quot;Prosthetic design directives&quot;,&quot;author&quot;:[{&quot;family&quot;:&quot;Jones&quot;,&quot;given&quot;:&quot;G. K.&quot;},{&quot;family&quot;:&quot;Rosendo&quot;,&quot;given&quot;:&quot;A.&quot;},{&quot;family&quot;:&quot;Stopforth&quot;,&quot;given&quot;:&quot;R.&quot;}],&quot;issued&quot;:{&quot;date-parts&quot;:[[&quot;2017&quot;,7]]},&quot;accessed&quot;:{&quot;date-parts&quot;:[[&quot;2018&quot;,1,30]]}}},{&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bag8hFvhsz"/><text:span text:style-name="T23">, splints</text:span><text:reference-mark-start text:name="ZOTERO_ITEM CSL_CITATION {&quot;citationID&quot;:&quot;ZdIbvq0w&quot;,&quot;properties&quot;:{&quot;formattedCitation&quot;:&quot;{\\rtf \\super 27,28\\nosupersub{}}&quot;,&quot;plainCitation&quot;:&quot;27,28&quot;},&quot;citationItems&quot;:[{&quot;id&quot;:1804,&quot;uris&quot;:[&quot;http://zotero.org/groups/233690/items/5C2HTAUF&quot;],&quot;uri&quot;:[&quot;http://zotero.org/groups/233690/items/5C2HTAUF&quot;],&quot;itemData&quot;:{&quot;id&quot;:1804,&quot;type&quot;:&quot;article-journal&quot;,&quot;title&quot;:&quot;Surgical applications of three-dimensional printing: a review of the current literature &amp; how to get started&quot;,&quot;container-title&quot;:&quot;Annals of Translational Medicine&quot;,&quot;volume&quot;:&quot;4&quot;,&quot;issue&quot;:&quot;23&quot;,&quot;source&quot;:&quot;PubMed Central&quot;,&quot;abstract&quot;:&quot;Three dimensional (3D) printing involves a number of additive manufacturing techniques that are used to build structures from the ground up. This technology has been adapted to a wide range of surgical applications at an impressive rate. It has been used to print patient-specific anatomic models, implants, prosthetics, external fixators, splints, surgical instrumentation, and surgical cutting guides. The profound utility of this technology in surgery explains the exponential growth. It is important to learn how 3D printing has been used in surgery and how to potentially apply this technology. PubMed was searched for studies that addressed the clinical application of 3D printing in all surgical fields, yielding 442 results. Data was manually extracted from the 168 included studies. We found an exponential increase in studies addressing surgical applications for 3D printing since 2011, with the largest growth in craniofacial, oromaxillofacial, and cardiothoracic specialties. The pertinent considerations for getting started with 3D printing were identified and are discussed, including, software, printing techniques, printing materials, sterilization of printing materials, and cost and time requirements. Also, the diverse and increasing applications of 3D printing were recorded and are discussed. There is large array of potential applications for 3D printing. Decreasing cost and increasing ease of use are making this technology more available. Incorporating 3D printing into a surgical practice can be a rewarding process that yields impressive results.&quot;,&quot;URL&quot;:&quot;https://www.ncbi.nlm.nih.gov/pmc/articles/PMC5220021/&quot;,&quot;DOI&quot;:&quot;10.21037/atm.2016.12.18&quot;,&quot;ISSN&quot;:&quot;2305-5839&quot;,&quot;note&quot;:&quot;PMID: 28090512\nPMCID: PMC5220021&quot;,&quot;shortTitle&quot;:&quot;Surgical applications of three-dimensional printing&quot;,&quot;journalAbbreviation&quot;:&quot;Ann Transl Med&quot;,&quot;author&quot;:[{&quot;family&quot;:&quot;Hoang&quot;,&quot;given&quot;:&quot;Don&quot;},{&quot;family&quot;:&quot;Perrault&quot;,&quot;given&quot;:&quot;David&quot;},{&quot;family&quot;:&quot;Stevanovic&quot;,&quot;given&quot;:&quot;Milan&quot;},{&quot;family&quot;:&quot;Ghiassi&quot;,&quot;given&quot;:&quot;Alidad&quot;}],&quot;issued&quot;:{&quot;date-parts&quot;:[[&quot;2016&quot;,12]]},&quot;accessed&quot;:{&quot;date-parts&quot;:[[&quot;2018&quot;,1,30]]}}},{&quot;id&quot;:1806,&quot;uris&quot;:[&quot;http://zotero.org/groups/233690/items/NXEEUZSF&quot;],&quot;uri&quot;:[&quot;http://zotero.org/groups/233690/items/NXEEUZSF&quot;],&quot;itemData&quot;:{&quot;id&quot;:1806,&quot;type&quot;:&quot;article-journal&quot;,&quot;title&quot;:&quot;On-Site 3D Printing of Functional Custom Mallet Splints for Mars Analogue Crewmembers&quot;,&quot;container-title&quot;:&quot;Aerospace Medicine and Human Performance&quot;,&quot;page&quot;:&quot;911-914&quot;,&quot;volume&quot;:&quot;86&quot;,&quot;issue&quot;:&quot;10&quot;,&quot;source&quot;:&quot;PubMed&quot;,&quot;abstract&quot;:&quot;INTRODUCTION: The first off-Earth fused deposition modeling (FDM) 3D printer is investigating acrylonitrile butadiene styrene (ABS) thermoplastic manufacturing applications for long-duration space missions. This study assessed the feasibility of FDM 3D printing ABS thermoplastic customized mallet splints on site for Mars analogue crewmembers.\nMETHODS: Seven caliper measurements were taken of the right ring finger of 13 healthy Mars Desert Research Station mission crewmembers. These measurements were input into a free 3D modeling software program to create customized digital splint models. These digital files were uploaded to a desktop FDM 3D printer and custom splints were printed on site with ABS thermoplastic. Splint fit was assessed via subject feedback. Joint active range of motion was recorded when the splint was worn briefly.\nRESULTS: The time it took the software program to digitally render each splint model was less than 2 min and 30 s. The print duration for the splints ranged from 21 to 29 min. All 13 subjects reported that their 3D printed custom mallet splints fit securely and comfortably. All splints permitted full active range of motion of the proximal interphalangeal joint (0-100°) while maintaining the distal interphalangeal joint in extension.\nDISCUSSION: It is feasible to 3D print functional ABS thermoplastic custom mallet splints on site for Mars analogue crewmembers. This technology could be used clinically in the future when a custom mallet splint is required in a remote, resource-constrained setting.&quot;,&quot;DOI&quot;:&quot;10.3357/AMHP.4259.2015&quot;,&quot;ISSN&quot;:&quot;2375-6314&quot;,&quot;note&quot;:&quot;PMID: 26564680&quot;,&quot;journalAbbreviation&quot;:&quot;Aerosp Med Hum Perform&quot;,&quot;language&quot;:&quot;eng&quot;,&quot;author&quot;:[{&quot;family&quot;:&quot;Wong&quot;,&quot;given&quot;:&quot;Julielynn Y.&quot;}],&quot;issued&quot;:{&quot;date-parts&quot;:[[&quot;2015&quot;,10]]}}}],&quot;schema&quot;:&quot;https://github.com/citation-style-language/schema/raw/master/csl-citation.json&quot;} RND1D1lK7c17E"/><text:span text:style-name="T45">27,28</text:span><text:reference-mark-end text:name="ZOTERO_ITEM CSL_CITATION {&quot;citationID&quot;:&quot;ZdIbvq0w&quot;,&quot;properties&quot;:{&quot;formattedCitation&quot;:&quot;{\\rtf \\super 27,28\\nosupersub{}}&quot;,&quot;plainCitation&quot;:&quot;27,28&quot;},&quot;citationItems&quot;:[{&quot;id&quot;:1804,&quot;uris&quot;:[&quot;http://zotero.org/groups/233690/items/5C2HTAUF&quot;],&quot;uri&quot;:[&quot;http://zotero.org/groups/233690/items/5C2HTAUF&quot;],&quot;itemData&quot;:{&quot;id&quot;:1804,&quot;type&quot;:&quot;article-journal&quot;,&quot;title&quot;:&quot;Surgical applications of three-dimensional printing: a review of the current literature &amp; how to get started&quot;,&quot;container-title&quot;:&quot;Annals of Translational Medicine&quot;,&quot;volume&quot;:&quot;4&quot;,&quot;issue&quot;:&quot;23&quot;,&quot;source&quot;:&quot;PubMed Central&quot;,&quot;abstract&quot;:&quot;Three dimensional (3D) printing involves a number of additive manufacturing techniques that are used to build structures from the ground up. This technology has been adapted to a wide range of surgical applications at an impressive rate. It has been used to print patient-specific anatomic models, implants, prosthetics, external fixators, splints, surgical instrumentation, and surgical cutting guides. The profound utility of this technology in surgery explains the exponential growth. It is important to learn how 3D printing has been used in surgery and how to potentially apply this technology. PubMed was searched for studies that addressed the clinical application of 3D printing in all surgical fields, yielding 442 results. Data was manually extracted from the 168 included studies. We found an exponential increase in studies addressing surgical applications for 3D printing since 2011, with the largest growth in craniofacial, oromaxillofacial, and cardiothoracic specialties. The pertinent considerations for getting started with 3D printing were identified and are discussed, including, software, printing techniques, printing materials, sterilization of printing materials, and cost and time requirements. Also, the diverse and increasing applications of 3D printing were recorded and are discussed. There is large array of potential applications for 3D printing. Decreasing cost and increasing ease of use are making this technology more available. Incorporating 3D printing into a surgical practice can be a rewarding process that yields impressive results.&quot;,&quot;URL&quot;:&quot;https://www.ncbi.nlm.nih.gov/pmc/articles/PMC5220021/&quot;,&quot;DOI&quot;:&quot;10.21037/atm.2016.12.18&quot;,&quot;ISSN&quot;:&quot;2305-5839&quot;,&quot;note&quot;:&quot;PMID: 28090512\nPMCID: PMC5220021&quot;,&quot;shortTitle&quot;:&quot;Surgical applications of three-dimensional printing&quot;,&quot;journalAbbreviation&quot;:&quot;Ann Transl Med&quot;,&quot;author&quot;:[{&quot;family&quot;:&quot;Hoang&quot;,&quot;given&quot;:&quot;Don&quot;},{&quot;family&quot;:&quot;Perrault&quot;,&quot;given&quot;:&quot;David&quot;},{&quot;family&quot;:&quot;Stevanovic&quot;,&quot;given&quot;:&quot;Milan&quot;},{&quot;family&quot;:&quot;Ghiassi&quot;,&quot;given&quot;:&quot;Alidad&quot;}],&quot;issued&quot;:{&quot;date-parts&quot;:[[&quot;2016&quot;,12]]},&quot;accessed&quot;:{&quot;date-parts&quot;:[[&quot;2018&quot;,1,30]]}}},{&quot;id&quot;:1806,&quot;uris&quot;:[&quot;http://zotero.org/groups/233690/items/NXEEUZSF&quot;],&quot;uri&quot;:[&quot;http://zotero.org/groups/233690/items/NXEEUZSF&quot;],&quot;itemData&quot;:{&quot;id&quot;:1806,&quot;type&quot;:&quot;article-journal&quot;,&quot;title&quot;:&quot;On-Site 3D Printing of Functional Custom Mallet Splints for Mars Analogue Crewmembers&quot;,&quot;container-title&quot;:&quot;Aerospace Medicine and Human Performance&quot;,&quot;page&quot;:&quot;911-914&quot;,&quot;volume&quot;:&quot;86&quot;,&quot;issue&quot;:&quot;10&quot;,&quot;source&quot;:&quot;PubMed&quot;,&quot;abstract&quot;:&quot;INTRODUCTION: The first off-Earth fused deposition modeling (FDM) 3D printer is investigating acrylonitrile butadiene styrene (ABS) thermoplastic manufacturing applications for long-duration space missions. This study assessed the feasibility of FDM 3D printing ABS thermoplastic customized mallet splints on site for Mars analogue crewmembers.\nMETHODS: Seven caliper measurements were taken of the right ring finger of 13 healthy Mars Desert Research Station mission crewmembers. These measurements were input into a free 3D modeling software program to create customized digital splint models. These digital files were uploaded to a desktop FDM 3D printer and custom splints were printed on site with ABS thermoplastic. Splint fit was assessed via subject feedback. Joint active range of motion was recorded when the splint was worn briefly.\nRESULTS: The time it took the software program to digitally render each splint model was less than 2 min and 30 s. The print duration for the splints ranged from 21 to 29 min. All 13 subjects reported that their 3D printed custom mallet splints fit securely and comfortably. All splints permitted full active range of motion of the proximal interphalangeal joint (0-100°) while maintaining the distal interphalangeal joint in extension.\nDISCUSSION: It is feasible to 3D print functional ABS thermoplastic custom mallet splints on site for Mars analogue crewmembers. This technology could be used clinically in the future when a custom mallet splint is required in a remote, resource-constrained setting.&quot;,&quot;DOI&quot;:&quot;10.3357/AMHP.4259.2015&quot;,&quot;ISSN&quot;:&quot;2375-6314&quot;,&quot;note&quot;:&quot;PMID: 26564680&quot;,&quot;journalAbbreviation&quot;:&quot;Aerosp Med Hum Perform&quot;,&quot;language&quot;:&quot;eng&quot;,&quot;author&quot;:[{&quot;family&quot;:&quot;Wong&quot;,&quot;given&quot;:&quot;Julielynn Y.&quot;}],&quot;issued&quot;:{&quot;date-parts&quot;:[[&quot;2015&quot;,10]]}}}],&quot;schema&quot;:&quot;https://github.com/citation-style-language/schema/raw/master/csl-citation.json&quot;} RND1D1lK7c17E"/><text:span text:style-name="T23"> and preoperative planning</text:span><text:reference-mark-start text:name="ZOTERO_ITEM CSL_CITATION {&quot;citationID&quot;:&quot;a1vai4aac39&quot;,&quot;properties&quot;:{&quot;formattedCitation&quot;:&quot;{\\rtf \\super 29\\nosupersub{}}&quot;,&quot;plainCitation&quot;:&quot;29&quot;},&quot;citationItems&quot;:[{&quot;id&quot;:1808,&quot;uris&quot;:[&quot;http://zotero.org/groups/233690/items/E64Q7R3R&quot;],&quot;uri&quot;:[&quot;http://zotero.org/groups/233690/items/E64Q7R3R&quot;],&quot;itemData&quot;:{&quot;id&quot;:1808,&quot;type&quot;:&quot;article-journal&quot;,&quot;title&quot;:&quot;Innovations in Preoperative Planning: Insights into Another Dimension Using 3D Printing for Cardiac Disease&quot;,&quot;container-title&quot;:&quot;Journal of Cardiothoracic and Vascular Anesthesia&quot;,&quot;source&quot;:&quot;PubMed&quot;,&quot;abstract&quot;:&quot;Two-dimensional visualization of complex congenital heart disease has limitations in that there is variation in the interpretation by different individuals. Three-dimensional printing technology has been in use for decades but is currently becoming more commonly used in the medical field. Congenital heart disease serves as an ideal pathology to employ this technology because of the variation of anatomy between patients. In this review, the authors aim to discuss basics of applicability of three-dimensional printing, the process involved in creating a model, as well as challenges with establishing utility and quality.&quot;,&quot;DOI&quot;:&quot;10.1053/j.jvca.2017.11.037&quot;,&quot;ISSN&quot;:&quot;1532-8422&quot;,&quot;note&quot;:&quot;PMID: 29277300&quot;,&quot;shortTitle&quot;:&quot;Innovations in Preoperative Planning&quot;,&quot;journalAbbreviation&quot;:&quot;J. Cardiothorac. Vasc. Anesth.&quot;,&quot;language&quot;:&quot;eng&quot;,&quot;author&quot;:[{&quot;family&quot;:&quot;Farooqi&quot;,&quot;given&quot;:&quot;Kanwal M.&quot;},{&quot;family&quot;:&quot;Mahmood&quot;,&quot;given&quot;:&quot;Feroze&quot;}],&quot;issued&quot;:{&quot;date-parts&quot;:[[&quot;2017&quot;,11,23]]}}}],&quot;schema&quot;:&quot;https://github.com/citation-style-language/schema/raw/master/csl-citation.json&quot;} RNDygqw18Ch3D"/><text:span text:style-name="T45">29</text:span><text:reference-mark-end text:name="ZOTERO_ITEM CSL_CITATION {&quot;citationID&quot;:&quot;a1vai4aac39&quot;,&quot;properties&quot;:{&quot;formattedCitation&quot;:&quot;{\\rtf \\super 29\\nosupersub{}}&quot;,&quot;plainCitation&quot;:&quot;29&quot;},&quot;citationItems&quot;:[{&quot;id&quot;:1808,&quot;uris&quot;:[&quot;http://zotero.org/groups/233690/items/E64Q7R3R&quot;],&quot;uri&quot;:[&quot;http://zotero.org/groups/233690/items/E64Q7R3R&quot;],&quot;itemData&quot;:{&quot;id&quot;:1808,&quot;type&quot;:&quot;article-journal&quot;,&quot;title&quot;:&quot;Innovations in Preoperative Planning: Insights into Another Dimension Using 3D Printing for Cardiac Disease&quot;,&quot;container-title&quot;:&quot;Journal of Cardiothoracic and Vascular Anesthesia&quot;,&quot;source&quot;:&quot;PubMed&quot;,&quot;abstract&quot;:&quot;Two-dimensional visualization of complex congenital heart disease has limitations in that there is variation in the interpretation by different individuals. Three-dimensional printing technology has been in use for decades but is currently becoming more commonly used in the medical field. Congenital heart disease serves as an ideal pathology to employ this technology because of the variation of anatomy between patients. In this review, the authors aim to discuss basics of applicability of three-dimensional printing, the process involved in creating a model, as well as challenges with establishing utility and quality.&quot;,&quot;DOI&quot;:&quot;10.1053/j.jvca.2017.11.037&quot;,&quot;ISSN&quot;:&quot;1532-8422&quot;,&quot;note&quot;:&quot;PMID: 29277300&quot;,&quot;shortTitle&quot;:&quot;Innovations in Preoperative Planning&quot;,&quot;journalAbbreviation&quot;:&quot;J. Cardiothorac. Vasc. Anesth.&quot;,&quot;language&quot;:&quot;eng&quot;,&quot;author&quot;:[{&quot;family&quot;:&quot;Farooqi&quot;,&quot;given&quot;:&quot;Kanwal M.&quot;},{&quot;family&quot;:&quot;Mahmood&quot;,&quot;given&quot;:&quot;Feroze&quot;}],&quot;issued&quot;:{&quot;date-parts&quot;:[[&quot;2017&quot;,11,23]]}}}],&quot;schema&quot;:&quot;https://github.com/citation-style-language/schema/raw/master/csl-citation.json&quot;} RNDygqw18Ch3D"/><text:span text:style-name="T23">. </text:span><text:span text:style-name="T26">It</text:span><text:span text:style-name="T24"> has also been proposed as a partial solution to problems in supply chain management during disasters</text:span><text:reference-mark-start text:name="ZOTERO_ITEM CSL_CITATION {&quot;citationID&quot;:&quot;akqafgbalt&quot;,&quot;properties&quot;:{&quot;formattedCitation&quot;:&quot;{\\rtf \\super 30\\nosupersub{}}&quot;,&quot;plainCitation&quot;:&quot;30&quot;},&quot;citationItems&quot;:[{&quot;id&quot;:1800,&quot;uris&quot;:[&quot;http://zotero.org/groups/233690/items/2SC54PIJ&quot;],&quot;uri&quot;:[&quot;http://zotero.org/groups/233690/items/2SC54PIJ&quot;],&quot;itemData&quot;:{&quot;id&quot;:1800,&quot;type&quot;:&quot;article-journal&quot;,&quot;title&quot;:&quot;Three-dimensional Printing in Developing Countries&quot;,&quot;container-title&quot;:&quot;Plastic and Reconstructive Surgery. Global Open&quot;,&quot;page&quot;:&quot;e443&quot;,&quot;volume&quot;:&quot;3&quot;,&quot;issue&quot;:&quot;7&quot;,&quot;source&quot;:&quot;PubMed&quot;,&quot;abstract&quot;:&quot;The advent of 3-dimensional (3D) printing technology has facilitated the creation of customized objects. The lack of regulation in developing countries renders conventional means of addressing various healthcare issues challenging. 3D printing may provide a venue for addressing many of these concerns in an inexpensive and easily accessible fashion. These may potentially include the production of basic medical supplies, vaccination beads, laboratory equipment, and prosthetic limbs. As this technology continues to improve and prices are reduced, 3D printing has the potential ability to promote initiatives across the entire developing world, resulting in improved surgical care and providing a higher quality of healthcare to its residents.&quot;,&quot;DOI&quot;:&quot;10.1097/GOX.0000000000000298&quot;,&quot;ISSN&quot;:&quot;2169-7574&quot;,&quot;note&quot;:&quot;PMID: 26301132\nPMCID: PMC4527617&quot;,&quot;journalAbbreviation&quot;:&quot;Plast Reconstr Surg Glob Open&quot;,&quot;language&quot;:&quot;eng&quot;,&quot;author&quot;:[{&quot;family&quot;:&quot;Ibrahim&quot;,&quot;given&quot;:&quot;Ahmed M. S.&quot;},{&quot;family&quot;:&quot;Jose&quot;,&quot;given&quot;:&quot;Rod R.&quot;},{&quot;family&quot;:&quot;Rabie&quot;,&quot;given&quot;:&quot;Amr N.&quot;},{&quot;family&quot;:&quot;Gerstle&quot;,&quot;given&quot;:&quot;Theodore L.&quot;},{&quot;family&quot;:&quot;Lee&quot;,&quot;given&quot;:&quot;Bernard T.&quot;},{&quot;family&quot;:&quot;Lin&quot;,&quot;given&quot;:&quot;Samuel J.&quot;}],&quot;issued&quot;:{&quot;date-parts&quot;:[[&quot;2015&quot;,7]]}}}],&quot;schema&quot;:&quot;https://github.com/citation-style-language/schema/raw/master/csl-citation.json&quot;} RNDaB5wyz4jU7"/><text:span text:style-name="T46">30</text:span><text:reference-mark-end text:name="ZOTERO_ITEM CSL_CITATION {&quot;citationID&quot;:&quot;akqafgbalt&quot;,&quot;properties&quot;:{&quot;formattedCitation&quot;:&quot;{\\rtf \\super 30\\nosupersub{}}&quot;,&quot;plainCitation&quot;:&quot;30&quot;},&quot;citationItems&quot;:[{&quot;id&quot;:1800,&quot;uris&quot;:[&quot;http://zotero.org/groups/233690/items/2SC54PIJ&quot;],&quot;uri&quot;:[&quot;http://zotero.org/groups/233690/items/2SC54PIJ&quot;],&quot;itemData&quot;:{&quot;id&quot;:1800,&quot;type&quot;:&quot;article-journal&quot;,&quot;title&quot;:&quot;Three-dimensional Printing in Developing Countries&quot;,&quot;container-title&quot;:&quot;Plastic and Reconstructive Surgery. Global Open&quot;,&quot;page&quot;:&quot;e443&quot;,&quot;volume&quot;:&quot;3&quot;,&quot;issue&quot;:&quot;7&quot;,&quot;source&quot;:&quot;PubMed&quot;,&quot;abstract&quot;:&quot;The advent of 3-dimensional (3D) printing technology has facilitated the creation of customized objects. The lack of regulation in developing countries renders conventional means of addressing various healthcare issues challenging. 3D printing may provide a venue for addressing many of these concerns in an inexpensive and easily accessible fashion. These may potentially include the production of basic medical supplies, vaccination beads, laboratory equipment, and prosthetic limbs. As this technology continues to improve and prices are reduced, 3D printing has the potential ability to promote initiatives across the entire developing world, resulting in improved surgical care and providing a higher quality of healthcare to its residents.&quot;,&quot;DOI&quot;:&quot;10.1097/GOX.0000000000000298&quot;,&quot;ISSN&quot;:&quot;2169-7574&quot;,&quot;note&quot;:&quot;PMID: 26301132\nPMCID: PMC4527617&quot;,&quot;journalAbbreviation&quot;:&quot;Plast Reconstr Surg Glob Open&quot;,&quot;language&quot;:&quot;eng&quot;,&quot;author&quot;:[{&quot;family&quot;:&quot;Ibrahim&quot;,&quot;given&quot;:&quot;Ahmed M. S.&quot;},{&quot;family&quot;:&quot;Jose&quot;,&quot;given&quot;:&quot;Rod R.&quot;},{&quot;family&quot;:&quot;Rabie&quot;,&quot;given&quot;:&quot;Amr N.&quot;},{&quot;family&quot;:&quot;Gerstle&quot;,&quot;given&quot;:&quot;Theodore L.&quot;},{&quot;family&quot;:&quot;Lee&quot;,&quot;given&quot;:&quot;Bernard T.&quot;},{&quot;family&quot;:&quot;Lin&quot;,&quot;given&quot;:&quot;Samuel J.&quot;}],&quot;issued&quot;:{&quot;date-parts&quot;:[[&quot;2015&quot;,7]]}}}],&quot;schema&quot;:&quot;https://github.com/citation-style-language/schema/raw/master/csl-citation.json&quot;} RNDaB5wyz4jU7"/><text:span text:style-name="T24">, such as by Global Humanitarian Lab</text:span><text:reference-mark-start text:name="ZOTERO_ITEM CSL_CITATION {&quot;citationID&quot;:&quot;a17f7mvvks&quot;,&quot;properties&quot;:{&quot;formattedCitation&quot;:&quot;{\\rtf \\super 31\\nosupersub{}}&quot;,&quot;plainCitation&quot;:&quot;31&quot;},&quot;citationItems&quot;:[{&quot;id&quot;:1815,&quot;uris&quot;:[&quot;http://zotero.org/groups/233690/items/B88MLAYP&quot;],&quot;uri&quot;:[&quot;http://zotero.org/groups/233690/items/B88MLAYP&quot;],&quot;itemData&quot;:{&quot;id&quot;:1815,&quot;type&quot;:&quot;webpage&quot;,&quot;title&quot;:&quot;Global Humanitarian Lab&quot;,&quot;container-title&quot;:&quot;Global Humanitarian Lab&quot;,&quot;abstract&quot;:&quot;Accelerating Humanitarian Innovation&quot;,&quot;URL&quot;:&quot;https://globalhumanitarianlab.org/&quot;,&quot;language&quot;:&quot;en-GB&quot;,&quot;accessed&quot;:{&quot;date-parts&quot;:[[&quot;2018&quot;,1,30]]}}}],&quot;schema&quot;:&quot;https://github.com/citation-style-language/schema/raw/master/csl-citation.json&quot;} RNDf792CCTqA2"/><text:span text:style-name="T46">31</text:span><text:reference-mark-end text:name="ZOTERO_ITEM CSL_CITATION {&quot;citationID&quot;:&quot;a17f7mvvks&quot;,&quot;properties&quot;:{&quot;formattedCitation&quot;:&quot;{\\rtf \\super 31\\nosupersub{}}&quot;,&quot;plainCitation&quot;:&quot;31&quot;},&quot;citationItems&quot;:[{&quot;id&quot;:1815,&quot;uris&quot;:[&quot;http://zotero.org/groups/233690/items/B88MLAYP&quot;],&quot;uri&quot;:[&quot;http://zotero.org/groups/233690/items/B88MLAYP&quot;],&quot;itemData&quot;:{&quot;id&quot;:1815,&quot;type&quot;:&quot;webpage&quot;,&quot;title&quot;:&quot;Global Humanitarian Lab&quot;,&quot;container-title&quot;:&quot;Global Humanitarian Lab&quot;,&quot;abstract&quot;:&quot;Accelerating Humanitarian Innovation&quot;,&quot;URL&quot;:&quot;https://globalhumanitarianlab.org/&quot;,&quot;language&quot;:&quot;en-GB&quot;,&quot;accessed&quot;:{&quot;date-parts&quot;:[[&quot;2018&quot;,1,30]]}}}],&quot;schema&quot;:&quot;https://github.com/citation-style-language/schema/raw/master/csl-citation.json&quot;} RNDf792CCTqA2"/><text:span text:style-name="T24"> </text:span><text:span text:style-name="T25">and</text:span><text:span text:style-name="T24"> Field Ready</text:span><text:reference-mark-start text:name="ZOTERO_ITEM CSL_CITATION {&quot;citationID&quot;:&quot;a867526tl8&quot;,&quot;properties&quot;:{&quot;formattedCitation&quot;:&quot;{\\rtf \\super 32\\nosupersub{}}&quot;,&quot;plainCitation&quot;:&quot;32&quot;},&quot;citationItems&quot;:[{&quot;id&quot;:1817,&quot;uris&quot;:[&quot;http://zotero.org/groups/233690/items/MADDS43I&quot;],&quot;uri&quot;:[&quot;http://zotero.org/groups/233690/items/MADDS43I&quot;],&quot;itemData&quot;:{&quot;id&quot;:1817,&quot;type&quot;:&quot;webpage&quot;,&quot;title&quot;:&quot;Field Ready - Humanitarian Supplies Made-in-the-Field&quot;,&quot;container-title&quot;:&quot;Field Ready - Humanitarian Supplies Made-in-the-Field&quot;,&quot;abstract&quot;:&quot;Field Ready, rapid manufacturing for humanitarian purposes and remote areas&quot;,&quot;URL&quot;:&quot;https://www.fieldready.org&quot;,&quot;language&quot;:&quot;en&quot;,&quot;accessed&quot;:{&quot;date-parts&quot;:[[&quot;2018&quot;,1,30]]}}}],&quot;schema&quot;:&quot;https://github.com/citation-style-language/schema/raw/master/csl-citation.json&quot;} RNDbm1h55qldJ"/><text:span text:style-name="T46">32</text:span><text:reference-mark-end text:name="ZOTERO_ITEM CSL_CITATION {&quot;citationID&quot;:&quot;a867526tl8&quot;,&quot;properties&quot;:{&quot;formattedCitation&quot;:&quot;{\\rtf \\super 32\\nosupersub{}}&quot;,&quot;plainCitation&quot;:&quot;32&quot;},&quot;citationItems&quot;:[{&quot;id&quot;:1817,&quot;uris&quot;:[&quot;http://zotero.org/groups/233690/items/MADDS43I&quot;],&quot;uri&quot;:[&quot;http://zotero.org/groups/233690/items/MADDS43I&quot;],&quot;itemData&quot;:{&quot;id&quot;:1817,&quot;type&quot;:&quot;webpage&quot;,&quot;title&quot;:&quot;Field Ready - Humanitarian Supplies Made-in-the-Field&quot;,&quot;container-title&quot;:&quot;Field Ready - Humanitarian Supplies Made-in-the-Field&quot;,&quot;abstract&quot;:&quot;Field Ready, rapid manufacturing for humanitarian purposes and remote areas&quot;,&quot;URL&quot;:&quot;https://www.fieldready.org&quot;,&quot;language&quot;:&quot;en&quot;,&quot;accessed&quot;:{&quot;date-parts&quot;:[[&quot;2018&quot;,1,30]]}}}],&quot;schema&quot;:&quot;https://github.com/citation-style-language/schema/raw/master/csl-citation.json&quot;} RNDbm1h55qldJ"/><text:span text:style-name="T24">. </text:span><text:span text:style-name="T8">The flexibility of 3D printing technology also allows users to augment our design to fit their own needs. We also attempt to make our </text:span><text:span text:style-name="T15">bills of material, construct</text:span><text:span text:style-name="T18">i</text:span><text:span text:style-name="T15">on methodology and </text:span><text:span text:style-name="T8">validat</text:span><text:span text:style-name="T9">i</text:span><text:span text:style-name="T8">on methods accessible and low cost, allowing others to validate our design independently with ease.</text:span></text:p>
      <text:p text:style-name="P4"/>
      <text:h text:style-name="P32" text:outline-level="1">Methods</text:h>
      <text:h text:style-name="P33" text:outline-level="2">Stethoscope design</text:h>
      <text:p text:style-name="P5">Design of the Glia model 3D printed stethoscopes was done using Free/Open Source Software (FOSS) so as to keep costs low and allow others easy access to examine and modify code. CrystalSCAD (https://github.com/Joaz/CrystalScad, Germany) was used to create digital models of the stethoscope head, two ear tubes and an ear plug mold due to its ability to create complex shapes in a way that was not possible with OpenSCAD at the time. OpenSCAD (http://openscad.org, Canada) was used to create digital models of the Y-piece, stethoscope ring and spring (Fig 1A). Since its original creation as documented in this paper, the eartubes have <text:soft-page-break/>been completely ported to OpenSCAD. The stethoscope head is presently a hybrid of CrystalSCAD and OpenSCAD. As the ear plug mold is no longer used in our current production process, its archived version also remains in CrystalSCAD.</text:p>
      <text:p text:style-name="P3"><text:span text:style-name="T1">Other accessory hardware is required, such as the plastic diaphragm, tubing </text:span><text:span text:style-name="T2">and</text:span><text:span text:style-name="T1"> ear </text:span><text:span text:style-name="T2">buds</text:span><text:span text:style-name="T1">. These </text:span><text:span text:style-name="T2">are listed</text:span><text:span text:style-name="T1"> in Table 1.</text:span></text:p>
      <text:p text:style-name="P5"/>
      <text:p text:style-name="P3"><text:span text:style-name="T7">Figure 1. Computer aided design and assembly of the 3D printed stethoscope. </text:span><text:span text:style-name="T1">Digital models of the 3D printed stethoscope parts are shown in Figure 1A. From left to right: the head, Y piece and ear tube are shown. An earplug mold design is also shown in Figure 1B. Each part was 3D printed in ABS, with the assembled stethoscope is shown in Figure 1C using the bill of materials listed in Table 1.</text:span></text:p>
      <text:p text:style-name="P3"/>
      <text:p text:style-name="P5">All print designs can be downloaded for free at https://github.com/GliaX</text:p>
      <text:h text:style-name="P33" text:outline-level="2">Stethoscope printing and assembly</text:h>
      <text:p text:style-name="P3"><text:span text:style-name="T1">Each part was printed on a commodity 3D printer (Prusa Mk II, 1.75 mm filament diameter, 0.4 mm nozzle diameter, no scaffolding or support) using acrylonitrile butadiene styrene (ABS) with 100% infill as indicated and 0.2 mm layer height. A 40 cm silicone 12 mm outer diameter (OD), 8 mm inner diameter (ID) tube was attached between the stethoscope head and the larger bore of the Y piece. Two 9 cm silicone 6 mm OD, 4 mm ID tubes were attached between the smaller bore of the Y piece and the ear tubes. A diaphragm was cut from a Staples brand PVC report cover (Swing-lock report cover, clear with black spine; UPC 718103160223) by turning a </text:span><text:soft-page-break/><text:span text:style-name="T1">sharp caliper and creating a circular diaphragm with a 40 mm diameter. This diaphragm was attached to the stethoscope head with a printed ABS ring. </text:span><text:span text:style-name="T3">A</text:span><text:span text:style-name="T1"> printed ABS truss that has some spring properties by design </text:span><text:span text:style-name="T3">is used as a spring for the ear tubes</text:span><text:span text:style-name="T1">.</text:span></text:p>
      <text:p text:style-name="P3"><text:span text:style-name="T3">The earbuds are</text:span><text:span text:style-name="T1"> generic earbuds from commodity earbud-style headphones </text:span><text:span text:style-name="T3">that are</text:span><text:span text:style-name="T1"> widely available and of negligible cost. The final construction of the </text:span><text:span text:style-name="T3">current</text:span><text:span text:style-name="T1"> model can be seen in Fig 1C.</text:span></text:p>
      <text:p text:style-name="Standard_20__28_user_29_"><text:span text:style-name="T8">Costs in Table 1 were calculated using the density of </text:span><text:span text:style-name="T27">PA757 </text:span><text:span text:style-name="T8">ABS (1.0</text:span><text:span text:style-name="T27">5</text:span><text:span text:style-name="T8"> g/cm</text:span><text:span text:style-name="T36">3</text:span><text:span text:style-name="T8">)</text:span><text:reference-mark-start text:name="ZOTERO_ITEM CSL_CITATION {&quot;citationID&quot;:&quot;knloOHJz&quot;,&quot;properties&quot;:{&quot;formattedCitation&quot;:&quot;{\\rtf \\super 33\\nosupersub{}}&quot;,&quot;plainCitation&quot;:&quot;33&quot;},&quot;citationItems&quot;:[{&quot;id&quot;:1824,&quot;uris&quot;:[&quot;http://zotero.org/groups/233690/items/LQTQ5SJ4&quot;],&quot;uri&quot;:[&quot;http://zotero.org/groups/233690/items/LQTQ5SJ4&quot;],&quot;itemData&quot;:{&quot;id&quot;:1824,&quot;type&quot;:&quot;webpage&quot;,&quot;title&quot;:&quot;ABS PA757 Datasheet&quot;,&quot;URL&quot;:&quot;http://www.chimeicorp.com/upload/att/2013-05/201305161402533576591.pdf&quot;,&quot;author&quot;:[{&quot;family&quot;:&quot;Chi Mei Corporation&quot;,&quot;given&quot;:&quot;&quot;}],&quot;accessed&quot;:{&quot;date-parts&quot;:[[&quot;2018&quot;,1,30]]}}}],&quot;schema&quot;:&quot;https://github.com/citation-style-language/schema/raw/master/csl-citation.json&quot;} RNDoNznXkqXme"/><text:span text:style-name="T39">33</text:span><text:reference-mark-end text:name="ZOTERO_ITEM CSL_CITATION {&quot;citationID&quot;:&quot;knloOHJz&quot;,&quot;properties&quot;:{&quot;formattedCitation&quot;:&quot;{\\rtf \\super 33\\nosupersub{}}&quot;,&quot;plainCitation&quot;:&quot;33&quot;},&quot;citationItems&quot;:[{&quot;id&quot;:1824,&quot;uris&quot;:[&quot;http://zotero.org/groups/233690/items/LQTQ5SJ4&quot;],&quot;uri&quot;:[&quot;http://zotero.org/groups/233690/items/LQTQ5SJ4&quot;],&quot;itemData&quot;:{&quot;id&quot;:1824,&quot;type&quot;:&quot;webpage&quot;,&quot;title&quot;:&quot;ABS PA757 Datasheet&quot;,&quot;URL&quot;:&quot;http://www.chimeicorp.com/upload/att/2013-05/201305161402533576591.pdf&quot;,&quot;author&quot;:[{&quot;family&quot;:&quot;Chi Mei Corporation&quot;,&quot;given&quot;:&quot;&quot;}],&quot;accessed&quot;:{&quot;date-parts&quot;:[[&quot;2018&quot;,1,30]]}}}],&quot;schema&quot;:&quot;https://github.com/citation-style-language/schema/raw/master/csl-citation.json&quot;} RNDoNznXkqXme"/><text:span text:style-name="T8"> and the </text:span><text:span text:style-name="T28">part weight</text:span><text:span text:style-name="T8">, which is calculated </text:span><text:span text:style-name="T28">using version 1.3.0-dev of the Slic3r software (https://slic3r.org, Italy)</text:span><text:span text:style-name="T8">. We assumed the price of 1</text:span><text:span text:style-name="T27">2</text:span><text:span text:style-name="T8"> lbs (</text:span><text:span text:style-name="T27">5.</text:span><text:span text:style-name="T8">454</text:span><text:span text:style-name="T27">5</text:span><text:span text:style-name="T8"> kg) of </text:span><text:span text:style-name="T27">virgin PA757 </text:span><text:span text:style-name="T8">ABS pellets to be </text:span><text:span text:style-name="T10">$</text:span><text:span text:style-name="T27">38.99</text:span><text:span text:style-name="T8"> USD</text:span><text:reference-mark-start text:name="ZOTERO_ITEM CSL_CITATION {&quot;citationID&quot;:&quot;a1hntcbcj9b&quot;,&quot;properties&quot;:{&quot;formattedCitation&quot;:&quot;{\\rtf \\super 34\\nosupersub{}}&quot;,&quot;plainCitation&quot;:&quot;34&quot;},&quot;citationItems&quot;:[{&quot;id&quot;:1821,&quot;uris&quot;:[&quot;http://zotero.org/groups/233690/items/C7VPED85&quot;],&quot;uri&quot;:[&quot;http://zotero.org/groups/233690/items/C7VPED85&quot;],&quot;itemData&quot;:{&quot;id&quot;:1821,&quot;type&quot;:&quot;webpage&quot;,&quot;title&quot;:&quot;PA757 ABS Natural Pellets&quot;,&quot;container-title&quot;:&quot;Filastruder&quot;,&quot;abstract&quot;:&quot;Polylac PA757 pellets. Shipped in bulk packaging, no desiccant included so it would be a good idea to dry these pellets before use with a food dehydrator or sim&quot;,&quot;URL&quot;:&quot;https://www.filastruder.com/products/pa757-abs-pellets&quot;,&quot;language&quot;:&quot;en&quot;,&quot;author&quot;:[{&quot;family&quot;:&quot;Filastruder&quot;,&quot;given&quot;:&quot;&quot;}],&quot;accessed&quot;:{&quot;date-parts&quot;:[[&quot;2018&quot;,1,30]]}}}],&quot;schema&quot;:&quot;https://github.com/citation-style-language/schema/raw/master/csl-citation.json&quot;} RNDVFL8NnFuwD"/><text:span text:style-name="T39">34</text:span><text:reference-mark-end text:name="ZOTERO_ITEM CSL_CITATION {&quot;citationID&quot;:&quot;a1hntcbcj9b&quot;,&quot;properties&quot;:{&quot;formattedCitation&quot;:&quot;{\\rtf \\super 34\\nosupersub{}}&quot;,&quot;plainCitation&quot;:&quot;34&quot;},&quot;citationItems&quot;:[{&quot;id&quot;:1821,&quot;uris&quot;:[&quot;http://zotero.org/groups/233690/items/C7VPED85&quot;],&quot;uri&quot;:[&quot;http://zotero.org/groups/233690/items/C7VPED85&quot;],&quot;itemData&quot;:{&quot;id&quot;:1821,&quot;type&quot;:&quot;webpage&quot;,&quot;title&quot;:&quot;PA757 ABS Natural Pellets&quot;,&quot;container-title&quot;:&quot;Filastruder&quot;,&quot;abstract&quot;:&quot;Polylac PA757 pellets. Shipped in bulk packaging, no desiccant included so it would be a good idea to dry these pellets before use with a food dehydrator or sim&quot;,&quot;URL&quot;:&quot;https://www.filastruder.com/products/pa757-abs-pellets&quot;,&quot;language&quot;:&quot;en&quot;,&quot;author&quot;:[{&quot;family&quot;:&quot;Filastruder&quot;,&quot;given&quot;:&quot;&quot;}],&quot;accessed&quot;:{&quot;date-parts&quot;:[[&quot;2018&quot;,1,30]]}}}],&quot;schema&quot;:&quot;https://github.com/citation-style-language/schema/raw/master/csl-citation.json&quot;} RNDVFL8NnFuwD"/><text:span text:style-name="T8">. Commercial ABS filament was assumed to cost $</text:span><text:span text:style-name="T29">23.96</text:span><text:span text:style-name="T8"> </text:span><text:span text:style-name="T29">USD</text:span><text:span text:style-name="T8">/</text:span><text:span text:style-name="T29">k</text:span><text:span text:style-name="T8">g</text:span><text:reference-mark-start text:name="ZOTERO_ITEM CSL_CITATION {&quot;citationID&quot;:&quot;a1hi2k1gkoh&quot;,&quot;properties&quot;:{&quot;formattedCitation&quot;:&quot;{\\rtf \\super 35\\nosupersub{}}&quot;,&quot;plainCitation&quot;:&quot;35&quot;},&quot;citationItems&quot;:[{&quot;id&quot;:1825,&quot;uris&quot;:[&quot;http://zotero.org/groups/233690/items/ZBWHNFAD&quot;],&quot;uri&quot;:[&quot;http://zotero.org/groups/233690/items/ZBWHNFAD&quot;],&quot;itemData&quot;:{&quot;id&quot;:1825,&quot;type&quot;:&quot;webpage&quot;,&quot;title&quot;:&quot;ABS Filament - BLACK - 1.75mm&quot;,&quot;container-title&quot;:&quot;Filaments.ca&quot;,&quot;abstract&quot;:&quot;Buy Premium Black ABS 1.75mm filament for 3D printers at the lowest rates online.&quot;,&quot;URL&quot;:&quot;https://filaments.ca/products/abs-filament-black-1-75-mm&quot;,&quot;accessed&quot;:{&quot;date-parts&quot;:[[&quot;2018&quot;,1,30]]}}}],&quot;schema&quot;:&quot;https://github.com/citation-style-language/schema/raw/master/csl-citation.json&quot;} RNDlKJoBtX2Dy"/><text:span text:style-name="T39">35</text:span><text:reference-mark-end text:name="ZOTERO_ITEM CSL_CITATION {&quot;citationID&quot;:&quot;a1hi2k1gkoh&quot;,&quot;properties&quot;:{&quot;formattedCitation&quot;:&quot;{\\rtf \\super 35\\nosupersub{}}&quot;,&quot;plainCitation&quot;:&quot;35&quot;},&quot;citationItems&quot;:[{&quot;id&quot;:1825,&quot;uris&quot;:[&quot;http://zotero.org/groups/233690/items/ZBWHNFAD&quot;],&quot;uri&quot;:[&quot;http://zotero.org/groups/233690/items/ZBWHNFAD&quot;],&quot;itemData&quot;:{&quot;id&quot;:1825,&quot;type&quot;:&quot;webpage&quot;,&quot;title&quot;:&quot;ABS Filament - BLACK - 1.75mm&quot;,&quot;container-title&quot;:&quot;Filaments.ca&quot;,&quot;abstract&quot;:&quot;Buy Premium Black ABS 1.75mm filament for 3D printers at the lowest rates online.&quot;,&quot;URL&quot;:&quot;https://filaments.ca/products/abs-filament-black-1-75-mm&quot;,&quot;accessed&quot;:{&quot;date-parts&quot;:[[&quot;2018&quot;,1,30]]}}}],&quot;schema&quot;:&quot;https://github.com/citation-style-language/schema/raw/master/csl-citation.json&quot;} RNDlKJoBtX2Dy"/><text:span text:style-name="T8">. </text:span><text:span text:style-name="T19">Electricity costs were estimated using the Ontario Energy Board's current </text:span><text:span text:style-name="T11">mid-peak </text:span><text:span text:style-name="T19">rates</text:span><text:reference-mark-start text:name="ZOTERO_ITEM CSL_CITATION {&quot;citationID&quot;:&quot;4uKJbhqP&quot;,&quot;properties&quot;:{&quot;unsorted&quot;:true,&quot;formattedCitation&quot;:&quot;{\\rtf \\super 36,37\\nosupersub{}}&quot;,&quot;plainCitation&quot;:&quot;36,37&quot;},&quot;citationItems&quot;:[{&quot;id&quot;:1777,&quot;uris&quot;:[&quot;http://zotero.org/groups/233690/items/BQ2NH6DQ&quot;],&quot;uri&quot;:[&quot;http://zotero.org/groups/233690/items/BQ2NH6DQ&quot;],&quot;itemData&quot;:{&quot;id&quot;:1777,&quot;type&quot;:&quot;webpage&quot;,&quot;title&quot;:&quot;Electricity rates&quot;,&quot;URL&quot;:&quot;https://www.oeb.ca/rates-and-your-bill/electricity-rates&quot;,&quot;author&quot;:[{&quot;family&quot;:&quot;Ontario Energy Board&quot;,&quot;given&quot;:&quot;&quot;}],&quot;accessed&quot;:{&quot;date-parts&quot;:[[&quot;2018&quot;,1,30]]}},&quot;label&quot;:&quot;page&quot;},{&quot;id&quot;:1775,&quot;uris&quot;:[&quot;http://zotero.org/groups/233690/items/ZKUGFVS4&quot;],&quot;uri&quot;:[&quot;http://zotero.org/groups/233690/items/ZKUGFVS4&quot;],&quot;itemData&quot;:{&quot;id&quot;:1775,&quot;type&quot;:&quot;webpage&quot;,&quot;title&quot;:&quot;Historical electricity rates&quot;,&quot;URL&quot;:&quot;https://www.oeb.ca/rates-and-your-bill/electricity-rates/historical-electricity-rates&quot;,&quot;author&quot;:[{&quot;family&quot;:&quot;Ontario Energy Board&quot;,&quot;given&quot;:&quot;&quot;}],&quot;accessed&quot;:{&quot;date-parts&quot;:[[&quot;2018&quot;,1,30]]}},&quot;label&quot;:&quot;page&quot;}],&quot;schema&quot;:&quot;https://github.com/citation-style-language/schema/raw/master/csl-citation.json&quot;} RNDrDJdzBFTSE"/><text:span text:style-name="T43">36,37</text:span><text:reference-mark-end text:name="ZOTERO_ITEM CSL_CITATION {&quot;citationID&quot;:&quot;4uKJbhqP&quot;,&quot;properties&quot;:{&quot;unsorted&quot;:true,&quot;formattedCitation&quot;:&quot;{\\rtf \\super 36,37\\nosupersub{}}&quot;,&quot;plainCitation&quot;:&quot;36,37&quot;},&quot;citationItems&quot;:[{&quot;id&quot;:1777,&quot;uris&quot;:[&quot;http://zotero.org/groups/233690/items/BQ2NH6DQ&quot;],&quot;uri&quot;:[&quot;http://zotero.org/groups/233690/items/BQ2NH6DQ&quot;],&quot;itemData&quot;:{&quot;id&quot;:1777,&quot;type&quot;:&quot;webpage&quot;,&quot;title&quot;:&quot;Electricity rates&quot;,&quot;URL&quot;:&quot;https://www.oeb.ca/rates-and-your-bill/electricity-rates&quot;,&quot;author&quot;:[{&quot;family&quot;:&quot;Ontario Energy Board&quot;,&quot;given&quot;:&quot;&quot;}],&quot;accessed&quot;:{&quot;date-parts&quot;:[[&quot;2018&quot;,1,30]]}},&quot;label&quot;:&quot;page&quot;},{&quot;id&quot;:1775,&quot;uris&quot;:[&quot;http://zotero.org/groups/233690/items/ZKUGFVS4&quot;],&quot;uri&quot;:[&quot;http://zotero.org/groups/233690/items/ZKUGFVS4&quot;],&quot;itemData&quot;:{&quot;id&quot;:1775,&quot;type&quot;:&quot;webpage&quot;,&quot;title&quot;:&quot;Historical electricity rates&quot;,&quot;URL&quot;:&quot;https://www.oeb.ca/rates-and-your-bill/electricity-rates/historical-electricity-rates&quot;,&quot;author&quot;:[{&quot;family&quot;:&quot;Ontario Energy Board&quot;,&quot;given&quot;:&quot;&quot;}],&quot;accessed&quot;:{&quot;date-parts&quot;:[[&quot;2018&quot;,1,30]]}},&quot;label&quot;:&quot;page&quot;}],&quot;schema&quot;:&quot;https://github.com/citation-style-language/schema/raw/master/csl-citation.json&quot;} RNDrDJdzBFTSE"/><text:span text:style-name="T19"> multiplied by the printer's expected electricity use based on measurements of a similar printer with similar temperatures</text:span><text:reference-mark-start text:name="ZOTERO_ITEM CSL_CITATION {&quot;citationID&quot;:&quot;a174m9iv3j5&quot;,&quot;properties&quot;:{&quot;formattedCitation&quot;:&quot;{\\rtf \\super 38\\nosupersub{}}&quot;,&quot;plainCitation&quot;:&quot;38&quot;},&quot;citationItems&quot;:[{&quot;id&quot;:1742,&quot;uris&quot;:[&quot;http://zotero.org/groups/233690/items/7PJWMSSF&quot;],&quot;uri&quot;:[&quot;http://zotero.org/groups/233690/items/7PJWMSSF&quot;],&quot;itemData&quot;:{&quot;id&quot;:1742,&quot;type&quot;:&quot;book&quot;,&quot;title&quot;:&quot;RELATIVE ENERGY CONSUMPTION OF LOW-COST 3D PRINTERS&quot;,&quot;source&quot;:&quot;ResearchGate&quot;,&quot;abstract&quot;:&quot;The potential of low cost, 3D printing to support distributed manufacture in remote, rural communities has been noted by several observers. However the economic practicality of such proposals has not yet been clearly established and although some overheads, such as capital or consumables, are easily quantified the energy costs are less clear. Motivated by the need to understand the energy and power trade-off \&quot; s inherent in 3D printing this paper reports the results of an initial study to evaluate the relative performance of three popular, low-cost models. Direct measurement of the electrical power required to build the same benchmark part demonstrates that there is both significance variance in the average power required and that the total energy consumption varies dramatically with the build parameters (i.e. layer thickness and platform temperature). In other words the research suggests that although 3D printed parts created on different machines might appear physically identical, their energy costs will be anything but. Far from completely characterizing the energy trade-off \&quot; s inherent in 3D printing this initial study only highlights the need for further work to fully understand the energy implications of varying air temperature, print speed, layer resolution, filament diameter and print head temperature.&quot;,&quot;author&quot;:[{&quot;family&quot;:&quot;Walls&quot;,&quot;given&quot;:&quot;Simon&quot;},{&quot;family&quot;:&quot;Corney&quot;,&quot;given&quot;:&quot;Jonathan&quot;},{&quot;family&quot;:&quot;Annamalai Vasantha&quot;,&quot;given&quot;:&quot;Gokula&quot;}],&quot;issued&quot;:{&quot;date-parts&quot;:[[&quot;2014&quot;,1,1]]}}}],&quot;schema&quot;:&quot;https://github.com/citation-style-language/schema/raw/master/csl-citation.json&quot;} RND6HjIQGWBKQ"/><text:span text:style-name="T43">38</text:span><text:reference-mark-end text:name="ZOTERO_ITEM CSL_CITATION {&quot;citationID&quot;:&quot;a174m9iv3j5&quot;,&quot;properties&quot;:{&quot;formattedCitation&quot;:&quot;{\\rtf \\super 38\\nosupersub{}}&quot;,&quot;plainCitation&quot;:&quot;38&quot;},&quot;citationItems&quot;:[{&quot;id&quot;:1742,&quot;uris&quot;:[&quot;http://zotero.org/groups/233690/items/7PJWMSSF&quot;],&quot;uri&quot;:[&quot;http://zotero.org/groups/233690/items/7PJWMSSF&quot;],&quot;itemData&quot;:{&quot;id&quot;:1742,&quot;type&quot;:&quot;book&quot;,&quot;title&quot;:&quot;RELATIVE ENERGY CONSUMPTION OF LOW-COST 3D PRINTERS&quot;,&quot;source&quot;:&quot;ResearchGate&quot;,&quot;abstract&quot;:&quot;The potential of low cost, 3D printing to support distributed manufacture in remote, rural communities has been noted by several observers. However the economic practicality of such proposals has not yet been clearly established and although some overheads, such as capital or consumables, are easily quantified the energy costs are less clear. Motivated by the need to understand the energy and power trade-off \&quot; s inherent in 3D printing this paper reports the results of an initial study to evaluate the relative performance of three popular, low-cost models. Direct measurement of the electrical power required to build the same benchmark part demonstrates that there is both significance variance in the average power required and that the total energy consumption varies dramatically with the build parameters (i.e. layer thickness and platform temperature). In other words the research suggests that although 3D printed parts created on different machines might appear physically identical, their energy costs will be anything but. Far from completely characterizing the energy trade-off \&quot; s inherent in 3D printing this initial study only highlights the need for further work to fully understand the energy implications of varying air temperature, print speed, layer resolution, filament diameter and print head temperature.&quot;,&quot;author&quot;:[{&quot;family&quot;:&quot;Walls&quot;,&quot;given&quot;:&quot;Simon&quot;},{&quot;family&quot;:&quot;Corney&quot;,&quot;given&quot;:&quot;Jonathan&quot;},{&quot;family&quot;:&quot;Annamalai Vasantha&quot;,&quot;given&quot;:&quot;Gokula&quot;}],&quot;issued&quot;:{&quot;date-parts&quot;:[[&quot;2014&quot;,1,1]]}}}],&quot;schema&quot;:&quot;https://github.com/citation-style-language/schema/raw/master/csl-citation.json&quot;} RND6HjIQGWBKQ"/><text:span text:style-name="T19"> printing for four hours </text:span><text:span text:style-name="T11">then multiplied by 0.8 for a</text:span><text:span text:style-name="T27">n approximate </text:span><text:span text:style-name="T11">conversion to US currency</text:span><text:span text:style-name="T19">. This number was rounded up to the nearest cent. </text:span><text:span text:style-name="T20">The energy costs of filament extrusion are negligible when estimated based on previous </text:span><text:span text:style-name="T21">reporting</text:span><text:reference-mark-start text:name="ZOTERO_ITEM CSL_CITATION {&quot;citationID&quot;:&quot;a1bvkn2mi5s&quot;,&quot;properties&quot;:{&quot;formattedCitation&quot;:&quot;{\\rtf \\super 39\\nosupersub{}}&quot;,&quot;plainCitation&quot;:&quot;39&quot;},&quot;citationItems&quot;:[{&quot;id&quot;:1747,&quot;uris&quot;:[&quot;http://zotero.org/groups/233690/items/IDFVMA3R&quot;],&quot;uri&quot;:[&quot;http://zotero.org/groups/233690/items/IDFVMA3R&quot;],&quot;itemData&quot;:{&quot;id&quot;:1747,&quot;type&quot;:&quot;article-journal&quot;,&quot;title&quot;:&quot;Tightening the loop on the circular economy: Coupled distributed recycling and manufacturing with recyclebot and RepRap 3-D printing&quot;,&quot;container-title&quot;:&quot;Resources, Conservation and Recycling&quot;,&quot;page&quot;:&quot;48-58&quot;,&quot;volume&quot;:&quot;128&quot;,&quot;source&quot;:&quot;ScienceDirect&quot;,&quot;abstract&quot;:&quot;A promising method of enhancing the circular economy is distributed plastic recycling. In this study plastic waste is upcycled into 3-D printing filament with a recyclebot, which is an open source waste plastic extruder. The recyclebot is combined with an open source self-replicating rapid prototyper (RepRap) 3-D printer, to enable post-consumer ABS plastic filament from computer waste to be further upcycled into valuable consumer products pre-designed in the digital commons. The total electrical energy consumption for the combined process is monitored and an economic evaluation is completed. The coupled distributed recycling and manufacturing method for complex products reduces embodied energy by half, while reducing the cost of consumer products to pennies. This economic benefit provides an incentive for consumers to both home recycle and home manufacture, which tightens the loop on the circular economy by eliminating waste associated from transportation and retail. It is clear from the results that waste plastic can be significantly upcycled at the individual level using this commons-based approach. This tightening of the loop of the circular economy benefits the environment and sustainability as well as the economic stability of consumers/prosumers.&quot;,&quot;DOI&quot;:&quot;10.1016/j.resconrec.2017.09.023&quot;,&quot;ISSN&quot;:&quot;0921-3449&quot;,&quot;shortTitle&quot;:&quot;Tightening the loop on the circular economy&quot;,&quot;journalAbbreviation&quot;:&quot;Resources, Conservation and Recycling&quot;,&quot;author&quot;:[{&quot;family&quot;:&quot;Zhong&quot;,&quot;given&quot;:&quot;Shan&quot;},{&quot;family&quot;:&quot;Pearce&quot;,&quot;given&quot;:&quot;Joshua M.&quot;}],&quot;issued&quot;:{&quot;date-parts&quot;:[[&quot;2018&quot;,1,1]]}}}],&quot;schema&quot;:&quot;https://github.com/citation-style-language/schema/raw/master/csl-citation.json&quot;} RNDANLJRhFGHb"/><text:span text:style-name="T44">39</text:span><text:reference-mark-end text:name="ZOTERO_ITEM CSL_CITATION {&quot;citationID&quot;:&quot;a1bvkn2mi5s&quot;,&quot;properties&quot;:{&quot;formattedCitation&quot;:&quot;{\\rtf \\super 39\\nosupersub{}}&quot;,&quot;plainCitation&quot;:&quot;39&quot;},&quot;citationItems&quot;:[{&quot;id&quot;:1747,&quot;uris&quot;:[&quot;http://zotero.org/groups/233690/items/IDFVMA3R&quot;],&quot;uri&quot;:[&quot;http://zotero.org/groups/233690/items/IDFVMA3R&quot;],&quot;itemData&quot;:{&quot;id&quot;:1747,&quot;type&quot;:&quot;article-journal&quot;,&quot;title&quot;:&quot;Tightening the loop on the circular economy: Coupled distributed recycling and manufacturing with recyclebot and RepRap 3-D printing&quot;,&quot;container-title&quot;:&quot;Resources, Conservation and Recycling&quot;,&quot;page&quot;:&quot;48-58&quot;,&quot;volume&quot;:&quot;128&quot;,&quot;source&quot;:&quot;ScienceDirect&quot;,&quot;abstract&quot;:&quot;A promising method of enhancing the circular economy is distributed plastic recycling. In this study plastic waste is upcycled into 3-D printing filament with a recyclebot, which is an open source waste plastic extruder. The recyclebot is combined with an open source self-replicating rapid prototyper (RepRap) 3-D printer, to enable post-consumer ABS plastic filament from computer waste to be further upcycled into valuable consumer products pre-designed in the digital commons. The total electrical energy consumption for the combined process is monitored and an economic evaluation is completed. The coupled distributed recycling and manufacturing method for complex products reduces embodied energy by half, while reducing the cost of consumer products to pennies. This economic benefit provides an incentive for consumers to both home recycle and home manufacture, which tightens the loop on the circular economy by eliminating waste associated from transportation and retail. It is clear from the results that waste plastic can be significantly upcycled at the individual level using this commons-based approach. This tightening of the loop of the circular economy benefits the environment and sustainability as well as the economic stability of consumers/prosumers.&quot;,&quot;DOI&quot;:&quot;10.1016/j.resconrec.2017.09.023&quot;,&quot;ISSN&quot;:&quot;0921-3449&quot;,&quot;shortTitle&quot;:&quot;Tightening the loop on the circular economy&quot;,&quot;journalAbbreviation&quot;:&quot;Resources, Conservation and Recycling&quot;,&quot;author&quot;:[{&quot;family&quot;:&quot;Zhong&quot;,&quot;given&quot;:&quot;Shan&quot;},{&quot;family&quot;:&quot;Pearce&quot;,&quot;given&quot;:&quot;Joshua M.&quot;}],&quot;issued&quot;:{&quot;date-parts&quot;:[[&quot;2018&quot;,1,1]]}}}],&quot;schema&quot;:&quot;https://github.com/citation-style-language/schema/raw/master/csl-citation.json&quot;} RNDANLJRhFGHb"/><text:span text:style-name="T49"> </text:span><text:span text:style-name="T50">and were thus not included.</text:span></text:p>
      <text:p text:style-name="P8">Acoustic transfer</text:p>
      <text:p text:style-name="P11"><text:span text:style-name="T8">The frequency response of Glia model stethoscopes, compared with the Littmann Cardiology III, was determined using an experimental setup </text:span><text:span text:style-name="T22">modeled</text:span><text:span text:style-name="T8"> from a phantom-based frequency response setup previously described</text:span><text:reference-mark-start text:name="ZOTERO_ITEM CSL_CITATION {&quot;citationID&quot;:&quot;2maar04pnc&quot;,&quot;properties&quot;:{&quot;formattedCitation&quot;:&quot;{\\rtf \\super 19\\nosupersub{}}&quot;,&quot;plainCitation&quot;:&quot;19&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 RNDCBmZgabjBf"/><text:span text:style-name="T48">19</text:span><text:reference-mark-end text:name="ZOTERO_ITEM CSL_CITATION {&quot;citationID&quot;:&quot;2maar04pnc&quot;,&quot;properties&quot;:{&quot;formattedCitation&quot;:&quot;{\\rtf \\super 19\\nosupersub{}}&quot;,&quot;plainCitation&quot;:&quot;19&quot;},&quot;citationItems&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 RNDCBmZgabjBf"/><text:span text:style-name="T8">. A latex balloon filled with 2 L (2000 g) of water was used as a phantom and each stethoscope was applied to the surface by hand. Phantom excitations were supplied by an external vibrating speaker which was placed in contact with the balloon and </text:span><text:soft-page-break/><text:span text:style-name="T8">sound was played at 86 Hz intervals between 0 and 5000 Hz (white noise) for 15 seconds. The output of each stethoscope was recorded by a microphone which was placed in a silicon tube attached to the stethoscope head for spectral analysis. Spectral analyses such as these have been used successfully in the past to analyze breath sounds recorded from individuals with lung pathology</text:span><text:reference-mark-start text:name="ZOTERO_ITEM CSL_CITATION {&quot;citationID&quot;:&quot;Ey2FP7H3&quot;,&quot;properties&quot;:{&quot;formattedCitation&quot;:&quot;{\\rtf \\super 40\\nosupersub{}}&quot;,&quot;plainCitation&quot;:&quot;40&quot;},&quot;citationItems&quot;:[{&quot;id&quot;:1422,&quot;uris&quot;:[&quot;http://zotero.org/groups/233690/items/ZR6P963A&quot;],&quot;uri&quot;:[&quot;http://zotero.org/groups/233690/items/ZR6P963A&quot;],&quot;itemData&quot;:{&quot;id&quot;:1422,&quot;type&quot;:&quot;article-journal&quot;,&quot;title&quot;:&quot;Respiratory sounds. Advances beyond the stethoscope&quot;,&quot;container-title&quot;:&quot;American Journal of Respiratory and Critical Care Medicine&quot;,&quot;page&quot;:&quot;974-987&quot;,&quot;volume&quot;:&quot;156&quot;,&quot;issue&quot;:&quot;3 Pt 1&quot;,&quot;source&quot;:&quot;PubMed&quot;,&quot;DOI&quot;:&quot;10.1164/ajrccm.156.3.9701115&quot;,&quot;ISSN&quot;:&quot;1073-449X&quot;,&quot;note&quot;:&quot;PMID: 9310022&quot;,&quot;journalAbbreviation&quot;:&quot;Am. J. Respir. Crit. Care Med.&quot;,&quot;language&quot;:&quot;eng&quot;,&quot;author&quot;:[{&quot;family&quot;:&quot;Pasterkamp&quot;,&quot;given&quot;:&quot;H.&quot;},{&quot;family&quot;:&quot;Kraman&quot;,&quot;given&quot;:&quot;S. S.&quot;},{&quot;family&quot;:&quot;Wodicka&quot;,&quot;given&quot;:&quot;G. R.&quot;}],&quot;issued&quot;:{&quot;date-parts&quot;:[[&quot;1997&quot;,9]]}}}],&quot;schema&quot;:&quot;https://github.com/citation-style-language/schema/raw/master/csl-citation.json&quot;} RND1CtIKy5Yus"/><text:span text:style-name="T39">40</text:span><text:reference-mark-end text:name="ZOTERO_ITEM CSL_CITATION {&quot;citationID&quot;:&quot;Ey2FP7H3&quot;,&quot;properties&quot;:{&quot;formattedCitation&quot;:&quot;{\\rtf \\super 40\\nosupersub{}}&quot;,&quot;plainCitation&quot;:&quot;40&quot;},&quot;citationItems&quot;:[{&quot;id&quot;:1422,&quot;uris&quot;:[&quot;http://zotero.org/groups/233690/items/ZR6P963A&quot;],&quot;uri&quot;:[&quot;http://zotero.org/groups/233690/items/ZR6P963A&quot;],&quot;itemData&quot;:{&quot;id&quot;:1422,&quot;type&quot;:&quot;article-journal&quot;,&quot;title&quot;:&quot;Respiratory sounds. Advances beyond the stethoscope&quot;,&quot;container-title&quot;:&quot;American Journal of Respiratory and Critical Care Medicine&quot;,&quot;page&quot;:&quot;974-987&quot;,&quot;volume&quot;:&quot;156&quot;,&quot;issue&quot;:&quot;3 Pt 1&quot;,&quot;source&quot;:&quot;PubMed&quot;,&quot;DOI&quot;:&quot;10.1164/ajrccm.156.3.9701115&quot;,&quot;ISSN&quot;:&quot;1073-449X&quot;,&quot;note&quot;:&quot;PMID: 9310022&quot;,&quot;journalAbbreviation&quot;:&quot;Am. J. Respir. Crit. Care Med.&quot;,&quot;language&quot;:&quot;eng&quot;,&quot;author&quot;:[{&quot;family&quot;:&quot;Pasterkamp&quot;,&quot;given&quot;:&quot;H.&quot;},{&quot;family&quot;:&quot;Kraman&quot;,&quot;given&quot;:&quot;S. S.&quot;},{&quot;family&quot;:&quot;Wodicka&quot;,&quot;given&quot;:&quot;G. R.&quot;}],&quot;issued&quot;:{&quot;date-parts&quot;:[[&quot;1997&quot;,9]]}}}],&quot;schema&quot;:&quot;https://github.com/citation-style-language/schema/raw/master/csl-citation.json&quot;} RND1CtIKy5Yus"/><text:span text:style-name="T8">. The simplicity of this design was intended to allow other users to validate our design independently.</text:span></text:p>
      <text:p text:style-name="P4"/>
      <text:h text:style-name="P32" text:outline-level="1">Results</text:h>
      <text:p text:style-name="P5">After many iterations, we successfully designed a working stethoscope, known as the Glia model (Fig 1), at a total cost of $2.83 USD using recycled ABS pellets. A bill of materials and cost breakdown can be found in Table 1.</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1">Item</text:p>
          </table:table-cell>
          <table:table-cell table:style-name="Table1.B1" office:value-type="string">
            <text:p text:style-name="P21">Dimensions <text:span text:style-name="T58">(mm)</text:span></text:p>
          </table:table-cell>
          <table:table-cell table:style-name="Table1.A1" office:value-type="string">
            <text:p text:style-name="P24">Weight (g)</text:p>
          </table:table-cell>
          <table:table-cell table:style-name="Table1.A1" office:value-type="string">
            <text:p text:style-name="P21">Cost <text:s/>using ABS pellets (USD)</text:p>
          </table:table-cell>
          <table:table-cell table:style-name="Table1.E1" office:value-type="string">
            <text:p text:style-name="P21">Cost using ABS <text:span text:style-name="T61">filament </text:span>(USD)</text:p>
          </table:table-cell>
        </table:table-row>
        <table:table-row table:style-name="Table1.1">
          <table:table-cell table:style-name="Table1.A2" office:value-type="string">
            <text:p text:style-name="P21">Stethoscope head</text:p>
          </table:table-cell>
          <table:table-cell table:style-name="Table1.B2" office:value-type="string">
            <text:p text:style-name="P21">44.30 x 62.45 x 17.80</text:p>
          </table:table-cell>
          <table:table-cell table:style-name="Table1.A2" office:value-type="string">
            <text:p text:style-name="P25">23.82</text:p>
          </table:table-cell>
          <table:table-cell table:style-name="Table1.A2" office:value-type="string">
            <text:p text:style-name="P21">$0.<text:span text:style-name="T59">17</text:span></text:p>
          </table:table-cell>
          <table:table-cell table:style-name="Table1.E2" office:value-type="string">
            <text:p text:style-name="P21">$0.<text:span text:style-name="T60">57</text:span></text:p>
          </table:table-cell>
        </table:table-row>
        <table:table-row table:style-name="Table1.1">
          <table:table-cell table:style-name="Table1.A3" office:value-type="string">
            <text:p text:style-name="P21">Stethoscope Y piece</text:p>
          </table:table-cell>
          <table:table-cell table:style-name="Table1.B3" office:value-type="string">
            <text:p text:style-name="P21">70.89 x 29.94 x 9.00</text:p>
          </table:table-cell>
          <table:table-cell table:style-name="Table1.A3" office:value-type="string">
            <text:p text:style-name="P25">2.84</text:p>
          </table:table-cell>
          <table:table-cell table:style-name="Table1.A3" office:value-type="string">
            <text:p text:style-name="P21"><text:s/>$0.0<text:span text:style-name="T59">2</text:span></text:p>
          </table:table-cell>
          <table:table-cell table:style-name="Table1.E3" office:value-type="string">
            <text:p text:style-name="P21">$0.<text:span text:style-name="T60">07</text:span></text:p>
          </table:table-cell>
        </table:table-row>
        <table:table-row table:style-name="Table1.1">
          <table:table-cell table:style-name="Table1.A2" office:value-type="string">
            <text:p text:style-name="P21">Stethoscope ear tube<text:span text:style-name="T59">s</text:span></text:p>
          </table:table-cell>
          <table:table-cell table:style-name="Table1.B2" office:value-type="string">
            <text:p text:style-name="P21">170.79 x 83.62 x 5.80</text:p>
          </table:table-cell>
          <table:table-cell table:style-name="Table1.A2" office:value-type="string">
            <text:p text:style-name="P25">12.52</text:p>
          </table:table-cell>
          <table:table-cell table:style-name="Table1.A2" office:value-type="string">
            <text:p text:style-name="P21">$0.0<text:span text:style-name="T59">9</text:span></text:p>
          </table:table-cell>
          <table:table-cell table:style-name="Table1.E2" office:value-type="string">
            <text:p text:style-name="P21">$0.<text:span text:style-name="T60">30</text:span></text:p>
          </table:table-cell>
        </table:table-row>
        <table:table-row table:style-name="Table1.1">
          <table:table-cell table:style-name="Table1.A3" office:value-type="string">
            <text:p text:style-name="P21">Stethoscope ring</text:p>
          </table:table-cell>
          <table:table-cell table:style-name="Table1.B3" office:value-type="string">
            <text:p text:style-name="P21">r = 21, h = 7</text:p>
          </table:table-cell>
          <table:table-cell table:style-name="Table1.A3" office:value-type="string">
            <text:p text:style-name="P25">0.81</text:p>
          </table:table-cell>
          <table:table-cell table:style-name="Table1.A3" office:value-type="string">
            <text:p text:style-name="P21">$0.0<text:span text:style-name="T59">1</text:span></text:p>
          </table:table-cell>
          <table:table-cell table:style-name="Table1.E3" office:value-type="string">
            <text:p text:style-name="P21">$0.0<text:span text:style-name="T60">2</text:span></text:p>
          </table:table-cell>
        </table:table-row>
        <table:table-row table:style-name="Table1.1">
          <table:table-cell table:style-name="Table1.A2" office:value-type="string">
            <text:p text:style-name="P21">Stethoscope spring</text:p>
          </table:table-cell>
          <table:table-cell table:style-name="Table1.B2" office:value-type="string">
            <text:p text:style-name="P21">91.25 x 111.62 x 15.05 </text:p>
          </table:table-cell>
          <table:table-cell table:style-name="Table1.A2" office:value-type="string">
            <text:p text:style-name="P25">8.05</text:p>
          </table:table-cell>
          <table:table-cell table:style-name="Table1.A2" office:value-type="string">
            <text:p text:style-name="P21">$0.0<text:span text:style-name="T59">6</text:span></text:p>
          </table:table-cell>
          <table:table-cell table:style-name="Table1.E2" office:value-type="string">
            <text:p text:style-name="P21">$0.<text:span text:style-name="T60">19</text:span></text:p>
          </table:table-cell>
        </table:table-row>
        <table:table-row table:style-name="Table1.1">
          <table:table-cell table:style-name="Table1.A3" office:value-type="string">
            <text:p text:style-name="P21">Silicone tubing</text:p>
          </table:table-cell>
          <table:table-cell table:style-name="Table1.B3" office:value-type="string">
            <text:p text:style-name="P22"><text:span text:style-name="T58">L = </text:span>40<text:span text:style-name="T58">0</text:span> – 12 OD, 8 ID</text:p>
            <text:p text:style-name="P22">2 x <text:span text:style-name="T58">L = </text:span>9<text:span text:style-name="T58">0</text:span> – 6 OD, 4 ID</text:p>
          </table:table-cell>
          <table:table-cell table:style-name="Table1.A3" office:value-type="string">
            <text:p text:style-name="P22"/>
          </table:table-cell>
          <table:table-cell table:style-name="Table1.A3" office:value-type="string">
            <text:p text:style-name="P21">$1.93</text:p>
          </table:table-cell>
          <table:table-cell table:style-name="Table1.E3" office:value-type="string">
            <text:p text:style-name="P21">$1.93</text:p>
          </table:table-cell>
        </table:table-row>
        <table:table-row table:style-name="Table1.1">
          <table:table-cell table:style-name="Table1.A2" office:value-type="string">
            <text:p text:style-name="P21">Diaphragm</text:p>
          </table:table-cell>
          <table:table-cell table:style-name="Table1.B2" office:value-type="string">
            <text:p text:style-name="P21">r = 20</text:p>
          </table:table-cell>
          <table:table-cell table:style-name="Table1.A2" office:value-type="string">
            <text:p text:style-name="P21"/>
          </table:table-cell>
          <table:table-cell table:style-name="Table1.A2" office:value-type="string">
            <text:p text:style-name="P21">$0.06</text:p>
          </table:table-cell>
          <table:table-cell table:style-name="Table1.E2" office:value-type="string">
            <text:p text:style-name="P21">$0.06</text:p>
          </table:table-cell>
        </table:table-row>
        <table:table-row table:style-name="Table1.1">
          <table:table-cell table:style-name="Table1.A3" office:value-type="string">
            <text:p text:style-name="P23">Silicone earbuds</text:p>
          </table:table-cell>
          <table:table-cell table:style-name="Table1.B3" office:value-type="string">
            <text:p text:style-name="P21">n/a</text:p>
          </table:table-cell>
          <table:table-cell table:style-name="Table1.A3" office:value-type="string">
            <text:p text:style-name="P21"/>
          </table:table-cell>
          <table:table-cell table:style-name="Table1.A3" office:value-type="string">
            <text:p text:style-name="P16"><text:span text:style-name="T1">$0.</text:span><text:span text:style-name="T4">02</text:span></text:p>
          </table:table-cell>
          <table:table-cell table:style-name="Table1.E3" office:value-type="string">
            <text:p text:style-name="P16"><text:span text:style-name="T1">$0.</text:span><text:span text:style-name="T4">02</text:span></text:p>
          </table:table-cell>
        </table:table-row>
        <table:table-row table:style-name="Table1.1">
          <table:table-cell table:style-name="Table1.A10" office:value-type="string">
            <text:p text:style-name="P18">Electricity usage</text:p>
          </table:table-cell>
          <table:table-cell table:style-name="Table1.B10" office:value-type="string">
            <text:p text:style-name="P17">0.5 KWh at mid-peak rates</text:p>
          </table:table-cell>
          <table:table-cell table:style-name="Table1.A10" office:value-type="string">
            <text:p text:style-name="P15"/>
          </table:table-cell>
          <table:table-cell table:style-name="Table1.A10" office:value-type="string">
            <text:p text:style-name="P19">$0.04</text:p>
          </table:table-cell>
          <table:table-cell table:style-name="Table1.E10" office:value-type="string">
            <text:p text:style-name="P19">$0.04</text:p>
          </table:table-cell>
        </table:table-row>
        <table:table-row table:style-name="Table1.1">
          <table:table-cell table:style-name="Table1.B2" table:number-columns-spanned="2" office:value-type="string">
            <text:p text:style-name="P20">Total</text:p>
          </table:table-cell>
          <table:covered-table-cell/>
          <table:table-cell table:style-name="Table1.A2" office:value-type="string">
            <text:p text:style-name="P20"/>
          </table:table-cell>
          <table:table-cell table:style-name="Table1.A2" office:value-type="string">
            <text:p text:style-name="P16"><text:span text:style-name="T1">$2.</text:span><text:span text:style-name="T4">4</text:span><text:span text:style-name="T5">0</text:span></text:p>
          </table:table-cell>
          <table:table-cell table:style-name="Table1.E2" office:value-type="string">
            <text:p text:style-name="P16"><text:span text:style-name="T1">$</text:span><text:span text:style-name="T4">3.</text:span><text:span text:style-name="T6">20</text:span></text:p>
          </table:table-cell>
        </table:table-row>
      </table:table>
      <text:p text:style-name="P4">Table 1. Bill of materials for the Glia model stethoscope (100% infill) </text:p>
      <text:p text:style-name="P5">We compared the Glia stethoscope to the Littmann Cardiology III using a phantom, as described in the methods. At all frequencies tested, the Glia model performed similarly to the Cardiology III (Fig 2A). The difference in attenuation (dB) of the Glia model to the Littmann Cardiology III <text:soft-page-break/>is shown in Figure 2B with values greater than 0 dB indicating that the Glia attenuated less sound. </text:p>
      <text:p text:style-name="P5"/>
      <text:p text:style-name="P3"><text:span text:style-name="T7">Figure 2. Calibration and comparison of 3D printed Glia model stethoscopes to the Littmann Cardiology III. </text:span><text:span text:style-name="T1">Stethoscope output responses were measured using the equipment setup described in the methods. Each stethoscope model recorded input sound at multiple frequencies and the change in amplitude between input and recorded sound was documented (lower log attenuation is better) for each stethoscope (Figure 2A). The decibel difference in attenuation (Glia minus Littmann) is shown across all frequencies tested where values above 0 dB indicate the Glia model attenuated less sound (Figure 2B).</text:span></text:p>
      <text:p text:style-name="P5"><text:s/></text:p>
      <text:p text:style-name="P5"/>
      <text:h text:style-name="P32" text:outline-level="1">Discussion</text:h>
      <text:p text:style-name="P6"><text:span text:style-name="T62">U</text:span>sing a phantom-based method, we show here that the Glia model stethoscope, at a cost of <text:span text:style-name="T62">$</text:span>2.<text:span text:style-name="T62">40</text:span> USD, is comparable to the Littmann Cardiology III across a range of spectral frequencies from 86 Hz to 5000 Hz, making it a low-cost, suitable alternative to those who cannot access or afford a high-<text:span text:style-name="T62">cost model.</text:span></text:p>
      <text:p text:style-name="P6">The stethoscope is one of the most widely used instruments in modern medicine, allowing clinicians to detect subtle changes in heart, lung and vascular sounds. Despite a lack of major innovation in design or fabrication since Dr. Littmann patented his stethoscope in 1963, the acoustic stethoscope remains an expensive piece of equipment that creates a cost barrier for <text:soft-page-break/>physicians practicing in <text:span text:style-name="T53">low- and middle-income countires</text:span>. This study aims to create a <text:span text:style-name="T53">validated </text:span>high quality acoustic stethoscope at a cost under <text:span text:style-name="T51">$</text:span>5 USD.</text:p>
      <text:p text:style-name="P11"><text:span text:style-name="T8">The quality and intensity of the sound reaching the earpiece from the diaphragm is dependent on nearly every piece of the stethoscope as well as the physiology of the user. These variables have been previously summarized</text:span><text:bookmark-start text:name="__Fieldmark__431_277434326"/><text:reference-mark-start text:name="ZOTERO_ITEM CSL_CITATION {&quot;citationID&quot;:&quot;1151o1ql9h&quot;,&quot;properties&quot;:{&quot;formattedCitation&quot;:&quot;{\\rtf \\super 3\\nosupersub{}}&quot;,&quot;plainCitation&quot;:&quot;3&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schema&quot;:&quot;https://github.com/citation-style-language/schema/raw/master/csl-citation.json&quot;} RNDZGlSxjt7Mt"/><text:span text:style-name="T39">3</text:span><text:bookmark-end text:name="__Fieldmark__431_277434326"/><text:reference-mark-end text:name="ZOTERO_ITEM CSL_CITATION {&quot;citationID&quot;:&quot;1151o1ql9h&quot;,&quot;properties&quot;:{&quot;formattedCitation&quot;:&quot;{\\rtf \\super 3\\nosupersub{}}&quot;,&quot;plainCitation&quot;:&quot;3&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schema&quot;:&quot;https://github.com/citation-style-language/schema/raw/master/csl-citation.json&quot;} RNDZGlSxjt7Mt"/><text:span text:style-name="T8"> and include the size and volume of the bell</text:span><text:reference-mark-start text:name="ZOTERO_ITEM CSL_CITATION {&quot;citationID&quot;:&quot;5FgHCif7&quot;,&quot;properties&quot;:{&quot;formattedCitation&quot;:&quot;{\\rtf \\super 18,41\\nosupersub{}}&quot;,&quot;plainCitation&quot;:&quot;18,41&quot;},&quot;citationItems&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RjuZQUsMLG"/><text:span text:style-name="T39">18,41</text:span><text:reference-mark-end text:name="ZOTERO_ITEM CSL_CITATION {&quot;citationID&quot;:&quot;5FgHCif7&quot;,&quot;properties&quot;:{&quot;formattedCitation&quot;:&quot;{\\rtf \\super 18,41\\nosupersub{}}&quot;,&quot;plainCitation&quot;:&quot;18,41&quot;},&quot;citationItems&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RjuZQUsMLG"/><text:span text:style-name="T8">; hardness of the inner cavity of the bell</text:span><text:reference-mark-start text:name="ZOTERO_ITEM CSL_CITATION {&quot;citationID&quot;:&quot;6JLjgok2&quot;,&quot;properties&quot;:{&quot;formattedCitation&quot;:&quot;{\\rtf \\super 42\\nosupersub{}}&quot;,&quot;plainCitation&quot;:&quot;42&quot;},&quot;citationItems&quot;:[{&quot;id&quot;:1201,&quot;uris&quot;:[&quot;http://zotero.org/groups/233690/items/4HC4MKRF&quot;],&quot;uri&quot;:[&quot;http://zotero.org/groups/233690/items/4HC4MKRF&quot;],&quot;itemData&quot;:{&quot;id&quot;:1201,&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 RND8Ibv88kWlF"/><text:span text:style-name="T39">42</text:span><text:reference-mark-end text:name="ZOTERO_ITEM CSL_CITATION {&quot;citationID&quot;:&quot;6JLjgok2&quot;,&quot;properties&quot;:{&quot;formattedCitation&quot;:&quot;{\\rtf \\super 42\\nosupersub{}}&quot;,&quot;plainCitation&quot;:&quot;42&quot;},&quot;citationItems&quot;:[{&quot;id&quot;:1201,&quot;uris&quot;:[&quot;http://zotero.org/groups/233690/items/4HC4MKRF&quot;],&quot;uri&quot;:[&quot;http://zotero.org/groups/233690/items/4HC4MKRF&quot;],&quot;itemData&quot;:{&quot;id&quot;:1201,&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 RND8Ibv88kWlF"/><text:span text:style-name="T8">; improperly fitted components allowing air leaks and loss of sound</text:span><text:reference-mark-start text:name="ZOTERO_ITEM CSL_CITATION {&quot;citationID&quot;:&quot;pQn5PmD7&quot;,&quot;properties&quot;:{&quot;formattedCitation&quot;:&quot;{\\rtf \\super 41\\nosupersub{}}&quot;,&quot;plainCitation&quot;:&quot;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05niMkW1jF"/><text:span text:style-name="T39">41</text:span><text:reference-mark-end text:name="ZOTERO_ITEM CSL_CITATION {&quot;citationID&quot;:&quot;pQn5PmD7&quot;,&quot;properties&quot;:{&quot;formattedCitation&quot;:&quot;{\\rtf \\super 41\\nosupersub{}}&quot;,&quot;plainCitation&quot;:&quot;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 RND05niMkW1jF"/><text:span text:style-name="T8">; the thickness, size and tautness of the diaphragm and the interior smoothness, rigidity, length and diameter of the tubing</text:span><text:reference-mark-start text:name="ZOTERO_ITEM CSL_CITATION {&quot;citationID&quot;:&quot;MlF7Wrg2&quot;,&quot;properties&quot;:{&quot;formattedCitation&quot;:&quot;{\\rtf \\super 43,44\\nosupersub{}}&quot;,&quot;plainCitation&quot;:&quot;43,44&quot;},&quot;citationItems&quot;:[{&quot;id&quot;:1200,&quot;uris&quot;:[&quot;http://zotero.org/groups/233690/items/59FH44N9&quot;],&quot;uri&quot;:[&quot;http://zotero.org/groups/233690/items/59FH44N9&quot;],&quot;itemData&quot;:{&quot;id&quot;:1200,&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G7EsRy2qO8"/><text:span text:style-name="T39">43,44</text:span><text:reference-mark-end text:name="ZOTERO_ITEM CSL_CITATION {&quot;citationID&quot;:&quot;MlF7Wrg2&quot;,&quot;properties&quot;:{&quot;formattedCitation&quot;:&quot;{\\rtf \\super 43,44\\nosupersub{}}&quot;,&quot;plainCitation&quot;:&quot;43,44&quot;},&quot;citationItems&quot;:[{&quot;id&quot;:1200,&quot;uris&quot;:[&quot;http://zotero.org/groups/233690/items/59FH44N9&quot;],&quot;uri&quot;:[&quot;http://zotero.org/groups/233690/items/59FH44N9&quot;],&quot;itemData&quot;:{&quot;id&quot;:1200,&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G7EsRy2qO8"/><text:span text:style-name="T8">. Additional user related factors include improperly fitted ear pieces that allow air exchange</text:span><text:reference-mark-start text:name="ZOTERO_ITEM CSL_CITATION {&quot;citationID&quot;:&quot;txwjQl9P&quot;,&quot;properties&quot;:{&quot;formattedCitation&quot;:&quot;{\\rtf \\super 4,41,44,45\\nosupersub{}}&quot;,&quot;plainCitation&quot;:&quot;4,41,44,45&quot;},&quot;citationItems&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bqVFvGtguZ"/><text:span text:style-name="T39">4,41,44,45</text:span><text:reference-mark-end text:name="ZOTERO_ITEM CSL_CITATION {&quot;citationID&quot;:&quot;txwjQl9P&quot;,&quot;properties&quot;:{&quot;formattedCitation&quot;:&quot;{\\rtf \\super 4,41,44,45\\nosupersub{}}&quot;,&quot;plainCitation&quot;:&quot;4,41,44,45&quot;},&quot;citationItems&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id&quot;:1199,&quot;uris&quot;:[&quot;http://zotero.org/groups/233690/items/RE2QXR2W&quot;],&quot;uri&quot;:[&quot;http://zotero.org/groups/233690/items/RE2QXR2W&quot;],&quot;itemData&quot;:{&quot;id&quot;:1199,&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 RNDbqVFvGtguZ"/><text:span text:style-name="T8">; anatomical variations of the auditory canal of the user</text:span><text:reference-mark-start text:name="ZOTERO_ITEM CSL_CITATION {&quot;citationID&quot;:&quot;YA2JgZfl&quot;,&quot;properties&quot;:{&quot;formattedCitation&quot;:&quot;{\\rtf \\super 45\\nosupersub{}}&quot;,&quot;plainCitation&quot;:&quot;45&quot;},&quot;citationItems&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 RNDQ5yZaXEfCu"/><text:span text:style-name="T39">45</text:span><text:reference-mark-end text:name="ZOTERO_ITEM CSL_CITATION {&quot;citationID&quot;:&quot;YA2JgZfl&quot;,&quot;properties&quot;:{&quot;formattedCitation&quot;:&quot;{\\rtf \\super 45\\nosupersub{}}&quot;,&quot;plainCitation&quot;:&quot;45&quot;},&quot;citationItems&quot;:[{&quot;id&quot;:1197,&quot;uris&quot;:[&quot;http://zotero.org/groups/233690/items/8EI6MM6H&quot;],&quot;uri&quot;:[&quot;http://zotero.org/groups/233690/items/8EI6MM6H&quot;],&quot;itemData&quot;:{&quot;id&quot;:119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 RNDQ5yZaXEfCu"/><text:span text:style-name="T8">; background noise</text:span><text:reference-mark-start text:name="ZOTERO_ITEM CSL_CITATION {&quot;citationID&quot;:&quot;CNudm1X0&quot;,&quot;properties&quot;:{&quot;formattedCitation&quot;:&quot;{\\rtf \\super 46\\nosupersub{}}&quot;,&quot;plainCitation&quot;:&quot;46&quot;},&quot;citationItems&quot;:[{&quot;id&quot;:1198,&quot;uris&quot;:[&quot;http://zotero.org/groups/233690/items/NWM9AINA&quot;],&quot;uri&quot;:[&quot;http://zotero.org/groups/233690/items/NWM9AINA&quot;],&quot;itemData&quot;:{&quot;id&quot;:1198,&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 RNDvMxB8K9QOO"/><text:span text:style-name="T39">46</text:span><text:reference-mark-end text:name="ZOTERO_ITEM CSL_CITATION {&quot;citationID&quot;:&quot;CNudm1X0&quot;,&quot;properties&quot;:{&quot;formattedCitation&quot;:&quot;{\\rtf \\super 46\\nosupersub{}}&quot;,&quot;plainCitation&quot;:&quot;46&quot;},&quot;citationItems&quot;:[{&quot;id&quot;:1198,&quot;uris&quot;:[&quot;http://zotero.org/groups/233690/items/NWM9AINA&quot;],&quot;uri&quot;:[&quot;http://zotero.org/groups/233690/items/NWM9AINA&quot;],&quot;itemData&quot;:{&quot;id&quot;:1198,&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 RNDvMxB8K9QOO"/><text:span text:style-name="T8"> and training</text:span><text:reference-mark-start text:name="ZOTERO_ITEM CSL_CITATION {&quot;citationID&quot;:&quot;ewuhj9Gk&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AIKYaRD7g"/><text:span text:style-name="T39">47</text:span><text:reference-mark-end text:name="ZOTERO_ITEM CSL_CITATION {&quot;citationID&quot;:&quot;ewuhj9Gk&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AIKYaRD7g"/><text:span text:style-name="T8">. Many of these variables needed to be considered when designing the Glia model stethoscope, particularly physical properties such as channel diameter through the 3D printed parts and infill percentage, which ultimately determines the density and hardness of the parts. We also tried several printing materials including poly-lactic acid (PLA) and ABS. Of particular challenge was creating the interface between the ear tube and the spring to prevent rotation when the ear tubes were pulled apart.</text:span></text:p>
      <text:p text:style-name="P13"><text:span text:style-name="T8">As previously mentioned, no standard method of determining the acoustic response of stethoscope models currently exists. Previous studies have attempted to objectively quantify stethoscope efficacy</text:span><text:reference-mark-start text:name="ZOTERO_ITEM CSL_CITATION {&quot;citationID&quot;:&quot;KBgtpGoH&quot;,&quot;properties&quot;:{&quot;formattedCitation&quot;:&quot;{\\rtf \\super 19,21,22,41\\nosupersub{}}&quot;,&quot;plainCitation&quot;:&quot;19,21,22,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MfWoSwBywP"/><text:span text:style-name="T39">19,21,22,41</text:span><text:reference-mark-end text:name="ZOTERO_ITEM CSL_CITATION {&quot;citationID&quot;:&quot;KBgtpGoH&quot;,&quot;properties&quot;:{&quot;formattedCitation&quot;:&quot;{\\rtf \\super 19,21,22,41\\nosupersub{}}&quot;,&quot;plainCitation&quot;:&quot;19,21,22,41&quot;},&quot;citationItems&quot;:[{&quot;id&quot;:1202,&quot;uris&quot;:[&quot;http://zotero.org/groups/233690/items/C6FZATSM&quot;],&quot;uri&quot;:[&quot;http://zotero.org/groups/233690/items/C6FZATSM&quot;],&quot;itemData&quot;:{&quot;id&quot;:120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1205,&quot;uris&quot;:[&quot;http://zotero.org/groups/233690/items/657MKMUX&quot;],&quot;uri&quot;:[&quot;http://zotero.org/groups/233690/items/657MKMUX&quot;],&quot;itemData&quot;:{&quot;id&quot;:120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1204,&quot;uris&quot;:[&quot;http://zotero.org/groups/233690/items/MTZH5R7Q&quot;],&quot;uri&quot;:[&quot;http://zotero.org/groups/233690/items/MTZH5R7Q&quot;],&quot;itemData&quot;:{&quot;id&quot;:1204,&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1212,&quot;uris&quot;:[&quot;http://zotero.org/groups/233690/items/8XETI2RQ&quot;],&quot;uri&quot;:[&quot;http://zotero.org/groups/233690/items/8XETI2RQ&quot;],&quot;itemData&quot;:{&quot;id&quot;:1212,&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 RNDMfWoSwBywP"/><text:span text:style-name="T8"> and previous comparisons between brands indicate that no significant correlation between cost and quality exists</text:span><text:bookmark-start text:name="__Fieldmark__580_277434326"/><text:reference-mark-start text:name="ZOTERO_ITEM CSL_CITATION {&quot;citationID&quot;:&quot;2j346t2kbf&quot;,&quot;properties&quot;:{&quot;formattedCitation&quot;:&quot;{\\rtf \\super 3,4\\nosupersub{}}&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YDHU5zBKeL"/><text:span text:style-name="T39">3,4</text:span><text:bookmark-end text:name="__Fieldmark__580_277434326"/><text:reference-mark-end text:name="ZOTERO_ITEM CSL_CITATION {&quot;citationID&quot;:&quot;2j346t2kbf&quot;,&quot;properties&quot;:{&quot;formattedCitation&quot;:&quot;{\\rtf \\super 3,4\\nosupersub{}}&quot;,&quot;plainCitation&quot;:&quot;3,4&quot;},&quot;citationItems&quot;:[{&quot;id&quot;:1210,&quot;uris&quot;:[&quot;http://zotero.org/groups/233690/items/7HH6TDI8&quot;],&quot;uri&quot;:[&quot;http://zotero.org/groups/233690/items/7HH6TDI8&quot;],&quot;itemData&quot;:{&quot;id&quot;:1210,&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1207,&quot;uris&quot;:[&quot;http://zotero.org/groups/233690/items/XZZ8X9EW&quot;],&quot;uri&quot;:[&quot;http://zotero.org/groups/233690/items/XZZ8X9EW&quot;],&quot;itemData&quot;:{&quot;id&quot;:1207,&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 RNDYDHU5zBKeL"/><text:span text:style-name="T8">. However, there may be some subjective decrease in efficacy when using low-quality disposable stethoscopes</text:span><text:reference-mark-start text:name="ZOTERO_ITEM CSL_CITATION {&quot;citationID&quot;:&quot;iyZBECj5&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p8uJrcLkE"/><text:span text:style-name="T39">47</text:span><text:reference-mark-end text:name="ZOTERO_ITEM CSL_CITATION {&quot;citationID&quot;:&quot;iyZBECj5&quot;,&quot;properties&quot;:{&quot;formattedCitation&quot;:&quot;{\\rtf \\super 47\\nosupersub{}}&quot;,&quot;plainCitation&quot;:&quot;47&quot;},&quot;citationItems&quot;:[{&quot;id&quot;:1196,&quot;uris&quot;:[&quot;http://zotero.org/groups/233690/items/442ZDRXU&quot;],&quot;uri&quot;:[&quot;http://zotero.org/groups/233690/items/442ZDRXU&quot;],&quot;itemData&quot;:{&quot;id&quot;:1196,&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 RNDCp8uJrcLkE"/><text:span text:style-name="T8">. </text:span></text:p>
      <text:p text:style-name="P7"/>
      <text:p text:style-name="P14"><text:soft-page-break/><text:span text:style-name="T8">The Littmann Cardiology III </text:span><text:span text:style-name="T30">has recently become unavailable. Its replacement, the Littmann Cardiology IV </text:span><text:span text:style-name="T32">costs</text:span><text:span text:style-name="T30"> $190 </text:span><text:span text:style-name="T11">USD</text:span><text:reference-mark-start text:name="ZOTERO_ITEM CSL_CITATION {&quot;citationID&quot;:&quot;av1ba6ires&quot;,&quot;properties&quot;:{&quot;formattedCitation&quot;:&quot;{\\rtf \\super 48\\nosupersub{}}&quot;,&quot;plainCitation&quot;:&quot;48&quot;},&quot;citationItems&quot;:[{&quot;id&quot;:1827,&quot;uris&quot;:[&quot;http://zotero.org/groups/233690/items/5DJG4G7P&quot;],&quot;uri&quot;:[&quot;http://zotero.org/groups/233690/items/5DJG4G7P&quot;],&quot;itemData&quot;:{&quot;id&quot;:1827,&quot;type&quot;:&quot;webpage&quot;,&quot;title&quot;:&quot;3M Littmann 6152 Cardiology IV Stethoscope, Standard-Finish Chestpiece, 27\&quot;, Black Tube&quot;,&quot;URL&quot;:&quot;https://www.amazon.com/gp/offer-listing/B01CS2OFNK&quot;,&quot;author&quot;:[{&quot;family&quot;:&quot;Amazon&quot;,&quot;given&quot;:&quot;&quot;}],&quot;accessed&quot;:{&quot;date-parts&quot;:[[&quot;2018&quot;,1,30]]}}}],&quot;schema&quot;:&quot;https://github.com/citation-style-language/schema/raw/master/csl-citation.json&quot;} RNDnOCfXkeIEX"/><text:span text:style-name="T40">48</text:span><text:reference-mark-end text:name="ZOTERO_ITEM CSL_CITATION {&quot;citationID&quot;:&quot;av1ba6ires&quot;,&quot;properties&quot;:{&quot;formattedCitation&quot;:&quot;{\\rtf \\super 48\\nosupersub{}}&quot;,&quot;plainCitation&quot;:&quot;48&quot;},&quot;citationItems&quot;:[{&quot;id&quot;:1827,&quot;uris&quot;:[&quot;http://zotero.org/groups/233690/items/5DJG4G7P&quot;],&quot;uri&quot;:[&quot;http://zotero.org/groups/233690/items/5DJG4G7P&quot;],&quot;itemData&quot;:{&quot;id&quot;:1827,&quot;type&quot;:&quot;webpage&quot;,&quot;title&quot;:&quot;3M Littmann 6152 Cardiology IV Stethoscope, Standard-Finish Chestpiece, 27\&quot;, Black Tube&quot;,&quot;URL&quot;:&quot;https://www.amazon.com/gp/offer-listing/B01CS2OFNK&quot;,&quot;author&quot;:[{&quot;family&quot;:&quot;Amazon&quot;,&quot;given&quot;:&quot;&quot;}],&quot;accessed&quot;:{&quot;date-parts&quot;:[[&quot;2018&quot;,1,30]]}}}],&quot;schema&quot;:&quot;https://github.com/citation-style-language/schema/raw/master/csl-citation.json&quot;} RNDnOCfXkeIEX"/><text:span text:style-name="T8">, which is comparable to other brand name stethoscopes such as the Welch Allyn Harvey Elite ($1</text:span><text:span text:style-name="T31">5</text:span><text:span text:style-name="T8">0 </text:span><text:span text:style-name="T11">USD</text:span><text:reference-mark-start text:name="ZOTERO_ITEM CSL_CITATION {&quot;citationID&quot;:&quot;a26r8frlsbm&quot;,&quot;properties&quot;:{&quot;formattedCitation&quot;:&quot;{\\rtf \\super 49\\nosupersub{}}&quot;,&quot;plainCitation&quot;:&quot;49&quot;},&quot;citationItems&quot;:[{&quot;id&quot;:1831,&quot;uris&quot;:[&quot;http://zotero.org/groups/233690/items/8ZP57J24&quot;],&quot;uri&quot;:[&quot;http://zotero.org/groups/233690/items/8ZP57J24&quot;],&quot;itemData&quot;:{&quot;id&quot;:1831,&quot;type&quot;:&quot;webpage&quot;,&quot;title&quot;:&quot;Amazon.com: Welch Allyn 5079-125 Harvey Elite Stethoscope, 28\&quot;, Black: Industrial &amp; Scientific&quot;,&quot;URL&quot;:&quot;https://www.amazon.com/Welch-Allyn-5079-125-Harvey-Stethoscope/dp/B000PSRQL8&quot;,&quot;accessed&quot;:{&quot;date-parts&quot;:[[&quot;2018&quot;,1,30]]}}}],&quot;schema&quot;:&quot;https://github.com/citation-style-language/schema/raw/master/csl-citation.json&quot;} RNDgohtngEKTp"/><text:span text:style-name="T40">49</text:span><text:reference-mark-end text:name="ZOTERO_ITEM CSL_CITATION {&quot;citationID&quot;:&quot;a26r8frlsbm&quot;,&quot;properties&quot;:{&quot;formattedCitation&quot;:&quot;{\\rtf \\super 49\\nosupersub{}}&quot;,&quot;plainCitation&quot;:&quot;49&quot;},&quot;citationItems&quot;:[{&quot;id&quot;:1831,&quot;uris&quot;:[&quot;http://zotero.org/groups/233690/items/8ZP57J24&quot;],&quot;uri&quot;:[&quot;http://zotero.org/groups/233690/items/8ZP57J24&quot;],&quot;itemData&quot;:{&quot;id&quot;:1831,&quot;type&quot;:&quot;webpage&quot;,&quot;title&quot;:&quot;Amazon.com: Welch Allyn 5079-125 Harvey Elite Stethoscope, 28\&quot;, Black: Industrial &amp; Scientific&quot;,&quot;URL&quot;:&quot;https://www.amazon.com/Welch-Allyn-5079-125-Harvey-Stethoscope/dp/B000PSRQL8&quot;,&quot;accessed&quot;:{&quot;date-parts&quot;:[[&quot;2018&quot;,1,30]]}}}],&quot;schema&quot;:&quot;https://github.com/citation-style-language/schema/raw/master/csl-citation.json&quot;} RNDgohtngEKTp"/><text:span text:style-name="T8">). Ultimately, however, the usefulness of any stethoscope is dependent on user preference and so we encourage those with access to a 3D printer to build and test our model independently. The protocol listed in the methods has been purposely designed to be replicable using commonly available materials. Any printer capable of printing in ABS should be able to create our device, including RepRap printer designs used by our group</text:span><text:reference-mark-start text:name="ZOTERO_ITEM CSL_CITATION {&quot;citationID&quot;:&quot;myQoVu30&quot;,&quot;properties&quot;:{&quot;formattedCitation&quot;:&quot;{\\rtf \\super 50\\nosupersub{}}&quot;,&quot;plainCitation&quot;:&quot;50&quot;},&quot;citationItems&quot;:[{&quot;id&quot;:1149,&quot;uris&quot;:[&quot;http://zotero.org/groups/233690/items/B4VWZ95G&quot;],&quot;uri&quot;:[&quot;http://zotero.org/groups/233690/items/B4VWZ95G&quot;],&quot;itemData&quot;:{&quot;id&quot;:1149,&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 RNDFwSSloSpCN"/><text:span text:style-name="T39">50</text:span><text:reference-mark-end text:name="ZOTERO_ITEM CSL_CITATION {&quot;citationID&quot;:&quot;myQoVu30&quot;,&quot;properties&quot;:{&quot;formattedCitation&quot;:&quot;{\\rtf \\super 50\\nosupersub{}}&quot;,&quot;plainCitation&quot;:&quot;50&quot;},&quot;citationItems&quot;:[{&quot;id&quot;:1149,&quot;uris&quot;:[&quot;http://zotero.org/groups/233690/items/B4VWZ95G&quot;],&quot;uri&quot;:[&quot;http://zotero.org/groups/233690/items/B4VWZ95G&quot;],&quot;itemData&quot;:{&quot;id&quot;:1149,&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 RNDFwSSloSpCN"/><text:span text:style-name="T8">. Printers of sufficient quality and reliability can be easily obtained or built internationally for less than $1,000 </text:span><text:span text:style-name="T11">USD</text:span><text:reference-mark-start text:name="ZOTERO_ITEM CSL_CITATION {&quot;citationID&quot;:&quot;a1r7h5rvlns&quot;,&quot;properties&quot;:{&quot;formattedCitation&quot;:&quot;{\\rtf \\super 51\\nosupersub{}}&quot;,&quot;plainCitation&quot;:&quot;51&quot;},&quot;citationItems&quot;:[{&quot;id&quot;:1779,&quot;uris&quot;:[&quot;http://zotero.org/groups/233690/items/EGKM5RJM&quot;],&quot;uri&quot;:[&quot;http://zotero.org/groups/233690/items/EGKM5RJM&quot;],&quot;itemData&quot;:{&quot;id&quot;:1779,&quot;type&quot;:&quot;webpage&quot;,&quot;title&quot;:&quot;Original Prusa i3 MK3 kit&quot;,&quot;container-title&quot;:&quot;Prusa Research&quot;,&quot;abstract&quot;:&quot;The Original Prusa I3 MK3 is the successor of the award-winning Original Prusa i3 MK2 3D printer. ef Průša&quot;,&quot;URL&quot;:&quot;https://shop.prusa3d.com/en/3d-printers/180-original-prusa-i3-mk3-kit.html&quot;,&quot;language&quot;:&quot;en-us&quot;,&quot;accessed&quot;:{&quot;date-parts&quot;:[[&quot;2018&quot;,1,30]]}}}],&quot;schema&quot;:&quot;https://github.com/citation-style-language/schema/raw/master/csl-citation.json&quot;} RNDHfWLFKpPLS"/><text:span text:style-name="T40">51</text:span><text:reference-mark-end text:name="ZOTERO_ITEM CSL_CITATION {&quot;citationID&quot;:&quot;a1r7h5rvlns&quot;,&quot;properties&quot;:{&quot;formattedCitation&quot;:&quot;{\\rtf \\super 51\\nosupersub{}}&quot;,&quot;plainCitation&quot;:&quot;51&quot;},&quot;citationItems&quot;:[{&quot;id&quot;:1779,&quot;uris&quot;:[&quot;http://zotero.org/groups/233690/items/EGKM5RJM&quot;],&quot;uri&quot;:[&quot;http://zotero.org/groups/233690/items/EGKM5RJM&quot;],&quot;itemData&quot;:{&quot;id&quot;:1779,&quot;type&quot;:&quot;webpage&quot;,&quot;title&quot;:&quot;Original Prusa i3 MK3 kit&quot;,&quot;container-title&quot;:&quot;Prusa Research&quot;,&quot;abstract&quot;:&quot;The Original Prusa I3 MK3 is the successor of the award-winning Original Prusa i3 MK2 3D printer. ef Průša&quot;,&quot;URL&quot;:&quot;https://shop.prusa3d.com/en/3d-printers/180-original-prusa-i3-mk3-kit.html&quot;,&quot;language&quot;:&quot;en-us&quot;,&quot;accessed&quot;:{&quot;date-parts&quot;:[[&quot;2018&quot;,1,30]]}}}],&quot;schema&quot;:&quot;https://github.com/citation-style-language/schema/raw/master/csl-citation.json&quot;} RNDHfWLFKpPLS"/><text:span text:style-name="T8">.</text:span><text:bookmark text:name="__Fieldmark__377_1818251217"/></text:p>
      <text:p text:style-name="P3"/>
      <text:p text:style-name="P5">The Glia model stethoscope is a class I medical device according to Health Canada and the FDA. In Canada, a non-profit company was incorporated to manufacture stethoscopes and has received a Medical Device Establishment Licence from Health Canada. The stethoscope is in clinical use in London, Canada at the London Health Sciences Centre. It has also been trialed and was gradually introduced in the Gaza strip, an area with extremely limited access to medical devices. Hospitals in Gaza are self-sufficient producers of these stethoscopes.</text:p>
      <text:p text:style-name="P9"><text:span text:style-name="T63">Low cost</text:span> does not mean low quality</text:p>
      <text:p text:style-name="P5">Th<text:span text:style-name="T57">is</text:span> work aimed to produce a stethoscope of comparable quality to those <text:span text:style-name="T63">premium-brand devices u</text:span>nobtainable due to economic, political or military factors. <text:span text:style-name="T55">We believe t</text:span>his aim was achieved as shown in the results <text:span text:style-name="T53">above</text:span>. <text:span text:style-name="T56">T</text:span>his work is significant in both developed and <text:span text:style-name="T56">low- and middle-income</text:span> countries <text:span text:style-name="T56">(LMICs) </text:span>as it introduces two cost-saving innovations: the use of plastic <text:soft-page-break/>and 3D printing to create a product equal to metal alternatives and the dissemination of plans and bills of material through a Free and open source license.</text:p>
      <text:p text:style-name="P14"><text:span text:style-name="T14">Our results </text:span><text:span text:style-name="T8">suggest that the use of </text:span><text:span text:style-name="T14">inexpensive techniques </text:span><text:span text:style-name="T8">to produce medical devices does not necessitate the lowering of quality standards. This presents a challenge to an implicit assumption found in </text:span><text:span text:style-name="T13">some literature and organizations that lower standards may be necess</text:span><text:span text:style-name="T14">ary for the developing world</text:span><text:reference-mark-start text:name="ZOTERO_ITEM CSL_CITATION {&quot;citationID&quot;:&quot;uw94lOri&quot;,&quot;properties&quot;:{&quot;formattedCitation&quot;:&quot;{\\rtf \\super 52,53\\nosupersub{}}&quot;,&quot;plainCitation&quot;:&quot;52,53&quot;},&quot;citationItems&quot;:[{&quot;id&quot;:1787,&quot;uris&quot;:[&quot;http://zotero.org/groups/233690/items/W3EF3A6K&quot;],&quot;uri&quot;:[&quot;http://zotero.org/groups/233690/items/W3EF3A6K&quot;],&quot;itemData&quot;:{&quot;id&quot;:1787,&quot;type&quot;:&quot;article-journal&quot;,&quot;title&quot;:&quot;Is There a Role for Expired Medications in Developing Countries?&quot;,&quot;container-title&quot;:&quot;Clinical Pediatrics&quot;,&quot;page&quot;:&quot;7-9&quot;,&quot;volume&quot;:&quot;52&quot;,&quot;issue&quot;:&quot;1&quot;,&quot;source&quot;:&quot;SAGE Journals&quot;,&quot;DOI&quot;:&quot;10.1177/0009922812448956&quot;,&quot;ISSN&quot;:&quot;0009-9228&quot;,&quot;journalAbbreviation&quot;:&quot;Clin Pediatr (Phila)&quot;,&quot;language&quot;:&quot;en&quot;,&quot;author&quot;:[{&quot;family&quot;:&quot;Coffey&quot;,&quot;given&quot;:&quot;Karen C.&quot;}],&quot;issued&quot;:{&quot;date-parts&quot;:[[&quot;2013&quot;,1,1]]}}},{&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RG2H2UZ0vO"/><text:span text:style-name="T42">52,53</text:span><text:reference-mark-end text:name="ZOTERO_ITEM CSL_CITATION {&quot;citationID&quot;:&quot;uw94lOri&quot;,&quot;properties&quot;:{&quot;formattedCitation&quot;:&quot;{\\rtf \\super 52,53\\nosupersub{}}&quot;,&quot;plainCitation&quot;:&quot;52,53&quot;},&quot;citationItems&quot;:[{&quot;id&quot;:1787,&quot;uris&quot;:[&quot;http://zotero.org/groups/233690/items/W3EF3A6K&quot;],&quot;uri&quot;:[&quot;http://zotero.org/groups/233690/items/W3EF3A6K&quot;],&quot;itemData&quot;:{&quot;id&quot;:1787,&quot;type&quot;:&quot;article-journal&quot;,&quot;title&quot;:&quot;Is There a Role for Expired Medications in Developing Countries?&quot;,&quot;container-title&quot;:&quot;Clinical Pediatrics&quot;,&quot;page&quot;:&quot;7-9&quot;,&quot;volume&quot;:&quot;52&quot;,&quot;issue&quot;:&quot;1&quot;,&quot;source&quot;:&quot;SAGE Journals&quot;,&quot;DOI&quot;:&quot;10.1177/0009922812448956&quot;,&quot;ISSN&quot;:&quot;0009-9228&quot;,&quot;journalAbbreviation&quot;:&quot;Clin Pediatr (Phila)&quot;,&quot;language&quot;:&quot;en&quot;,&quot;author&quot;:[{&quot;family&quot;:&quot;Coffey&quot;,&quot;given&quot;:&quot;Karen C.&quot;}],&quot;issued&quot;:{&quot;date-parts&quot;:[[&quot;2013&quot;,1,1]]}}},{&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RG2H2UZ0vO"/><text:span text:style-name="T13">. An example pertinent to 3D printing </text:span><text:span text:style-name="T12">is the use of 3D printed upper limb prosthetics </text:span><text:span text:style-name="T32">based on</text:span><text:span text:style-name="T12"> the e-Nable project</text:span><text:reference-mark-start text:name="ZOTERO_ITEM CSL_CITATION {&quot;citationID&quot;:&quot;a2d7d6k8gvf&quot;,&quot;properties&quot;:{&quot;formattedCitation&quot;:&quot;{\\rtf \\super 26\\nosupersub{}}&quot;,&quot;plainCitation&quot;:&quot;26&quot;},&quot;citationItems&quot;:[{&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rPSzx9hRuq"/><text:span text:style-name="T41">26</text:span><text:reference-mark-end text:name="ZOTERO_ITEM CSL_CITATION {&quot;citationID&quot;:&quot;a2d7d6k8gvf&quot;,&quot;properties&quot;:{&quot;formattedCitation&quot;:&quot;{\\rtf \\super 26\\nosupersub{}}&quot;,&quot;plainCitation&quot;:&quot;26&quot;},&quot;citationItems&quot;:[{&quot;id&quot;:1785,&quot;uris&quot;:[&quot;http://zotero.org/groups/233690/items/8RCEU7HK&quot;],&quot;uri&quot;:[&quot;http://zotero.org/groups/233690/items/8RCEU7HK&quot;],&quot;itemData&quot;:{&quot;id&quot;:1785,&quot;type&quot;:&quot;webpage&quot;,&quot;title&quot;:&quot;Enabling The Future&quot;,&quot;container-title&quot;:&quot;Enabling The Future&quot;,&quot;abstract&quot;:&quot;A Global Network Of Passionate Volunteers Using 3D Printing To Give The World A \&quot;Helping Hand.\&quot;&quot;,&quot;URL&quot;:&quot;http://enablingthefuture.org/&quot;,&quot;language&quot;:&quot;en-US&quot;,&quot;accessed&quot;:{&quot;date-parts&quot;:[[&quot;2018&quot;,1,30]]}}}],&quot;schema&quot;:&quot;https://github.com/citation-style-language/schema/raw/master/csl-citation.json&quot;} RNDrPSzx9hRuq"/><text:span text:style-name="T12"> </text:span><text:span text:style-name="T13">in LMICs. </text:span><text:span text:style-name="T12">These prosthetics have been found to be inadequate in many important activities as per a standardized assessment</text:span><text:reference-mark-start text:name="ZOTERO_ITEM CSL_CITATION {&quot;citationID&quot;:&quot;a1p6nqgj1ur&quot;,&quot;properties&quot;:{&quot;formattedCitation&quot;:&quot;{\\rtf \\super 54\\nosupersub{}}&quot;,&quot;plainCitation&quot;:&quot;54&quot;},&quot;citationItems&quot;:[{&quot;id&quot;:1781,&quot;uris&quot;:[&quot;http://zotero.org/groups/233690/items/H5UFDDUK&quot;],&quot;uri&quot;:[&quot;http://zotero.org/groups/233690/items/H5UFDDUK&quot;],&quot;itemData&quot;:{&quot;id&quot;:1781,&quot;type&quot;:&quot;post-weblog&quot;,&quot;title&quot;:&quot;3D-printed hands are impractical in developing countries&quot;,&quot;container-title&quot;:&quot;Engineering For Change&quot;,&quot;abstract&quot;:&quot;3D printing prostheses takes days, performance is poor, and the real problem in developing countries is a lack of trained prosthetists.&quot;,&quot;URL&quot;:&quot;https://www.engineeringforchange.org/news/3d-printed-prostheses-may-not-be-practical-in-developing-countries-yet/&quot;,&quot;author&quot;:[{&quot;family&quot;:&quot;Says&quot;,&quot;given&quot;:&quot;Gilbert Cameron&quot;}],&quot;issued&quot;:{&quot;date-parts&quot;:[[&quot;2016&quot;,2,4]]},&quot;accessed&quot;:{&quot;date-parts&quot;:[[&quot;2018&quot;,1,30]]}}}],&quot;schema&quot;:&quot;https://github.com/citation-style-language/schema/raw/master/csl-citation.json&quot;} RNDcBgGemJbjL"/><text:span text:style-name="T41">54</text:span><text:reference-mark-end text:name="ZOTERO_ITEM CSL_CITATION {&quot;citationID&quot;:&quot;a1p6nqgj1ur&quot;,&quot;properties&quot;:{&quot;formattedCitation&quot;:&quot;{\\rtf \\super 54\\nosupersub{}}&quot;,&quot;plainCitation&quot;:&quot;54&quot;},&quot;citationItems&quot;:[{&quot;id&quot;:1781,&quot;uris&quot;:[&quot;http://zotero.org/groups/233690/items/H5UFDDUK&quot;],&quot;uri&quot;:[&quot;http://zotero.org/groups/233690/items/H5UFDDUK&quot;],&quot;itemData&quot;:{&quot;id&quot;:1781,&quot;type&quot;:&quot;post-weblog&quot;,&quot;title&quot;:&quot;3D-printed hands are impractical in developing countries&quot;,&quot;container-title&quot;:&quot;Engineering For Change&quot;,&quot;abstract&quot;:&quot;3D printing prostheses takes days, performance is poor, and the real problem in developing countries is a lack of trained prosthetists.&quot;,&quot;URL&quot;:&quot;https://www.engineeringforchange.org/news/3d-printed-prostheses-may-not-be-practical-in-developing-countries-yet/&quot;,&quot;author&quot;:[{&quot;family&quot;:&quot;Says&quot;,&quot;given&quot;:&quot;Gilbert Cameron&quot;}],&quot;issued&quot;:{&quot;date-parts&quot;:[[&quot;2016&quot;,2,4]]},&quot;accessed&quot;:{&quot;date-parts&quot;:[[&quot;2018&quot;,1,30]]}}}],&quot;schema&quot;:&quot;https://github.com/citation-style-language/schema/raw/master/csl-citation.json&quot;} RNDcBgGemJbjL"/>. <text:span text:style-name="T54">Despite this, the implicit argument is that poor quality devices are acceptable because of the present lack of access to devices</text:span><text:reference-mark-start text:name="ZOTERO_ITEM CSL_CITATION {&quot;citationID&quot;:&quot;ai6fsn5q16&quot;,&quot;properties&quot;:{&quot;formattedCitation&quot;:&quot;{\\rtf \\super 53\\nosupersub{}}&quot;,&quot;plainCitation&quot;:&quot;53&quot;},&quot;citationItems&quot;:[{&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a7EECOswIH"/><text:span text:style-name="T47">53</text:span><text:reference-mark-end text:name="ZOTERO_ITEM CSL_CITATION {&quot;citationID&quot;:&quot;ai6fsn5q16&quot;,&quot;properties&quot;:{&quot;formattedCitation&quot;:&quot;{\\rtf \\super 53\\nosupersub{}}&quot;,&quot;plainCitation&quot;:&quot;53&quot;},&quot;citationItems&quot;:[{&quot;id&quot;:1783,&quot;uris&quot;:[&quot;http://zotero.org/groups/233690/items/QX4J8QXI&quot;],&quot;uri&quot;:[&quot;http://zotero.org/groups/233690/items/QX4J8QXI&quot;],&quot;itemData&quot;:{&quot;id&quot;:1783,&quot;type&quot;:&quot;webpage&quot;,&quot;title&quot;:&quot;Changing lives in developing countries with 3D printed prosthetics | Ultimaker&quot;,&quot;container-title&quot;:&quot;Ultimaker.com&quot;,&quot;abstract&quot;:&quot;3D printing offers limitless new possibilities, no matter what part of the world it is introduced in. The Victoria Hand Project creates customized prosthetic hands for amputees in third worl...&quot;,&quot;URL&quot;:&quot;https://ultimaker.com/en/stories/30886-changing-lives-in-developing-countries-with-3d-printed-prosthetics&quot;,&quot;accessed&quot;:{&quot;date-parts&quot;:[[&quot;2018&quot;,1,30]]}}}],&quot;schema&quot;:&quot;https://github.com/citation-style-language/schema/raw/master/csl-citation.json&quot;} RNDa7EECOswIH"/><text:span text:style-name="T8">.</text:span></text:p>
      <text:p text:style-name="P10">Future research</text:p>
      <text:p text:style-name="P5">This project was the first of several planned open access <text:span text:style-name="T63">medical device </text:span>projects. Future plans include expanding access by providing validated models of other pieces of medical equipment, including pulse oximeters, <text:span text:style-name="T57">tourniquets, otoscopes</text:span> and ECG machines, allowing health institutions to sustainably produce affordable, high quality equipment for many clinicians.</text:p>
      <text:p text:style-name="P8"/>
      <text:h text:style-name="P32" text:outline-level="1">Acknowledgments</text:h>
      <text:p text:style-name="P5">We would like to thank Carrie Wakem, <text:span text:style-name="T52">Kristine Van Aarsen, Dr. Melanie Columbus, Dr. Jon Dreyer and the emergency departments of Al-Shifa Hospital and London Health Sciences Centre for their support of this project and its authors.</text:span></text:p>
      <text:p text:style-name="P31">Citations</text:p>
      <text:section text:style-name="Sect1" text:name="ZOTERO_BIBL {&quot;custom&quot;:[]} CSL_BIBLIOGRAPHY RNDH3c8PLDfVE">
        <text:p text:style-name="Standard_20__28_user_29_">1.<text:tab/>Laennec, R. T. H. De l’auscultation médiate ou traité du diagnos-tic de maladies des poumons et du coeur, fondé principalement surce nouveau moyen d’exploration. <text:span text:style-name="T33">Bross. Chaude Paris</text:span> (1819).</text:p>
        <text:p text:style-name="Standard_20__28_user_29_">2.<text:tab/>Johnston, F. D. &amp; Kline, E. M. An acoustical study of the stethoscope. <text:span text:style-name="T33">Arch Intern Med</text:span> 328–339 (1940).</text:p>
        <text:p text:style-name="Standard_20__28_user_29_">3.<text:tab/>Abella, M., Formolo, J. &amp; Penney, D. Comparison of the acoustic properties of six popular stethoscopes. <text:span text:style-name="T33">J Acoust Soc AM</text:span> 2224–2228 (1992).</text:p>
        <text:p text:style-name="Standard_20__28_user_29_">4.<text:tab/>Kindig, J., Beeson, T., Campbell, R., Andries, F. &amp; Tavel, M. Acoustical performance of the stethoscope: a comparative analysis. <text:span text:style-name="T33">Am Heart J</text:span> <text:span text:style-name="T34">104,</text:span> 269–275 (1982).</text:p>
        <text:p text:style-name="Standard_20__28_user_29_">5.<text:tab/>Aguilera-Astudillo, C., Chavez-Campos, M., Gonzalez-Suarez, A. &amp; Garcia-Cordero, J. L. A low-cost 3-D printed stethoscope connected to a smartphone. <text:span text:style-name="T33">Conf. Proc. Annu. Int. Conf. IEEE Eng. Med. Biol. Soc. IEEE Eng. Med. Biol. Soc. Annu. Conf.</text:span> <text:span text:style-name="T34">2016,</text:span> 4365–4368 (2016).</text:p>
        <text:p text:style-name="Standard_20__28_user_29_">6.<text:tab/>Thingiverse.com. Stethoscope (with diaphram) by TheLOLNinja. Available at: https://www.thingiverse.com/thing:1182797. (Accessed: 29th January 2018)</text:p>
        <text:p text:style-name="Standard_20__28_user_29_">7.<text:tab/>Thingiverse.com. Stethoscope by BWBarker. Available at: https://www.thingiverse.com/thing:577507. (Accessed: 29th January 2018)</text:p>
        <text:p text:style-name="Standard_20__28_user_29_">8.<text:tab/>Thingiverse.com. Pinard Horn (Foetoscope) by fil. Available at: https://www.thingiverse.com/thing:15571. (Accessed: 29th January 2018)</text:p>
        <text:p text:style-name="Standard_20__28_user_29_"><text:soft-page-break/>9.<text:tab/>Thingiverse.com. Digital Stethoscope by riki74. Available at: https://www.thingiverse.com/thing:266767. (Accessed: 29th January 2018)</text:p>
        <text:p text:style-name="Standard_20__28_user_29_">10.<text:tab/>Thingiverse.com. Pinard Horn by DrewTM. Available at: https://www.thingiverse.com/thing:1014544. (Accessed: 29th January 2018)</text:p>
        <text:p text:style-name="Standard_20__28_user_29_">11.<text:tab/>Thingiverse.com. Pinard stethoscope/horn by Imprenta3D. Available at: https://www.thingiverse.com/thing:1609959. (Accessed: 29th January 2018)</text:p>
        <text:p text:style-name="Standard_20__28_user_29_">12.<text:tab/>Thingiverse.com. Stethoscope by death_metal. Available at: https://www.thingiverse.com/thing:233936. (Accessed: 29th January 2018)</text:p>
        <text:p text:style-name="Standard_20__28_user_29_">13.<text:tab/>Thingiverse.com. Stethoscope by riki74. Available at: https://www.thingiverse.com/thing:266747. (Accessed: 29th January 2018)</text:p>
        <text:p text:style-name="Standard_20__28_user_29_">14.<text:tab/>Thingiverse.com. Stethoscope directional cone for engine noise finding by Sneezy3D. Available at: https://www.thingiverse.com/thing:1213095. (Accessed: 29th January 2018)</text:p>
        <text:p text:style-name="Standard_20__28_user_29_">15.<text:tab/>Thingiverse.com. Toy Stethoscope by heixingxing. Available at: https://www.thingiverse.com/thing:2670812. (Accessed: 29th January 2018)</text:p>
        <text:p text:style-name="Standard_20__28_user_29_">16.<text:tab/>Ertel, P., Lawrence, M., Brown, R. &amp; Stern AM. Stethoscope acoustics. I. The doctor and his stethoscope. <text:span text:style-name="T33">Circulation</text:span> <text:span text:style-name="T34">34,</text:span> 889–898 (1966).</text:p>
        <text:p text:style-name="Standard_20__28_user_29_">17.<text:tab/>Ertel, P., Lawrence, M., Brown, R. &amp; Stern AM. Stethoscope acoustics. II. Transmission and filtration patterns. <text:span text:style-name="T33">Circulation</text:span> <text:span text:style-name="T34">34,</text:span> 899–909 (1966).</text:p>
        <text:p text:style-name="Standard_20__28_user_29_">18.<text:tab/>Ertel, P., Lawrence, M. &amp; Song, W. How to test stethoscopes. <text:span text:style-name="T33">Med Res Eng</text:span> <text:span text:style-name="T34">8,</text:span> 7–17 (1969).</text:p>
        <text:p text:style-name="Standard_20__28_user_29_"><text:soft-page-break/>19.<text:tab/>Watrous, R., Grove, D. &amp; Bowen, D. Methods and results in characterizing electronic stethoscopes. <text:span text:style-name="T33">Comput. Cardiol.</text:span> 653–656 (2002).</text:p>
        <text:p text:style-name="Standard_20__28_user_29_">20.<text:tab/>Gavish, B. &amp; Heller, O. A practical method for evaluating stethoscopes. <text:span text:style-name="T33">Biomed Instrum Technol</text:span> <text:span text:style-name="T34">26,</text:span> 97–102 (1992).</text:p>
        <text:p text:style-name="Standard_20__28_user_29_">21.<text:tab/>Royston, T., Zhang, X., Mansy, H. &amp; Sandler, R. Modeling sound transmission through the pulmonary system and chest with application to diagnosis of a collapsed lung. <text:span text:style-name="T33">J Acoust Soc Am</text:span> <text:span text:style-name="T34">111,</text:span> 1931–1946</text:p>
        <text:p text:style-name="Standard_20__28_user_29_">22.<text:tab/>Padmanabhan, V., Semmlow, J. &amp; Welkowitz, W. Accelerometer type cardiac transducer for detection of low-level heart sounds. <text:span text:style-name="T33">IEEE Trans Biomed Eng</text:span> <text:span text:style-name="T34">40,</text:span> 21–28 (1993).</text:p>
        <text:p text:style-name="Standard_20__28_user_29_">23.<text:tab/>Ventola, C. L. Medical Applications for 3D Printing: Current and Projected Uses. <text:span text:style-name="T33">Pharm. Ther.</text:span> <text:span text:style-name="T34">39,</text:span> 704–711 (2014).</text:p>
        <text:p text:style-name="Standard_20__28_user_29_">24.<text:tab/>3D-Printed Prosthetics for the Developing World | Autodesk Research. Available at: https://www.autodeskresearch.com/printedprosthetics. (Accessed: 30th January 2018)</text:p>
        <text:p text:style-name="Standard_20__28_user_29_">25.<text:tab/>Jones, G. K., Rosendo, A. &amp; Stopforth, R. Prosthetic design directives: Low-cost hands within reach. in 1524–1530 (IEEE, 2017). doi:10.1109/ICORR.2017.8009464</text:p>
        <text:p text:style-name="Standard_20__28_user_29_">26.<text:tab/>Enabling The Future. <text:span text:style-name="T33">Enabling The Future</text:span> Available at: http://enablingthefuture.org/. (Accessed: 30th January 2018)</text:p>
        <text:p text:style-name="Standard_20__28_user_29_">27.<text:tab/>Hoang, D., Perrault, D., Stevanovic, M. &amp; Ghiassi, A. Surgical applications of three-dimensional printing: a review of the current literature &amp; how to get started. <text:span text:style-name="T33">Ann. Transl. Med.</text:span> <text:span text:style-name="T34">4,</text:span> (2016).</text:p>
        <text:p text:style-name="Standard_20__28_user_29_"><text:soft-page-break/>28.<text:tab/>Wong, J. Y. On-Site 3D Printing of Functional Custom Mallet Splints for Mars Analogue Crewmembers. <text:span text:style-name="T33">Aerosp. Med. Hum. Perform.</text:span> <text:span text:style-name="T34">86,</text:span> 911–914 (2015).</text:p>
        <text:p text:style-name="Standard_20__28_user_29_">29.<text:tab/>Farooqi, K. M. &amp; Mahmood, F. Innovations in Preoperative Planning: Insights into Another Dimension Using 3D Printing for Cardiac Disease. <text:span text:style-name="T33">J. Cardiothorac. Vasc. Anesth.</text:span> (2017). doi:10.1053/j.jvca.2017.11.037</text:p>
        <text:p text:style-name="Standard_20__28_user_29_">30.<text:tab/>Ibrahim, A. M. S. <text:span text:style-name="T33">et al.</text:span> Three-dimensional Printing in Developing Countries. <text:span text:style-name="T33">Plast. Reconstr. Surg. Glob. Open</text:span> <text:span text:style-name="T34">3,</text:span> e443 (2015).</text:p>
        <text:p text:style-name="Standard_20__28_user_29_">31.<text:tab/>Global Humanitarian Lab. <text:span text:style-name="T33">Global Humanitarian Lab</text:span> Available at: https://globalhumanitarianlab.org/. (Accessed: 30th January 2018)</text:p>
        <text:p text:style-name="Standard_20__28_user_29_">32.<text:tab/>Field Ready - Humanitarian Supplies Made-in-the-Field. <text:span text:style-name="T33">Field Ready - Humanitarian Supplies Made-in-the-Field</text:span> Available at: https://www.fieldready.org. (Accessed: 30th January 2018)</text:p>
        <text:p text:style-name="Standard_20__28_user_29_">33.<text:tab/>Chi Mei Corporation. ABS PA757 Datasheet. Available at: http://www.chimeicorp.com/upload/att/2013-05/201305161402533576591.pdf. (Accessed: 30th January 2018)</text:p>
        <text:p text:style-name="Standard_20__28_user_29_">34.<text:tab/>Filastruder. PA757 ABS Natural Pellets. <text:span text:style-name="T33">Filastruder</text:span> Available at: https://www.filastruder.com/products/pa757-abs-pellets. (Accessed: 30th January 2018)</text:p>
        <text:p text:style-name="Standard_20__28_user_29_">35.<text:tab/>ABS Filament - BLACK - 1.75mm. <text:span text:style-name="T33">Filaments.ca</text:span> Available at: https://filaments.ca/products/abs-filament-black-1-75-mm. (Accessed: 30th January 2018)</text:p>
        <text:p text:style-name="Standard_20__28_user_29_">36.<text:tab/>Ontario Energy Board. Electricity rates. Available at: https://www.oeb.ca/rates-and-your-bill/electricity-rates. (Accessed: 30th January 2018)</text:p>
        <text:p text:style-name="Standard_20__28_user_29_"><text:soft-page-break/>37.<text:tab/>Ontario Energy Board. Historical electricity rates. Available at: https://www.oeb.ca/rates-and-your-bill/electricity-rates/historical-electricity-rates. (Accessed: 30th January 2018)</text:p>
        <text:p text:style-name="Standard_20__28_user_29_">38.<text:tab/>Walls, S., Corney, J. &amp; Annamalai Vasantha, G. <text:span text:style-name="T33">RELATIVE ENERGY CONSUMPTION OF LOW-COST 3D PRINTERS</text:span>. (2014).</text:p>
        <text:p text:style-name="Standard_20__28_user_29_">39.<text:tab/>Zhong, S. &amp; Pearce, J. M. Tightening the loop on the circular economy: Coupled distributed recycling and manufacturing with recyclebot and RepRap 3-D printing. <text:span text:style-name="T33">Resour. Conserv. Recycl.</text:span> <text:span text:style-name="T34">128,</text:span> 48–58 (2018).</text:p>
        <text:p text:style-name="Standard_20__28_user_29_">40.<text:tab/>Pasterkamp, H., Kraman, S. S. &amp; Wodicka, G. R. Respiratory sounds. Advances beyond the stethoscope. <text:span text:style-name="T33">Am. J. Respir. Crit. Care Med.</text:span> <text:span text:style-name="T34">156,</text:span> 974–987 (1997).</text:p>
        <text:p text:style-name="Standard_20__28_user_29_">41.<text:tab/>Ertel, P., Lawrence, M. &amp; Song, W. Stethoscope acoustics and the engineer: Concepts and problems. <text:span text:style-name="T33">J Audio Eng Soc</text:span> <text:span text:style-name="T34">19,</text:span> 182–186 (1971).</text:p>
        <text:p text:style-name="Standard_20__28_user_29_">42.<text:tab/>Rappaport, M. B. &amp; Sprague, H. B. Physiologic and physical laws that govern ausculation, and their clinical application: The acoustic stethoscope and the electrical amplifying stethoscope and stethograph. <text:span text:style-name="T33">Am Heart J</text:span> <text:span text:style-name="T34">21,</text:span> 257–318 (1941).</text:p>
        <text:p text:style-name="Standard_20__28_user_29_">43.<text:tab/>Rappaport, M. B. &amp; Sprague, H. B. The effects of tubing bore on stethoscope efficiency. <text:span text:style-name="T33">Am Heart J</text:span> 605–609 (1951).</text:p>
        <text:p text:style-name="Standard_20__28_user_29_">44.<text:tab/>Rappaport, M. B. &amp; Sprague, H. B. The effects of improper fitting of stethoscope to ears on auscultatory efficiency. <text:span text:style-name="T33">Am Heart J</text:span> <text:span text:style-name="T34">43,</text:span> 713–715 (1952).</text:p>
        <text:p text:style-name="Standard_20__28_user_29_">45.<text:tab/>Groom, D. The effect of background noise on cardiac auscultation. <text:span text:style-name="T33">Am Heart J</text:span> <text:span text:style-name="T34">52,</text:span> 781–790 (1956).</text:p>
        <text:p text:style-name="Standard_20__28_user_29_"><text:soft-page-break/>46.<text:tab/>Groom, D. &amp; Chapman, W. Anatomic variations of the auditory canal pertaining to the fit of stethoscope earpieces. <text:span text:style-name="T33">Circulation</text:span> <text:span text:style-name="T34">19,</text:span> 606–608 (1959).</text:p>
        <text:p text:style-name="Standard_20__28_user_29_">47.<text:tab/>Mehmood, M., Abu Grara, H. L., Stewart, J. S. &amp; Khasawneh, F. A. Comparing the auscultatory accuracy of health care professionals using three different brands of stethoscopes on a simulator. <text:span text:style-name="T33">Med. Devices Evid. Res.</text:span> <text:span text:style-name="T34">7,</text:span> 273–281 (2014).</text:p>
        <text:p text:style-name="Standard_20__28_user_29_">48.<text:tab/>Amazon. 3M Littmann 6152 Cardiology IV Stethoscope, Standard-Finish Chestpiece, 27", Black Tube. Available at: https://www.amazon.com/gp/offer-listing/B01CS2OFNK. (Accessed: 30th January 2018)</text:p>
        <text:p text:style-name="Standard_20__28_user_29_">49.<text:tab/>Amazon.com: Welch Allyn 5079-125 Harvey Elite Stethoscope, 28", Black: Industrial &amp; Scientific. Available at: https://www.amazon.com/Welch-Allyn-5079-125-Harvey-Stethoscope/dp/B000PSRQL8. (Accessed: 30th January 2018)</text:p>
        <text:p text:style-name="Standard_20__28_user_29_">50.<text:tab/>Jones, R. <text:span text:style-name="T33">et al.</text:span> RepRap the replicating rapid prototyper. <text:span text:style-name="T33">Robotica</text:span> <text:span text:style-name="T34">29,</text:span> 177–191</text:p>
        <text:p text:style-name="Standard_20__28_user_29_">51.<text:tab/>Original Prusa i3 MK3 kit. <text:span text:style-name="T33">Prusa Research</text:span> Available at: https://shop.prusa3d.com/en/3d-printers/180-original-prusa-i3-mk3-kit.html. (Accessed: 30th January 2018)</text:p>
        <text:p text:style-name="Standard_20__28_user_29_">52.<text:tab/>Coffey, K. C. Is There a Role for Expired Medications in Developing Countries? <text:span text:style-name="T33">Clin. Pediatr. (Phila.)</text:span> <text:span text:style-name="T34">52,</text:span> 7–9 (2013).</text:p>
        <text:p text:style-name="Standard_20__28_user_29_">53.<text:tab/>Changing lives in developing countries with 3D printed prosthetics | Ultimaker. <text:span text:style-name="T33">Ultimaker.com</text:span> Available at: https://ultimaker.com/en/stories/30886-changing-lives-in-developing-countries-with-3d-printed-prosthetics. (Accessed: 30th January 2018)</text:p>
        <text:p text:style-name="Standard_20__28_user_29_">54.<text:tab/>Says, G. C. 3D-printed hands are impractical in developing countries. <text:span text:style-name="T33">Engineering For Change</text:span> (201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orphans="0" fo:widows="0" fo:keep-with-next="always"/>
      <style:text-properties style:font-name="Liberation Sans" fo:font-family="'Liberation Sans'" style:font-family-generic="roman"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Standard" style:default-outline-level="" style:class="list">
      <style:paragraph-properties fo:orphans="0" fo:widows="0"/>
      <style:text-properties fo:font-size="12pt" style:font-size-asian="12pt"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fo:font-size="12pt" style:font-size-asian="12pt"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caption" style:family="paragraph" style:default-outline-level="">
      <style:paragraph-properties fo:margin-top="0.212cm" fo:margin-bottom="0.212cm" loext:contextual-spacing="false" fo:text-align="start" style:justify-single-word="false" fo:orphans="0" fo:widows="0" text:number-lines="false" text:line-number="0" style:writing-mode="lr-tb"/>
      <style:text-properties fo:color="#00000a" style:font-name="Calibri" fo:font-family="Calibri" style:font-family-generic="roman" style:font-pitch="variable" fo:font-size="12pt" fo:language="en" fo:country="US" fo:font-style="italic" style:letter-kerning="false" style:font-name-asian="Calibri1" style:font-family-asian="Calibri" style:font-family-generic-asian="system" style:font-pitch-asian="variable" style:font-size-asian="12pt" style:language-asian="en" style:country-asian="US" style:font-style-asian="italic" style:font-name-complex="FreeSans" style:font-family-complex="FreeSans" style:font-family-generic-complex="system" style:font-pitch-complex="variable" style:font-size-complex="12pt" style:language-complex="ar" style:country-complex="SA" style:font-style-complex="italic"/>
    </style:style>
    <style:style style:name="Standard_20__28_user_29_" style:display-name="Standard (user)" style:family="paragraph" style:default-outline-level="">
      <style:paragraph-properties fo:margin-top="0cm" fo:margin-bottom="0.353cm" loext:contextual-spacing="false" fo:line-height="200%" fo:text-align="start" style:justify-single-word="false" fo:orphans="2" fo:widows="2" fo:hyphenation-ladder-count="no-limit" style:writing-mode="lr-tb"/>
      <style:text-properties fo:color="#00000a" style:font-name="Times New Roman" fo:font-family="'Times New Roman'" style:font-style-name="Regular" style:font-family-generic="roman" style:font-pitch="variable" fo:font-size="12pt" fo:language="en" fo:country="CA"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Bibliography" style:family="paragraph" style:parent-style-name="Standard_20__28_user_29_" style:next-style-name="Standard_20__28_user_29_" style:default-outline-level="">
      <style:paragraph-properties fo:margin-left="0.466cm" fo:margin-right="0cm" fo:margin-top="0cm" fo:margin-bottom="0cm" loext:contextual-spacing="false" fo:line-height="200%" fo:text-indent="-0.466cm" style:auto-text-indent="false">
        <style:tab-stops>
          <style:tab-stop style:position="0.931cm"/>
        </style:tab-stops>
      </style:paragraph-properties>
    </style:style>
    <style:style style:name="Header" style:family="paragraph" style:parent-style-name="Standard_20__28_user_29_" style:default-outline-level=""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Title" style:family="paragraph" style:parent-style-name="Heading" style:default-outline-level="" style:class="chapter"/>
    <style:style style:name="Table_20_Contents" style:display-name="Table Contents" style:family="paragraph" style:parent-style-name="Standard_20__28_user_29_" style:default-outline-level="" style:class="extra"/>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vertical-align="auto"/>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fo:hyphenate="true" fo:hyphenation-remain-char-count="2" fo:hyphenation-push-char-count="2"/>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Internet_20_link_20__28_user_29_" style:display-name="Internet link (user)" style:family="text">
      <style:text-properties fo:color="#000080"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ne_20_number" style:display-name="lin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318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54" style:layout-grid-base-height="0.423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18:17:00</meta:creation-date>
    <meta:initial-creator>Alex</meta:initial-creator>
    <dc:language>en-CA</dc:language>
    <dc:creator>Tarek Loubani</dc:creator>
    <dc:date>2018-01-30T14:35:09.634559511</dc:date>
    <meta:editing-cycles>69</meta:editing-cycles>
    <meta:editing-duration>P2DT2H13M3S</meta:editing-duration>
    <meta:generator>LibreOffice/5.4.2.2$Linux_X86_64 LibreOffice_project/40m0$Build-2</meta:generator>
    <meta:document-statistic meta:table-count="1" meta:image-count="0" meta:object-count="0" meta:page-count="17" meta:paragraph-count="154" meta:word-count="3639" meta:character-count="24627" meta:non-whitespace-character-count="211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BREF_3CvblzfLxFli_1" meta:value-type="string">ZOTERO_CITATION {"citationID":"1qel98tn00","properties":{"formattedCitation":"{\\rtf \\super 14\\nosupersub{}}","plainCitation":"14"},"citationItems":[{"id":813,"uris":["http://zotero.org/groups/233690/items/4HC4MKRF"],"uri":["http://zotero.org/groups/233</meta:user-defined>
    <meta:user-defined meta:name="ZOTERO_BREF_3CvblzfLxFli_2" meta:value-type="string">690/items/4HC4MKRF"],"itemData":{"id":813,"type":"article-journal","title":"Physiologic and physical laws that govern ausculation, and their clinical application: The acoustic stethoscope and the electrical amplifying stethoscope and stethograph","contain</meta:user-defined>
    <meta:user-defined meta:name="ZOTERO_BREF_3CvblzfLxFli_3" meta:value-type="string">er-title":"Am. Heart J.","page":"257-318","volume":"21","author":[{"family":"Rappaport","given":"M.B."},{"family":"Sprague","given":"H.B."}],"issued":{"date-parts":[["1941"]]}}}],"schema":"https://github.com/citation-style-language/schema/raw/master/csl-c</meta:user-defined>
    <meta:user-defined meta:name="ZOTERO_BREF_3CvblzfLxFli_4" meta:value-type="string">itation.json"}</meta:user-defined>
    <meta:user-defined meta:name="ZOTERO_BREF_4DiifM8BlLV4_1" meta:value-type="string">ZOTERO_CITATION {"citationID":"2qmko33tgn","properties":{"formattedCitation":"{\\rtf \\super 19\\nosupersub{}}","plainCitation":"19"},"citationItems":[{"id":812,"uris":["http://zotero.org/groups/233690/items/442ZDRXU"],"uri":["http://zotero.org/groups/233</meta:user-defined>
    <meta:user-defined meta:name="ZOTERO_BREF_4DiifM8BlLV4_2" meta:value-type="string">690/items/442ZDRXU"],"itemData":{"id":812,"type":"article-journal","title":"Comparing the auscultatory accuracy of health care professionals using three different brands of stethoscopes on a simulator","container-title":"Medical Devices: Evidence and Rese</meta:user-defined>
    <meta:user-defined meta:name="ZOTERO_BREF_4DiifM8BlLV4_3" meta:value-type="string">arch","page":"273-281","volume":"7","author":[{"family":"Mehmood","given":"Mansoor"},{"family":"Abu Grara","given":"Hazem L"},{"family":"Stewart","given":"Joshua S"},{"family":"Khasawneh","given":"Faisal A"}],"issued":{"date-parts":[["2014"]]}}}],"schema"</meta:user-defined>
    <meta:user-defined meta:name="ZOTERO_BREF_4DiifM8BlLV4_4" meta:value-type="string">:"https://github.com/citation-style-language/schema/raw/master/csl-citation.json"}</meta:user-defined>
    <meta:user-defined meta:name="ZOTERO_BREF_4hktq6CHRm6B_1" meta:value-type="string">ZOTERO_CITATION {"citationID":"1drptj37t4","properties":{"formattedCitation":"{\\rtf \\super 17\\nosupersub{}}","plainCitation":"17"},"citationItems":[{"id":817,"uris":["http://zotero.org/groups/233690/items/8EI6MM6H"],"uri":["http://zotero.org/groups/233</meta:user-defined>
    <meta:user-defined meta:name="ZOTERO_BREF_4hktq6CHRm6B_2" meta:value-type="string">690/items/8EI6MM6H"],"itemData":{"id":817,"type":"article-journal","title":"The effect of background noise on cardiac auscultation","container-title":"Am. Heart J.","page":"781-790","volume":"52","author":[{"family":"Groom","given":"D."}],"issued":{"date-</meta:user-defined>
    <meta:user-defined meta:name="ZOTERO_BREF_4hktq6CHRm6B_3" meta:value-type="string">parts":[["1956"]]}}}],"schema":"https://github.com/citation-style-language/schema/raw/master/csl-citation.json"}</meta:user-defined>
    <meta:user-defined meta:name="ZOTERO_BREF_9JtLNe1nx3eM_1" meta:value-type="string">ZOTERO_CITATION {"citationID":"1it21f22qb","properties":{"formattedCitation":"{\\rtf \\super 18\\nosupersub{}}","plainCitation":"18"},"citationItems":[{"id":835,"uris":["http://zotero.org/groups/233690/items/NWM9AINA"],"uri":["http://zotero.org/groups/233</meta:user-defined>
    <meta:user-defined meta:name="ZOTERO_BREF_9JtLNe1nx3eM_2" meta:value-type="string">690/items/NWM9AINA"],"itemData":{"id":835,"type":"article-journal","title":"Anatomic variations of the auditory canal pertaining to the fit of stethoscope earpieces","container-title":"Circulation","page":"606-608","volume":"19","author":[{"family":"Groom</meta:user-defined>
    <meta:user-defined meta:name="ZOTERO_BREF_9JtLNe1nx3eM_3" meta:value-type="string">","given":"D."},{"family":"Chapman","given":"W."}],"issued":{"date-parts":[["1959"]]}}}],"schema":"https://github.com/citation-style-language/schema/raw/master/csl-citation.json"}</meta:user-defined>
    <meta:user-defined meta:name="ZOTERO_BREF_B5mtydUfP6SA_1" meta:value-type="string">ZOTERO_CITATION {"citationID":"2j346t2kbf","properties":{"formattedCitation":"{\\rtf \\super 3,4\\nosupersub{}}","plainCitation":"3,4"},"citationItems":[{"id":816,"uris":["http://zotero.org/groups/233690/items/7HH6TDI8"],"uri":["http://zotero.org/groups/2</meta:user-defined>
    <meta:user-defined meta:name="ZOTERO_BREF_B5mtydUfP6SA_2" meta:value-type="string">33690/items/7HH6TDI8"],"itemData":{"id":816,"type":"article-journal","title":"Comparison of the acoustic properties of six popular stethoscopes","container-title":"J Acoust Soc AM","page":"2224-2228","issue":"91","author":[{"family":"Abella","given":"M."}</meta:user-defined>
    <meta:user-defined meta:name="ZOTERO_BREF_B5mtydUfP6SA_3" meta:value-type="string">,{"family":"Formolo","given":"J."},{"family":"Penney","given":"DG"}],"issued":{"date-parts":[["1992"]]}}},{"id":846,"uris":["http://zotero.org/groups/233690/items/XZZ8X9EW"],"uri":["http://zotero.org/groups/233690/items/XZZ8X9EW"],"itemData":{"id":846,"ty</meta:user-defined>
    <meta:user-defined meta:name="ZOTERO_BREF_B5mtydUfP6SA_4" meta:value-type="string">pe":"article-journal","title":"Acoustical performance of the stethoscope: a comparative analysis.","container-title":"Am Heart J","page":"269-275","volume":"104","author":[{"family":"Kindig","given":"JR"},{"family":"Beeson","given":"TP"},{"family":"Campbe</meta:user-defined>
    <meta:user-defined meta:name="ZOTERO_BREF_B5mtydUfP6SA_5" meta:value-type="string">ll","given":"RW"},{"family":"Andries","given":"F"},{"family":"Tavel","given":"ME"}],"issued":{"date-parts":[["1982"]]}}}],"schema":"https://github.com/citation-style-language/schema/raw/master/csl-citation.json"}</meta:user-defined>
    <meta:user-defined meta:name="ZOTERO_BREF_BScUAtS0EWXS_1" meta:value-type="string">ZOTERO_BIBL {"custom":[]} CSL_BIBLIOGRAPHY</meta:user-defined>
    <meta:user-defined meta:name="ZOTERO_BREF_GHkcYqbcHKuM_1" meta:value-type="string">ZOTERO_CITATION {"citationID":"1mijspk705","properties":{"formattedCitation":"{\\rtf \\super 13\\nosupersub{}}","plainCitation":"13"},"citationItems":[{"id":822,"uris":["http://zotero.org/groups/233690/items/C6FZATSM"],"uri":["http://zotero.org/groups/233</meta:user-defined>
    <meta:user-defined meta:name="ZOTERO_BREF_GHkcYqbcHKuM_2" meta:value-type="string">690/items/C6FZATSM"],"itemData":{"id":822,"type":"article-journal","title":"Stethoscope acoustics and the engineer: Concepts and problems","container-title":"J. Audio Eng. Soc","page":"182-186","volume":"19","author":[{"family":"Ertel","given":"PY"},{"fam</meta:user-defined>
    <meta:user-defined meta:name="ZOTERO_BREF_GHkcYqbcHKuM_3" meta:value-type="string">ily":"Lawrence","given":"M"},{"family":"Song","given":"W"}],"issued":{"date-parts":[["1971"]]}}}],"schema":"https://github.com/citation-style-language/schema/raw/master/csl-citation.json"}</meta:user-defined>
    <meta:user-defined meta:name="ZOTERO_BREF_KYYfvQFgt5Ks_1" meta:value-type="string">ZOTERO_CITATION {"citationID":"xWr9OYki","properties":{"formattedCitation":"{\\rtf \\super 15,16\\nosupersub{}}","plainCitation":"15,16"},"citationItems":[{"id":814,"uris":["http://zotero.org/groups/233690/items/59FH44N9"],"uri":["http://zotero.org/groups</meta:user-defined>
    <meta:user-defined meta:name="ZOTERO_BREF_KYYfvQFgt5Ks_2" meta:value-type="string">/233690/items/59FH44N9"],"itemData":{"id":814,"type":"article-journal","title":"The effects of tubing bore on stethoscope efficiency","container-title":"Am. Heart J.","page":"605-609","issue":"42","author":[{"family":"Rappaport","given":"M.B."},{"family":</meta:user-defined>
    <meta:user-defined meta:name="ZOTERO_BREF_KYYfvQFgt5Ks_3" meta:value-type="string">"Sprague","given":"H.B."}],"issued":{"date-parts":[["1951"]]}}},{"id":840,"uris":["http://zotero.org/groups/233690/items/RE2QXR2W"],"uri":["http://zotero.org/groups/233690/items/RE2QXR2W"],"itemData":{"id":840,"type":"article-journal","title":"The effects</meta:user-defined>
    <meta:user-defined meta:name="ZOTERO_BREF_KYYfvQFgt5Ks_4" meta:value-type="string"> of improper fitting of stethoscope to ears on auscultatory efficiency","container-title":"Am. Heart J.","page":"713-715","volume":"43","author":[{"family":"Rappaport","given":"M.B."},{"family":"Sprague","given":"H.B."}],"issued":{"date-parts":[["1952"]]}</meta:user-defined>
    <meta:user-defined meta:name="ZOTERO_BREF_KYYfvQFgt5Ks_5" meta:value-type="string">}}],"schema":"https://github.com/citation-style-language/schema/raw/master/csl-citation.json"}</meta:user-defined>
    <meta:user-defined meta:name="ZOTERO_BREF_LKKwJjIskWSE_1" meta:value-type="string">ZOTERO_CITATION {"citationID":"1g7i9vp2jn","properties":{"formattedCitation":"{\\rtf \\super 1\\nosupersub{}}","plainCitation":"1"},"citationItems":[{"id":923,"uris":["http://zotero.org/groups/233690/items/9Z8PZCZV"],"uri":["http://zotero.org/groups/23369</meta:user-defined>
    <meta:user-defined meta:name="ZOTERO_BREF_LKKwJjIskWSE_2" meta:value-type="string">0/items/9Z8PZCZV"],"itemData":{"id":923,"type":"article-journal","title":"De l’auscultation médiate ou traité du diagnos-tic de maladies des poumons et du coeur, fondé principalement surce nouveau moyen d’exploration","container-title":"Brosson et Chaude,</meta:user-defined>
    <meta:user-defined meta:name="ZOTERO_BREF_LKKwJjIskWSE_3" meta:value-type="string"> Paris","author":[{"family":"Laennec","given":"R.T.H."}],"issued":{"date-parts":[["1819"]]}}}],"schema":"https://github.com/citation-style-language/schema/raw/master/csl-citation.json"}</meta:user-defined>
    <meta:user-defined meta:name="ZOTERO_BREF_RoxG0rljLa2e_1" meta:value-type="string">ZOTERO_CITATION {"citationID":"1fua2fl4n8","properties":{"formattedCitation":"{\\rtf \\super 12\\nosupersub{}}","plainCitation":"12"},"citationItems":[{"id":475,"uris":["http://zotero.org/groups/233690/items/ZR6P963A"],"uri":["http://zotero.org/groups/233</meta:user-defined>
    <meta:user-defined meta:name="ZOTERO_BREF_RoxG0rljLa2e_2" meta:value-type="string">690/items/ZR6P963A"],"itemData":{"id":475,"type":"article-journal","title":"Respiratory sounds. Advances beyond the stethoscope","container-title":"American Journal of Respiratory and Critical Care Medicine","page":"974-987","volume":"156","issue":"3 Pt 1</meta:user-defined>
    <meta:user-defined meta:name="ZOTERO_BREF_RoxG0rljLa2e_3" meta:value-type="string">","source":"PubMed","DOI":"10.1164/ajrccm.156.3.9701115","ISSN":"1073-449X","note":"PMID: 9310022","journalAbbreviation":"Am. J. Respir. Crit. Care Med.","language":"eng","author":[{"family":"Pasterkamp","given":"H."},{"family":"Kraman","given":"S. S."},{</meta:user-defined>
    <meta:user-defined meta:name="ZOTERO_BREF_RoxG0rljLa2e_4" meta:value-type="string">"family":"Wodicka","given":"G. R."}],"issued":{"date-parts":[["1997",9]]},"PMID":"9310022"}}],"schema":"https://github.com/citation-style-language/schema/raw/master/csl-citation.json"}</meta:user-defined>
    <meta:user-defined meta:name="ZOTERO_BREF_SmIZRLy2nY91_1" meta:value-type="string">ZOTERO_CITATION {"citationID":"1g6o7dnuei","properties":{"formattedCitation":"{\\rtf \\super 3,4\\nosupersub{}}","plainCitation":"3,4"},"citationItems":[{"id":816,"uris":["http://zotero.org/groups/233690/items/7HH6TDI8"],"uri":["http://zotero.org/groups/2</meta:user-defined>
    <meta:user-defined meta:name="ZOTERO_BREF_SmIZRLy2nY91_2" meta:value-type="string">33690/items/7HH6TDI8"],"itemData":{"id":816,"type":"article-journal","title":"Comparison of the acoustic properties of six popular stethoscopes","container-title":"J Acoust Soc AM","page":"2224-2228","issue":"91","author":[{"family":"Abella","given":"M."}</meta:user-defined>
    <meta:user-defined meta:name="ZOTERO_BREF_SmIZRLy2nY91_3" meta:value-type="string">,{"family":"Formolo","given":"J."},{"family":"Penney","given":"DG"}],"issued":{"date-parts":[["1992"]]}}},{"id":846,"uris":["http://zotero.org/groups/233690/items/XZZ8X9EW"],"uri":["http://zotero.org/groups/233690/items/XZZ8X9EW"],"itemData":{"id":846,"ty</meta:user-defined>
    <meta:user-defined meta:name="ZOTERO_BREF_SmIZRLy2nY91_4" meta:value-type="string">pe":"article-journal","title":"Acoustical performance of the stethoscope: a comparative analysis.","container-title":"Am Heart J","page":"269-275","volume":"104","author":[{"family":"Kindig","given":"JR"},{"family":"Beeson","given":"TP"},{"family":"Campbe</meta:user-defined>
    <meta:user-defined meta:name="ZOTERO_BREF_SmIZRLy2nY91_5" meta:value-type="string">ll","given":"RW"},{"family":"Andries","given":"F"},{"family":"Tavel","given":"ME"}],"issued":{"date-parts":[["1982"]]}}}],"schema":"https://github.com/citation-style-language/schema/raw/master/csl-citation.json"}</meta:user-defined>
    <meta:user-defined meta:name="ZOTERO_BREF_UBQ00nkVIfuH_1" meta:value-type="string">ZOTERO_CITATION {"citationID":"ols5ria8g","properties":{"formattedCitation":"{\\rtf \\super 2\\nosupersub{}}","plainCitation":"2"},"citationItems":[{"id":826,"uris":["http://zotero.org/groups/233690/items/DZB4MTXD"],"uri":["http://zotero.org/groups/233690</meta:user-defined>
    <meta:user-defined meta:name="ZOTERO_BREF_UBQ00nkVIfuH_2" meta:value-type="string">/items/DZB4MTXD"],"itemData":{"id":826,"type":"article-journal","title":"An acoustical study of the stethoscope.","container-title":"Arch Intern Med","page":"328-339","issue":"65","author":[{"family":"Johnston","given":"F.D."},{"family":"Kline","given":"E</meta:user-defined>
    <meta:user-defined meta:name="ZOTERO_BREF_UBQ00nkVIfuH_3" meta:value-type="string">.M."}],"issued":{"date-parts":[["1940"]]}}}],"schema":"https://github.com/citation-style-language/schema/raw/master/csl-citation.json"}</meta:user-defined>
    <meta:user-defined meta:name="ZOTERO_BREF_X2BRxKz0YCvM_1" meta:value-type="string">ZOTERO_CITATION {"citationID":"2cqeea3elf","properties":{"formattedCitation":"{\\rtf \\super 8,10,11\\nosupersub{}}","plainCitation":"8,10,11"},"citationItems":[{"id":815,"uris":["http://zotero.org/groups/233690/items/657MKMUX"],"uri":["http://zotero.org/</meta:user-defined>
    <meta:user-defined meta:name="ZOTERO_BREF_X2BRxKz0YCvM_2" meta:value-type="string">groups/233690/items/657MKMUX"],"itemData":{"id":815,"type":"article-journal","title":"Methods and results in characterizing electronic stethoscopes.","container-title":"Computers in Cardiology","page":"653-656","author":[{"family":"Watrous","given":"RL"},</meta:user-defined>
    <meta:user-defined meta:name="ZOTERO_BREF_X2BRxKz0YCvM_3" meta:value-type="string">{"family":"Grove","given":"DM"},{"family":"Bowen","given":"DL"}],"issued":{"date-parts":[["2002"]]}}},{"id":832,"uris":["http://zotero.org/groups/233690/items/MTZH5R7Q"],"uri":["http://zotero.org/groups/233690/items/MTZH5R7Q"],"itemData":{"id":832,"type":</meta:user-defined>
    <meta:user-defined meta:name="ZOTERO_BREF_X2BRxKz0YCvM_4" meta:value-type="string">"article-journal","title":"Modeling sound transmission through the pulmonary system and chest with application to diagnosis of a collapsed lung.","container-title":"J Acoust Soc Am","page":"1931-1946","volume":"111","author":[{"family":"Royston","given":"</meta:user-defined>
    <meta:user-defined meta:name="ZOTERO_BREF_X2BRxKz0YCvM_5" meta:value-type="string">TJ"},{"family":"Zhang","given":"X"},{"family":"Mansy","given":"HA"},{"family":"Sandler","given":"RH"}]}},{"id":818,"uris":["http://zotero.org/groups/233690/items/8XETI2RQ"],"uri":["http://zotero.org/groups/233690/items/8XETI2RQ"],"itemData":{"id":818,"typ</meta:user-defined>
    <meta:user-defined meta:name="ZOTERO_BREF_X2BRxKz0YCvM_6" meta:value-type="string">e":"article-journal","title":"Accelerometer type cardiac transducer for detection of low-level heart sounds.","container-title":"IEEE Trans Biomed Eng","page":"21-28","volume":"40","author":[{"family":"Padmanabhan","given":"V"},{"family":"Semmlow","given"</meta:user-defined>
    <meta:user-defined meta:name="ZOTERO_BREF_X2BRxKz0YCvM_7" meta:value-type="string">:"JL"},{"family":"Welkowitz","given":"W"}],"issued":{"date-parts":[["1993"]]}}}],"schema":"https://github.com/citation-style-language/schema/raw/master/csl-citation.json"}</meta:user-defined>
    <meta:user-defined meta:name="ZOTERO_BREF_aE8G0rvnr0J8_1" meta:value-type="string">ZOTERO_CITATION {"citationID":"1q04pfir54","properties":{"formattedCitation":"{\\rtf \\super 7,13\\nosupersub{}}","plainCitation":"7,13"},"citationItems":[{"id":855,"uris":["http://zotero.org/users/3172790/items/G76UHV9X"],"uri":["http://zotero.org/users/</meta:user-defined>
    <meta:user-defined meta:name="ZOTERO_BREF_aE8G0rvnr0J8_2" meta:value-type="string">3172790/items/G76UHV9X"],"itemData":{"id":855,"type":"article-journal","title":"How to test stethoscopes.","container-title":"Med Res Eng","page":"7-17","volume":"8","author":[{"family":"Ertel","given":"PY"},{"family":"Lawrence","given":"M"},{"family":"So</meta:user-defined>
    <meta:user-defined meta:name="ZOTERO_BREF_aE8G0rvnr0J8_3" meta:value-type="string">ng","given":"W"}],"issued":{"date-parts":[["1969"]]}}},{"id":822,"uris":["http://zotero.org/groups/233690/items/C6FZATSM"],"uri":["http://zotero.org/groups/233690/items/C6FZATSM"],"itemData":{"id":822,"type":"article-journal","title":"Stethoscope acoustic</meta:user-defined>
    <meta:user-defined meta:name="ZOTERO_BREF_aE8G0rvnr0J8_4" meta:value-type="string">s and the engineer: Concepts and problems","container-title":"J. Audio Eng. Soc","page":"182-186","volume":"19","author":[{"family":"Ertel","given":"PY"},{"family":"Lawrence","given":"M"},{"family":"Song","given":"W"}],"issued":{"date-parts":[["1971"]]}}}</meta:user-defined>
    <meta:user-defined meta:name="ZOTERO_BREF_aE8G0rvnr0J8_5" meta:value-type="string">],"schema":"https://github.com/citation-style-language/schema/raw/master/csl-citation.json"}</meta:user-defined>
    <meta:user-defined meta:name="ZOTERO_BREF_eqqYjDXaeNN0_1" meta:value-type="string">ZOTERO_CITATION {"citationID":"2maar04pnc","properties":{"formattedCitation":"{\\rtf \\super 8\\nosupersub{}}","plainCitation":"8"},"citationItems":[{"id":815,"uris":["http://zotero.org/groups/233690/items/657MKMUX"],"uri":["http://zotero.org/groups/23369</meta:user-defined>
    <meta:user-defined meta:name="ZOTERO_BREF_eqqYjDXaeNN0_2" meta:value-type="string">0/items/657MKMUX"],"itemData":{"id":815,"type":"article-journal","title":"Methods and results in characterizing electronic stethoscopes.","container-title":"Computers in Cardiology","page":"653-656","author":[{"family":"Watrous","given":"RL"},{"family":"G</meta:user-defined>
    <meta:user-defined meta:name="ZOTERO_BREF_eqqYjDXaeNN0_3" meta:value-type="string">rove","given":"DM"},{"family":"Bowen","given":"DL"}],"issued":{"date-parts":[["2002"]]}}}],"schema":"https://github.com/citation-style-language/schema/raw/master/csl-citation.json"}</meta:user-defined>
    <meta:user-defined meta:name="ZOTERO_BREF_j0dI7E9hAS1a_1" meta:value-type="string">ZOTERO_CITATION {"citationID":"lLOSHY8Z","properties":{"formattedCitation":"{\\rtf \\super 4,13,16,17\\nosupersub{}}","plainCitation":"4,13,16,17"},"citationItems":[{"id":846,"uris":["http://zotero.org/groups/233690/items/XZZ8X9EW"],"uri":["http://zotero.</meta:user-defined>
    <meta:user-defined meta:name="ZOTERO_BREF_j0dI7E9hAS1a_2" meta:value-type="string">org/groups/233690/items/XZZ8X9EW"],"itemData":{"id":846,"type":"article-journal","title":"Acoustical performance of the stethoscope: a comparative analysis.","container-title":"Am Heart J","page":"269-275","volume":"104","author":[{"family":"Kindig","give</meta:user-defined>
    <meta:user-defined meta:name="ZOTERO_BREF_j0dI7E9hAS1a_3" meta:value-type="string">n":"JR"},{"family":"Beeson","given":"TP"},{"family":"Campbell","given":"RW"},{"family":"Andries","given":"F"},{"family":"Tavel","given":"ME"}],"issued":{"date-parts":[["1982"]]}}},{"id":822,"uris":["http://zotero.org/groups/233690/items/C6FZATSM"],"uri":[</meta:user-defined>
    <meta:user-defined meta:name="ZOTERO_BREF_j0dI7E9hAS1a_4" meta:value-type="string">"http://zotero.org/groups/233690/items/C6FZATSM"],"itemData":{"id":822,"type":"article-journal","title":"Stethoscope acoustics and the engineer: Concepts and problems","container-title":"J. Audio Eng. Soc","page":"182-186","volume":"19","author":[{"family</meta:user-defined>
    <meta:user-defined meta:name="ZOTERO_BREF_j0dI7E9hAS1a_5" meta:value-type="string">":"Ertel","given":"PY"},{"family":"Lawrence","given":"M"},{"family":"Song","given":"W"}],"issued":{"date-parts":[["1971"]]}}},{"id":817,"uris":["http://zotero.org/groups/233690/items/8EI6MM6H"],"uri":["http://zotero.org/groups/233690/items/8EI6MM6H"],"ite</meta:user-defined>
    <meta:user-defined meta:name="ZOTERO_BREF_j0dI7E9hAS1a_6" meta:value-type="string">mData":{"id":817,"type":"article-journal","title":"The effect of background noise on cardiac auscultation","container-title":"Am. Heart J.","page":"781-790","volume":"52","author":[{"family":"Groom","given":"D."}],"issued":{"date-parts":[["1956"]]}}},{"id</meta:user-defined>
    <meta:user-defined meta:name="ZOTERO_BREF_j0dI7E9hAS1a_7" meta:value-type="string">":840,"uris":["http://zotero.org/groups/233690/items/RE2QXR2W"],"uri":["http://zotero.org/groups/233690/items/RE2QXR2W"],"itemData":{"id":840,"type":"article-journal","title":"The effects of improper fitting of stethoscope to ears on auscultatory efficien</meta:user-defined>
    <meta:user-defined meta:name="ZOTERO_BREF_j0dI7E9hAS1a_8" meta:value-type="string">cy","container-title":"Am. Heart J.","page":"713-715","volume":"43","author":[{"family":"Rappaport","given":"M.B."},{"family":"Sprague","given":"H.B."}],"issued":{"date-parts":[["1952"]]}}}],"schema":"https://github.com/citation-style-language/schema/raw/</meta:user-defined>
    <meta:user-defined meta:name="ZOTERO_BREF_j0dI7E9hAS1a_9" meta:value-type="string">master/csl-citation.json"}</meta:user-defined>
    <meta:user-defined meta:name="ZOTERO_BREF_jZvQY9oSEFwa_1" meta:value-type="string">ZOTERO_CITATION {"citationID":"1151o1ql9h","properties":{"formattedCitation":"{\\rtf \\super 3\\nosupersub{}}","plainCitation":"3"},"citationItems":[{"id":816,"uris":["http://zotero.org/groups/233690/items/7HH6TDI8"],"uri":["http://zotero.org/groups/23369</meta:user-defined>
    <meta:user-defined meta:name="ZOTERO_BREF_jZvQY9oSEFwa_2" meta:value-type="string">0/items/7HH6TDI8"],"itemData":{"id":816,"type":"article-journal","title":"Comparison of the acoustic properties of six popular stethoscopes","container-title":"J Acoust Soc AM","page":"2224-2228","issue":"91","author":[{"family":"Abella","given":"M."},{"f</meta:user-defined>
    <meta:user-defined meta:name="ZOTERO_BREF_jZvQY9oSEFwa_3" meta:value-type="string">amily":"Formolo","given":"J."},{"family":"Penney","given":"DG"}],"issued":{"date-parts":[["1992"]]}}}],"schema":"https://github.com/citation-style-language/schema/raw/master/csl-citation.json"}</meta:user-defined>
    <meta:user-defined meta:name="ZOTERO_BREF_rV5UVI3dfXX9_1" meta:value-type="string">ZOTERO_CITATION {"citationID":"18dng21srs","properties":{"formattedCitation":"{\\rtf \\super 19\\nosupersub{}}","plainCitation":"19"},"citationItems":[{"id":812,"uris":["http://zotero.org/groups/233690/items/442ZDRXU"],"uri":["http://zotero.org/groups/233</meta:user-defined>
    <meta:user-defined meta:name="ZOTERO_BREF_rV5UVI3dfXX9_2" meta:value-type="string">690/items/442ZDRXU"],"itemData":{"id":812,"type":"article-journal","title":"Comparing the auscultatory accuracy of health care professionals using three different brands of stethoscopes on a simulator","container-title":"Medical Devices: Evidence and Rese</meta:user-defined>
    <meta:user-defined meta:name="ZOTERO_BREF_rV5UVI3dfXX9_3" meta:value-type="string">arch","page":"273-281","volume":"7","author":[{"family":"Mehmood","given":"Mansoor"},{"family":"Abu Grara","given":"Hazem L"},{"family":"Stewart","given":"Joshua S"},{"family":"Khasawneh","given":"Faisal A"}],"issued":{"date-parts":[["2014"]]}}}],"schema"</meta:user-defined>
    <meta:user-defined meta:name="ZOTERO_BREF_rV5UVI3dfXX9_4" meta:value-type="string">:"https://github.com/citation-style-language/schema/raw/master/csl-citation.json"}</meta:user-defined>
    <meta:user-defined meta:name="ZOTERO_BREF_tjCmT2fJbOoP_1" meta:value-type="string">ZOTERO_CITATION {"citationID":"14l5q494ut","properties":{"formattedCitation":"{\\rtf \\super 2,5\\uc0\\u8211{}9\\nosupersub{}}","plainCitation":"2,5–9"},"citationItems":[{"id":821,"uris":["http://zotero.org/groups/233690/items/BHDIXI5F"],"uri":["http://zo</meta:user-defined>
    <meta:user-defined meta:name="ZOTERO_BREF_tjCmT2fJbOoP_10" meta:value-type="string">":"26","author":[{"family":"Gavish","given":"B"},{"family":"Heller","given":"O"}],"issued":{"date-parts":[["1992"]]}}},{"id":826,"uris":["http://zotero.org/groups/233690/items/DZB4MTXD"],"uri":["http://zotero.org/groups/233690/items/DZB4MTXD"],"itemData":</meta:user-defined>
    <meta:user-defined meta:name="ZOTERO_BREF_tjCmT2fJbOoP_11" meta:value-type="string">{"id":826,"type":"article-journal","title":"An acoustical study of the stethoscope.","container-title":"Arch Intern Med","page":"328-339","issue":"65","author":[{"family":"Johnston","given":"F.D."},{"family":"Kline","given":"E.M."}],"issued":{"date-parts"</meta:user-defined>
    <meta:user-defined meta:name="ZOTERO_BREF_tjCmT2fJbOoP_12" meta:value-type="string">:[["1940"]]}}}],"schema":"https://github.com/citation-style-language/schema/raw/master/csl-citation.json"}</meta:user-defined>
    <meta:user-defined meta:name="ZOTERO_BREF_tjCmT2fJbOoP_2" meta:value-type="string">tero.org/groups/233690/items/BHDIXI5F"],"itemData":{"id":821,"type":"article-journal","title":"Stethoscope acoustics. I. The doctor and his stethoscope.","container-title":"Circulation","page":"889-898","volume":"34","author":[{"family":"Ertel","given":"P</meta:user-defined>
    <meta:user-defined meta:name="ZOTERO_BREF_tjCmT2fJbOoP_3" meta:value-type="string">Y"},{"family":"Lawrence","given":"M"},{"family":"Brown","given":"RK"},{"family":"Stern AM","given":""}],"issued":{"date-parts":[["1966"]]}}},{"id":844,"uris":["http://zotero.org/groups/233690/items/TVDQDV2K"],"uri":["http://zotero.org/groups/233690/items/</meta:user-defined>
    <meta:user-defined meta:name="ZOTERO_BREF_tjCmT2fJbOoP_4" meta:value-type="string">TVDQDV2K"],"itemData":{"id":844,"type":"article-journal","title":"Stethoscope acoustics. II. Transmission and filtration patterns.","container-title":"Circulation","page":"899-909","volume":"34","author":[{"family":"Ertel","given":"PY"},{"family":"Lawrenc</meta:user-defined>
    <meta:user-defined meta:name="ZOTERO_BREF_tjCmT2fJbOoP_5" meta:value-type="string">e","given":"M"},{"family":"Brown","given":"RK"},{"family":"Stern AM","given":""}],"issued":{"date-parts":[["1966"]]}}},{"id":855,"uris":["http://zotero.org/users/3172790/items/G76UHV9X"],"uri":["http://zotero.org/users/3172790/items/G76UHV9X"],"itemData":</meta:user-defined>
    <meta:user-defined meta:name="ZOTERO_BREF_tjCmT2fJbOoP_6" meta:value-type="string">{"id":855,"type":"article-journal","title":"How to test stethoscopes.","container-title":"Med Res Eng","page":"7-17","volume":"8","author":[{"family":"Ertel","given":"PY"},{"family":"Lawrence","given":"M"},{"family":"Song","given":"W"}],"issued":{"date-pa</meta:user-defined>
    <meta:user-defined meta:name="ZOTERO_BREF_tjCmT2fJbOoP_7" meta:value-type="string">rts":[["1969"]]}}},{"id":815,"uris":["http://zotero.org/groups/233690/items/657MKMUX"],"uri":["http://zotero.org/groups/233690/items/657MKMUX"],"itemData":{"id":815,"type":"article-journal","title":"Methods and results in characterizing electronic stethos</meta:user-defined>
    <meta:user-defined meta:name="ZOTERO_BREF_tjCmT2fJbOoP_8" meta:value-type="string">copes.","container-title":"Computers in Cardiology","page":"653-656","author":[{"family":"Watrous","given":"RL"},{"family":"Grove","given":"DM"},{"family":"Bowen","given":"DL"}],"issued":{"date-parts":[["2002"]]}}},{"id":825,"uris":["http://zotero.org/gro</meta:user-defined>
    <meta:user-defined meta:name="ZOTERO_BREF_tjCmT2fJbOoP_9" meta:value-type="string">ups/233690/items/CKD4RWW7"],"uri":["http://zotero.org/groups/233690/items/CKD4RWW7"],"itemData":{"id":825,"type":"article-journal","title":"A practical method for evaluating stethoscopes.","container-title":"Biomed Instrum Technol","page":"97-102","volume</meta:user-defined>
    <meta:user-defined meta:name="ZOTERO_BREF_vivIHERHIRFO_1" meta:value-type="string">ZOTERO_CITATION {"citationID":"20hc3orv7l","properties":{"formattedCitation":"{\\rtf \\super 8,10,11,13\\nosupersub{}}","plainCitation":"8,10,11,13"},"citationItems":[{"id":822,"uris":["http://zotero.org/groups/233690/items/C6FZATSM"],"uri":["http://zoter</meta:user-defined>
    <meta:user-defined meta:name="ZOTERO_BREF_vivIHERHIRFO_2" meta:value-type="string">o.org/groups/233690/items/C6FZATSM"],"itemData":{"id":822,"type":"article-journal","title":"Stethoscope acoustics and the engineer: Concepts and problems","container-title":"J. Audio Eng. Soc","page":"182-186","volume":"19","author":[{"family":"Ertel","gi</meta:user-defined>
    <meta:user-defined meta:name="ZOTERO_BREF_vivIHERHIRFO_3" meta:value-type="string">ven":"PY"},{"family":"Lawrence","given":"M"},{"family":"Song","given":"W"}],"issued":{"date-parts":[["1971"]]}}},{"id":815,"uris":["http://zotero.org/groups/233690/items/657MKMUX"],"uri":["http://zotero.org/groups/233690/items/657MKMUX"],"itemData":{"id":</meta:user-defined>
    <meta:user-defined meta:name="ZOTERO_BREF_vivIHERHIRFO_4" meta:value-type="string">815,"type":"article-journal","title":"Methods and results in characterizing electronic stethoscopes.","container-title":"Computers in Cardiology","page":"653-656","author":[{"family":"Watrous","given":"RL"},{"family":"Grove","given":"DM"},{"family":"Bowen</meta:user-defined>
    <meta:user-defined meta:name="ZOTERO_BREF_vivIHERHIRFO_5" meta:value-type="string">","given":"DL"}],"issued":{"date-parts":[["2002"]]}}},{"id":832,"uris":["http://zotero.org/groups/233690/items/MTZH5R7Q"],"uri":["http://zotero.org/groups/233690/items/MTZH5R7Q"],"itemData":{"id":832,"type":"article-journal","title":"Modeling sound transm</meta:user-defined>
    <meta:user-defined meta:name="ZOTERO_BREF_vivIHERHIRFO_6" meta:value-type="string">ission through the pulmonary system and chest with application to diagnosis of a collapsed lung.","container-title":"J Acoust Soc Am","page":"1931-1946","volume":"111","author":[{"family":"Royston","given":"TJ"},{"family":"Zhang","given":"X"},{"family":"M</meta:user-defined>
    <meta:user-defined meta:name="ZOTERO_BREF_vivIHERHIRFO_7" meta:value-type="string">ansy","given":"HA"},{"family":"Sandler","given":"RH"}]}},{"id":818,"uris":["http://zotero.org/groups/233690/items/8XETI2RQ"],"uri":["http://zotero.org/groups/233690/items/8XETI2RQ"],"itemData":{"id":818,"type":"article-journal","title":"Accelerometer type</meta:user-defined>
    <meta:user-defined meta:name="ZOTERO_BREF_vivIHERHIRFO_8" meta:value-type="string"> cardiac transducer for detection of low-level heart sounds.","container-title":"IEEE Trans Biomed Eng","page":"21-28","volume":"40","author":[{"family":"Padmanabhan","given":"V"},{"family":"Semmlow","given":"JL"},{"family":"Welkowitz","given":"W"}],"issu</meta:user-defined>
    <meta:user-defined meta:name="ZOTERO_BREF_vivIHERHIRFO_9" meta:value-type="string">ed":{"date-parts":[["1993"]]}}}],"schema":"https://github.com/citation-style-language/schema/raw/master/csl-citation.json"}</meta:user-defined>
    <meta:user-defined meta:name="ZOTERO_BREF_ywM6cRZDQlS4_1" meta:value-type="string">ZOTERO_CITATION {"citationID":"2eihoq8uh5","properties":{"formattedCitation":"{\\rtf \\super 20\\nosupersub{}}","plainCitation":"20"},"citationItems":[{"id":922,"uris":["http://zotero.org/groups/233690/items/B4VWZ95G"],"uri":["http://zotero.org/groups/233</meta:user-defined>
    <meta:user-defined meta:name="ZOTERO_BREF_ywM6cRZDQlS4_2" meta:value-type="string">690/items/B4VWZ95G"],"itemData":{"id":922,"type":"article-journal","title":"RepRap the replicating rapid prototyper","container-title":"Robotica","page":"177-191","volume":"29","issue":"1","author":[{"family":"Jones","given":"Rhys"},{"family":"Haufe","giv</meta:user-defined>
    <meta:user-defined meta:name="ZOTERO_BREF_ywM6cRZDQlS4_3" meta:value-type="string">en":"Patrick"},{"family":"Sells","given":"Edward"},{"family":"Iravani","given":"Pejman"},{"family":"Olliver","given":"Vik"},{"family":"Palmer","given":"Chris"},{"family":"Bowyer","given":"Adrian"}]}}],"schema":"https://github.com/citation-style-language/s</meta:user-defined>
    <meta:user-defined meta:name="ZOTERO_BREF_ywM6cRZDQlS4_4" meta:value-type="string">chema/raw/master/csl-citation.json"}</meta:user-defined>
    <meta:user-defined meta:name="ZOTERO_PREF_1" meta:value-type="string">&lt;data data-version="3" zotero-version="5.0.34"&gt;&lt;session id="kaMyJnIi"/&gt;&lt;style id="http://www.zotero.org/styles/nature" hasBibliography="1" bibliographyStyleHasBeenSet="1"/&gt;&lt;prefs&gt;&lt;pref name="fieldType" value="ReferenceMark"/&gt;&lt;pref name="automaticJournalAb</meta:user-defined>
    <meta:user-defined meta:name="ZOTERO_PREF_2" meta:value-type="string">breviations" value="true"/&gt;&lt;pref name="noteType" value="0"/&gt;&lt;/prefs&gt;&lt;/data&gt;</meta:user-defined>
    <meta:template xlink:type="simple" xlink:actuate="onRequest" xlink:title="Normal" xlink:href=""/>
  </office:meta>
</office:document-meta>
</file>